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style:writing-mode="lr-tb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style:writing-mode="lr-tb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P461" style:family="paragraph" style:parent-style-name="Standard">
      <style:paragraph-properties fo:break-before="auto" fo:line-height="115%" style:writing-mode="lr-tb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P485" style:family="paragraph" style:parent-style-name="Standard">
      <style:paragraph-properties fo:break-before="auto" fo:line-height="115%" style:writing-mode="lr-tb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P501" style:family="paragraph" style:parent-style-name="Standard">
      <style:paragraph-properties fo:break-before="auto" fo:line-height="115%" style:writing-mode="lr-tb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T509_27" style:family="text"/>
    <style:style style:name="T509_28" style:family="text"/>
    <style:style style:name="T509_29" style:family="text"/>
    <style:style style:name="T509_30" style:family="text"/>
    <style:style style:name="T509_31" style:family="text"/>
    <style:style style:name="T509_32" style:family="text"/>
    <style:style style:name="T509_33" style:family="text"/>
    <style:style style:name="T509_34" style:family="text"/>
    <style:style style:name="T509_35" style:family="text"/>
    <style:style style:name="T509_36" style:family="text"/>
    <style:style style:name="T509_37" style:family="text"/>
    <style:style style:name="T509_38" style:family="text"/>
    <style:style style:name="T509_39" style:family="text"/>
    <style:style style:name="T509_40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P519" style:family="paragraph" style:parent-style-name="Standard">
      <style:paragraph-properties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T524_29" style:family="text"/>
    <style:style style:name="T524_30" style:family="text"/>
    <style:style style:name="T524_31" style:family="text"/>
    <style:style style:name="T524_32" style:family="text"/>
    <style:style style:name="T524_33" style:family="text"/>
    <style:style style:name="T524_34" style:family="text"/>
    <style:style style:name="T524_35" style:family="text"/>
    <style:style style:name="T524_36" style:family="text"/>
    <style:style style:name="T524_37" style:family="text"/>
    <style:style style:name="T524_38" style:family="text"/>
    <style:style style:name="T524_39" style:family="text"/>
    <style:style style:name="T524_40" style:family="text"/>
    <style:style style:name="T524_41" style:family="text"/>
    <style:style style:name="T524_42" style:family="text"/>
    <style:style style:name="T524_43" style:family="text"/>
    <style:style style:name="T524_44" style:family="text"/>
    <style:style style:name="T524_45" style:family="text"/>
    <style:style style:name="T524_46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T532_16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P534" style:family="paragraph" style:parent-style-name="Standard">
      <style:paragraph-properties fo:break-before="auto" fo:line-height="115%" style:writing-mode="lr-tb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T535_20" style:family="text"/>
    <style:style style:name="T535_21" style:family="text"/>
    <style:style style:name="T535_22" style:family="text"/>
    <style:style style:name="T535_23" style:family="text"/>
    <style:style style:name="T535_24" style:family="text"/>
    <style:style style:name="T535_25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T539_21" style:family="text"/>
    <style:style style:name="T539_22" style:family="text"/>
    <style:style style:name="T539_23" style:family="text"/>
    <style:style style:name="T539_24" style:family="text"/>
    <style:style style:name="T539_25" style:family="text"/>
    <style:style style:name="T539_26" style:family="text"/>
    <style:style style:name="T539_27" style:family="text"/>
    <style:style style:name="T539_28" style:family="text"/>
    <style:style style:name="T539_29" style:family="text"/>
    <style:style style:name="T539_30" style:family="text"/>
    <style:style style:name="T539_31" style:family="text"/>
    <style:style style:name="T539_32" style:family="text"/>
    <style:style style:name="T539_33" style:family="text"/>
    <style:style style:name="T539_34" style:family="text"/>
    <style:style style:name="T539_35" style:family="text"/>
    <style:style style:name="T539_36" style:family="text"/>
    <style:style style:name="T539_37" style:family="text"/>
    <style:style style:name="T539_38" style:family="text"/>
    <style:style style:name="T539_39" style:family="text"/>
    <style:style style:name="T539_40" style:family="text"/>
    <style:style style:name="T539_41" style:family="text"/>
    <style:style style:name="T539_42" style:family="text"/>
    <style:style style:name="T539_43" style:family="text"/>
    <style:style style:name="T539_44" style:family="text"/>
    <style:style style:name="T539_45" style:family="text"/>
    <style:style style:name="T539_46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T547_15" style:family="text"/>
    <style:style style:name="T547_16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P549" style:family="paragraph" style:parent-style-name="Standard">
      <style:paragraph-properties fo:break-before="auto" fo:line-height="115%" style:writing-mode="lr-tb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T552_14" style:family="text"/>
    <style:style style:name="T552_15" style:family="text"/>
    <style:style style:name="T552_16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T554_10" style:family="text"/>
    <style:style style:name="T554_11" style:family="text"/>
    <style:style style:name="T554_12" style:family="text"/>
    <style:style style:name="T554_13" style:family="text"/>
    <style:style style:name="T554_14" style:family="text"/>
    <style:style style:name="T554_15" style:family="text"/>
    <style:style style:name="T554_16" style:family="text"/>
    <style:style style:name="T554_17" style:family="text"/>
    <style:style style:name="T554_18" style:family="text"/>
    <style:style style:name="T554_19" style:family="text"/>
    <style:style style:name="T554_20" style:family="text"/>
    <style:style style:name="T554_21" style:family="text"/>
    <style:style style:name="T554_22" style:family="text"/>
    <style:style style:name="T554_23" style:family="text"/>
    <style:style style:name="T554_24" style:family="text"/>
    <style:style style:name="T554_25" style:family="text"/>
    <style:style style:name="T554_26" style:family="text"/>
    <style:style style:name="T554_27" style:family="text"/>
    <style:style style:name="T554_28" style:family="text"/>
    <style:style style:name="T554_29" style:family="text"/>
    <style:style style:name="T554_30" style:family="text"/>
    <style:style style:name="T554_31" style:family="text"/>
    <style:style style:name="T554_32" style:family="text"/>
    <style:style style:name="T554_33" style:family="text"/>
    <style:style style:name="T554_34" style:family="text"/>
    <style:style style:name="T554_35" style:family="text"/>
    <style:style style:name="T554_36" style:family="text"/>
    <style:style style:name="T554_37" style:family="text"/>
    <style:style style:name="T554_38" style:family="text"/>
    <style:style style:name="T554_39" style:family="text"/>
    <style:style style:name="T554_40" style:family="text"/>
    <style:style style:name="T554_41" style:family="text"/>
    <style:style style:name="T554_42" style:family="text"/>
    <style:style style:name="T554_43" style:family="text"/>
    <style:style style:name="T554_44" style:family="text"/>
    <style:style style:name="T554_45" style:family="text"/>
    <style:style style:name="T554_46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T557_11" style:family="text"/>
    <style:style style:name="T557_12" style:family="text"/>
    <style:style style:name="T557_13" style:family="text"/>
    <style:style style:name="T557_14" style:family="text"/>
    <style:style style:name="T557_15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T560_11" style:family="text"/>
    <style:style style:name="T560_12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T562_12" style:family="text"/>
    <style:style style:name="T562_13" style:family="text"/>
    <style:style style:name="T562_14" style:family="text"/>
    <style:style style:name="T562_15" style:family="text"/>
    <style:style style:name="T562_16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P564" style:family="paragraph" style:parent-style-name="Standard">
      <style:paragraph-properties fo:break-before="auto" fo:line-height="115%" style:writing-mode="lr-tb"/>
    </style:style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T565_13" style:family="text"/>
    <style:style style:name="T565_14" style:family="text"/>
    <style:style style:name="T565_15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T568_13" style:family="text"/>
    <style:style style:name="T568_14" style:family="text"/>
    <style:style style:name="T568_15" style:family="text"/>
    <style:style style:name="T568_16" style:family="text"/>
    <style:style style:name="T568_17" style:family="text"/>
    <style:style style:name="T568_18" style:family="text"/>
    <style:style style:name="T568_19" style:family="text"/>
    <style:style style:name="T568_20" style:family="text"/>
    <style:style style:name="T568_21" style:family="text"/>
    <style:style style:name="T568_22" style:family="text"/>
    <style:style style:name="T568_23" style:family="text"/>
    <style:style style:name="T568_24" style:family="text"/>
    <style:style style:name="T568_25" style:family="text"/>
    <style:style style:name="T568_26" style:family="text"/>
    <style:style style:name="T568_27" style:family="text"/>
    <style:style style:name="T568_28" style:family="text"/>
    <style:style style:name="T568_29" style:family="text"/>
    <style:style style:name="T568_30" style:family="text"/>
    <style:style style:name="T568_31" style:family="text"/>
    <style:style style:name="T568_32" style:family="text"/>
    <style:style style:name="T568_33" style:family="text"/>
    <style:style style:name="T568_34" style:family="text"/>
    <style:style style:name="T568_35" style:family="text"/>
    <style:style style:name="T568_36" style:family="text"/>
    <style:style style:name="T568_37" style:family="text"/>
    <style:style style:name="T568_38" style:family="text"/>
    <style:style style:name="T568_39" style:family="text"/>
    <style:style style:name="T568_40" style:family="text"/>
    <style:style style:name="T568_41" style:family="text"/>
    <style:style style:name="T568_42" style:family="text"/>
    <style:style style:name="T568_43" style:family="text"/>
    <style:style style:name="T568_44" style:family="text"/>
    <style:style style:name="T568_45" style:family="text"/>
    <style:style style:name="T568_46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T571_9" style:family="text"/>
    <style:style style:name="T571_10" style:family="text"/>
    <style:style style:name="T571_11" style:family="text"/>
    <style:style style:name="T571_12" style:family="text"/>
    <style:style style:name="T571_13" style:family="text"/>
    <style:style style:name="T571_14" style:family="text"/>
    <style:style style:name="T571_15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P578" style:family="paragraph" style:parent-style-name="Standard">
      <style:paragraph-properties fo:break-before="auto" fo:line-height="115%" style:writing-mode="lr-tb"/>
    </style:style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T579_13" style:family="text"/>
    <style:style style:name="T579_14" style:family="text"/>
    <style:style style:name="T579_15" style:family="text"/>
    <style:style style:name="T579_16" style:family="text"/>
    <style:style style:name="T579_17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T584_11" style:family="text"/>
    <style:style style:name="T584_12" style:family="text"/>
    <style:style style:name="T584_13" style:family="text"/>
    <style:style style:name="T584_14" style:family="text"/>
    <style:style style:name="T584_15" style:family="text"/>
    <style:style style:name="T584_16" style:family="text"/>
    <style:style style:name="T584_17" style:family="text"/>
    <style:style style:name="T584_18" style:family="text"/>
    <style:style style:name="T584_19" style:family="text"/>
    <style:style style:name="T584_20" style:family="text"/>
    <style:style style:name="T584_21" style:family="text"/>
    <style:style style:name="T584_22" style:family="text"/>
    <style:style style:name="T584_23" style:family="text"/>
    <style:style style:name="T584_24" style:family="text"/>
    <style:style style:name="T584_25" style:family="text"/>
    <style:style style:name="T584_26" style:family="text"/>
    <style:style style:name="T584_27" style:family="text"/>
    <style:style style:name="T584_28" style:family="text"/>
    <style:style style:name="T584_29" style:family="text"/>
    <style:style style:name="T584_30" style:family="text"/>
    <style:style style:name="T584_31" style:family="text"/>
    <style:style style:name="T584_32" style:family="text"/>
    <style:style style:name="T584_33" style:family="text"/>
    <style:style style:name="T584_34" style:family="text"/>
    <style:style style:name="T584_35" style:family="text"/>
    <style:style style:name="T584_36" style:family="text"/>
    <style:style style:name="T584_37" style:family="text"/>
    <style:style style:name="T584_38" style:family="text"/>
    <style:style style:name="T584_39" style:family="text"/>
    <style:style style:name="T584_40" style:family="text"/>
    <style:style style:name="T584_41" style:family="text"/>
    <style:style style:name="T584_42" style:family="text"/>
    <style:style style:name="T584_43" style:family="text"/>
    <style:style style:name="T584_44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T587_13" style:family="text"/>
    <style:style style:name="T587_14" style:family="text"/>
    <style:style style:name="T587_15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P594" style:family="paragraph" style:parent-style-name="Standard">
      <style:paragraph-properties fo:break-before="auto" fo:line-height="115%" style:writing-mode="lr-tb"/>
    </style:style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T599_9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T600_10" style:family="text"/>
    <style:style style:name="T600_11" style:family="text"/>
    <style:style style:name="T600_12" style:family="text"/>
    <style:style style:name="T600_13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T605_8" style:family="text"/>
    <style:style style:name="T605_9" style:family="text"/>
    <style:style style:name="T605_10" style:family="text"/>
    <style:style style:name="T605_11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/>
    <style:style style:name="T619_3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T623_9" style:family="text"/>
    <style:style style:name="T623_10" style:family="text"/>
    <style:style style:name="T623_11" style:family="text"/>
    <style:style style:name="T623_12" style:family="text"/>
    <style:style style:name="T623_13" style:family="text"/>
    <style:style style:name="T623_14" style:family="text"/>
    <style:style style:name="T623_15" style:family="text"/>
    <style:style style:name="T623_16" style:family="text"/>
    <style:style style:name="T623_17" style:family="text"/>
    <style:style style:name="T623_18" style:family="text"/>
    <style:style style:name="T623_19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T627_17" style:family="text"/>
    <style:style style:name="T627_18" style:family="text"/>
    <style:style style:name="T627_19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T629_2" style:family="text"/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P632" style:family="paragraph" style:parent-style-name="Standard">
      <style:paragraph-properties fo:break-before="auto" fo:line-height="115%" style:writing-mode="lr-tb"/>
    </style:style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T634_6" style:family="text"/>
    <style:style style:name="T634_7" style:family="text"/>
    <style:style style:name="T634_8" style:family="text"/>
    <style:style style:name="T634_9" style:family="text"/>
    <style:style style:name="T634_10" style:family="text"/>
    <style:style style:name="T634_11" style:family="text"/>
    <style:style style:name="T634_12" style:family="text"/>
    <style:style style:name="T634_13" style:family="text"/>
    <style:style style:name="T634_14" style:family="text"/>
    <style:style style:name="T634_15" style:family="text"/>
    <style:style style:name="T634_16" style:family="text"/>
    <style:style style:name="T634_17" style:family="text"/>
    <style:style style:name="T634_18" style:family="text"/>
    <style:style style:name="T634_19" style:family="text"/>
    <style:style style:name="T634_20" style:family="text"/>
    <style:style style:name="T634_21" style:family="text"/>
    <style:style style:name="T634_22" style:family="text"/>
    <style:style style:name="T634_23" style:family="text"/>
    <style:style style:name="T634_24" style:family="text"/>
    <style:style style:name="T634_25" style:family="text"/>
    <style:style style:name="T634_26" style:family="text"/>
    <style:style style:name="T634_27" style:family="text"/>
    <style:style style:name="T634_28" style:family="text"/>
    <style:style style:name="T634_29" style:family="text"/>
    <style:style style:name="T634_30" style:family="text"/>
    <style:style style:name="T634_31" style:family="text"/>
    <style:style style:name="T634_32" style:family="text"/>
    <style:style style:name="T634_33" style:family="text"/>
    <style:style style:name="T634_34" style:family="text"/>
    <style:style style:name="T634_35" style:family="text"/>
    <style:style style:name="T634_36" style:family="text"/>
    <style:style style:name="T634_37" style:family="text"/>
    <style:style style:name="T634_38" style:family="text"/>
    <style:style style:name="T634_39" style:family="text"/>
    <style:style style:name="T634_40" style:family="text"/>
    <style:style style:name="T634_41" style:family="text"/>
    <style:style style:name="T634_42" style:family="text"/>
    <style:style style:name="T634_43" style:family="text"/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T636_12" style:family="text"/>
    <style:style style:name="T636_13" style:family="text"/>
    <style:style style:name="T636_14" style:family="text"/>
    <style:style style:name="T636_15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T638_11" style:family="text"/>
    <style:style style:name="T638_12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P640" style:family="paragraph" style:parent-style-name="Standard">
      <style:paragraph-properties fo:break-before="auto" fo:line-height="115%" style:writing-mode="lr-tb"/>
    </style:style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T646_10" style:family="text"/>
    <style:style style:name="T646_11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T652_5" style:family="text"/>
    <style:style style:name="T652_6" style:family="text"/>
    <style:style style:name="T652_7" style:family="text"/>
    <style:style style:name="T652_8" style:family="text"/>
    <style:style style:name="T652_9" style:family="text"/>
    <style:style style:name="T652_10" style:family="text"/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/>
    <style:style style:name="T653_3" style:family="text"/>
    <style:style style:name="T653_4" style:family="text"/>
    <style:style style:name="T653_5" style:family="text"/>
    <style:style style:name="T653_6" style:family="text"/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T656_13" style:family="text"/>
    <style:style style:name="T656_14" style:family="text"/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T663_2" style:family="text"/>
    <style:style style:name="T663_3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T664_2" style:family="text"/>
    <style:style style:name="T664_3" style:family="text"/>
    <style:style style:name="T664_4" style:family="text"/>
    <style:style style:name="T664_5" style:family="text"/>
    <style:style style:name="T664_6" style:family="text"/>
    <style:style style:name="T664_7" style:family="text"/>
    <style:style style:name="T664_8" style:family="text"/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/>
    <style:style style:name="T665_3" style:family="text"/>
    <style:style style:name="T665_4" style:family="text"/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T666_5" style:family="text"/>
    <style:style style:name="T666_6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T667_10" style:family="text"/>
    <style:style style:name="T667_11" style:family="text"/>
    <style:style style:name="T667_12" style:family="text"/>
    <style:style style:name="T667_13" style:family="text"/>
    <style:style style:name="T667_14" style:family="text"/>
    <style:style style:name="T667_15" style:family="text"/>
    <style:style style:name="T667_16" style:family="text"/>
    <style:style style:name="T667_17" style:family="text"/>
    <style:style style:name="T667_18" style:family="text"/>
    <style:style style:name="T667_19" style:family="text"/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T668_2" style:family="text"/>
    <style:style style:name="T668_3" style:family="text"/>
    <style:style style:name="T668_4" style:family="text"/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T669_3" style:family="text"/>
    <style:style style:name="T669_4" style:family="text"/>
    <style:style style:name="T669_5" style:family="text"/>
    <style:style style:name="T669_6" style:family="text"/>
    <style:style style:name="T669_7" style:family="text"/>
    <style:style style:name="T669_8" style:family="text"/>
    <style:style style:name="T669_9" style:family="text"/>
    <style:style style:name="T669_10" style:family="text"/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/>
    <style:style style:name="T670_3" style:family="text"/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T671_8" style:family="text"/>
    <style:style style:name="T671_9" style:family="text"/>
    <style:style style:name="T671_10" style:family="text"/>
    <style:style style:name="T671_11" style:family="text"/>
    <style:style style:name="T671_12" style:family="text"/>
    <style:style style:name="T671_13" style:family="text"/>
    <style:style style:name="T671_14" style:family="text"/>
    <style:style style:name="T671_15" style:family="text"/>
    <style:style style:name="T671_16" style:family="text"/>
    <style:style style:name="T671_17" style:family="text"/>
    <style:style style:name="T671_18" style:family="text"/>
    <style:style style:name="T671_19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P676" style:family="paragraph" style:parent-style-name="Standard">
      <style:paragraph-properties fo:break-before="auto" fo:line-height="115%" style:writing-mode="lr-tb"/>
    </style:style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P678" style:family="paragraph" style:parent-style-name="Standard">
      <style:paragraph-properties fo:break-before="auto" fo:line-height="115%" style:writing-mode="lr-tb"/>
    </style:style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T679_6" style:family="text"/>
    <style:style style:name="T679_7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T681_2" style:family="text"/>
    <style:style style:name="T681_3" style:family="text"/>
    <style:style style:name="T681_4" style:family="text"/>
    <style:style style:name="T681_5" style:family="text"/>
    <style:style style:name="T681_6" style:family="text"/>
    <style:style style:name="T681_7" style:family="text"/>
    <style:style style:name="T681_8" style:family="text"/>
    <style:style style:name="T681_9" style:family="text"/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/>
    <style:style style:name="T682_3" style:family="text"/>
    <style:style style:name="T682_4" style:family="text"/>
    <style:style style:name="T682_5" style:family="text"/>
    <style:style style:name="T682_6" style:family="text"/>
    <style:style style:name="T682_7" style:family="text"/>
    <style:style style:name="T682_8" style:family="text"/>
    <style:style style:name="T682_9" style:family="text"/>
    <style:style style:name="T682_10" style:family="text"/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/>
    <style:style style:name="T683_3" style:family="text"/>
    <style:style style:name="T683_4" style:family="text"/>
    <style:style style:name="T683_5" style:family="text"/>
    <style:style style:name="T683_6" style:family="text"/>
    <style:style style:name="T683_7" style:family="text"/>
    <style:style style:name="T683_8" style:family="text"/>
    <style:style style:name="T683_9" style:family="text"/>
    <style:style style:name="T683_10" style:family="text"/>
    <style:style style:name="T683_11" style:family="text"/>
    <style:style style:name="T683_12" style:family="text"/>
    <style:style style:name="T683_13" style:family="text"/>
    <style:style style:name="T683_14" style:family="text"/>
    <style:style style:name="T683_15" style:family="text"/>
    <style:style style:name="T683_16" style:family="text"/>
    <style:style style:name="T683_17" style:family="text"/>
    <style:style style:name="T683_18" style:family="text"/>
    <style:style style:name="T683_19" style:family="text"/>
    <style:style style:name="T683_20" style:family="text"/>
    <style:style style:name="T683_21" style:family="text"/>
    <style:style style:name="T683_22" style:family="text"/>
    <style:style style:name="T683_23" style:family="text"/>
    <style:style style:name="T683_24" style:family="text"/>
    <style:style style:name="T683_25" style:family="text"/>
    <style:style style:name="T683_26" style:family="text"/>
    <style:style style:name="T683_27" style:family="text"/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T685_11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P689" style:family="paragraph" style:parent-style-name="Standard">
      <style:paragraph-properties fo:break-before="auto" fo:line-height="115%" style:writing-mode="lr-tb"/>
    </style:style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P691" style:family="paragraph" style:parent-style-name="Standard">
      <style:paragraph-properties fo:break-before="auto" fo:line-height="115%" style:writing-mode="lr-tb"/>
    </style:style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T692_4" style:family="text"/>
    <style:style style:name="T692_5" style:family="text"/>
    <style:style style:name="T692_6" style:family="text"/>
    <style:style style:name="T692_7" style:family="text"/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/>
    <style:style style:name="T694_3" style:family="text"/>
    <style:style style:name="T694_4" style:family="text"/>
    <style:style style:name="T694_5" style:family="text"/>
    <style:style style:name="T694_6" style:family="text"/>
    <style:style style:name="T694_7" style:family="text"/>
    <style:style style:name="T694_8" style:family="text"/>
    <style:style style:name="T694_9" style:family="text"/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/>
    <style:style style:name="T695_3" style:family="text"/>
    <style:style style:name="T695_4" style:family="text"/>
    <style:style style:name="T695_5" style:family="text"/>
    <style:style style:name="T695_6" style:family="text"/>
    <style:style style:name="T695_7" style:family="text"/>
    <style:style style:name="T695_8" style:family="text"/>
    <style:style style:name="T695_9" style:family="text"/>
    <style:style style:name="T695_10" style:family="text"/>
    <style:style style:name="T695_11" style:family="text"/>
    <style:style style:name="T695_12" style:family="text"/>
    <style:style style:name="T695_13" style:family="text"/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T696_10" style:family="text"/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T699_3" style:family="text"/>
    <style:style style:name="T699_4" style:family="text"/>
    <style:style style:name="T699_5" style:family="text"/>
    <style:style style:name="T699_6" style:family="text"/>
    <style:style style:name="T699_7" style:family="text"/>
    <style:style style:name="T699_8" style:family="text"/>
    <style:style style:name="T699_9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T700_8" style:family="text"/>
    <style:style style:name="T700_9" style:family="text"/>
    <style:style style:name="T700_10" style:family="text"/>
    <style:style style:name="T700_11" style:family="text"/>
    <style:style style:name="T700_12" style:family="text"/>
    <style:style style:name="T700_13" style:family="text"/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/>
    <style:style style:name="T701_3" style:family="text"/>
    <style:style style:name="T701_4" style:family="text"/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/>
    <style:style style:name="T702_3" style:family="text"/>
    <style:style style:name="T702_4" style:family="text"/>
    <style:style style:name="T702_5" style:family="text"/>
    <style:style style:name="T702_6" style:family="text"/>
    <style:style style:name="T702_7" style:family="text"/>
    <style:style style:name="T702_8" style:family="text"/>
    <style:style style:name="T702_9" style:family="text"/>
    <style:style style:name="T702_10" style:family="text"/>
    <style:style style:name="T702_11" style:family="text"/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T703_7" style:family="text"/>
    <style:style style:name="T703_8" style:family="text"/>
    <style:style style:name="T703_9" style:family="text"/>
    <style:style style:name="T703_10" style:family="text"/>
    <style:style style:name="T703_11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T704_8" style:family="text"/>
    <style:style style:name="T704_9" style:family="text"/>
    <style:style style:name="T704_10" style:family="text"/>
    <style:style style:name="T704_11" style:family="text"/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T705_6" style:family="text"/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T707_10" style:family="text"/>
    <style:style style:name="T707_11" style:family="text"/>
    <style:style style:name="T707_12" style:family="text"/>
    <style:style style:name="T707_13" style:family="text"/>
    <style:style style:name="T707_14" style:family="text"/>
    <style:style style:name="T707_15" style:family="text"/>
    <style:style style:name="T707_16" style:family="text"/>
    <style:style style:name="T707_17" style:family="text"/>
    <style:style style:name="T707_18" style:family="text"/>
    <style:style style:name="T707_19" style:family="text"/>
    <style:style style:name="T707_20" style:family="text"/>
    <style:style style:name="T707_21" style:family="text"/>
    <style:style style:name="T707_22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T708_8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T710_3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T711_4" style:family="text"/>
    <style:style style:name="T711_5" style:family="text"/>
    <style:style style:name="T711_6" style:family="text"/>
    <style:style style:name="T711_7" style:family="text"/>
    <style:style style:name="T711_8" style:family="text"/>
    <style:style style:name="T711_9" style:family="text"/>
    <style:style style:name="T711_10" style:family="text"/>
    <style:style style:name="T711_11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/>
    <style:style style:name="T712_3" style:family="text"/>
    <style:style style:name="T712_4" style:family="text"/>
    <style:style style:name="T712_5" style:family="text"/>
    <style:style style:name="T712_6" style:family="text"/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T713_10" style:family="text"/>
    <style:style style:name="T713_11" style:family="text"/>
    <style:style style:name="T713_12" style:family="text"/>
    <style:style style:name="T713_13" style:family="text"/>
    <style:style style:name="T713_14" style:family="text"/>
    <style:style style:name="T713_15" style:family="text"/>
    <style:style style:name="T713_16" style:family="text"/>
    <style:style style:name="T713_17" style:family="text"/>
    <style:style style:name="T713_18" style:family="text"/>
    <style:style style:name="T713_19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T716_7" style:family="text"/>
    <style:style style:name="T716_8" style:family="text"/>
    <style:style style:name="T716_9" style:family="text"/>
    <style:style style:name="T716_10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T717_2" style:family="text"/>
    <style:style style:name="T717_3" style:family="text"/>
    <style:style style:name="T717_4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T718_10" style:family="text"/>
    <style:style style:name="T718_11" style:family="text"/>
    <style:style style:name="T718_12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T721_7" style:family="text"/>
    <style:style style:name="T721_8" style:family="text"/>
    <style:style style:name="T721_9" style:family="text"/>
    <style:style style:name="T721_10" style:family="text"/>
    <style:style style:name="T721_11" style:family="text"/>
    <style:style style:name="T721_12" style:family="text"/>
    <style:style style:name="T721_13" style:family="text"/>
    <style:style style:name="T721_14" style:family="text"/>
    <style:style style:name="T721_15" style:family="text"/>
    <style:style style:name="T721_16" style:family="text"/>
    <style:style style:name="T721_17" style:family="text"/>
    <style:style style:name="T721_18" style:family="text"/>
    <style:style style:name="T721_19" style:family="text"/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P726" style:family="paragraph" style:parent-style-name="Standard">
      <style:paragraph-properties fo:break-before="auto" fo:line-height="115%" style:writing-mode="lr-tb"/>
    </style:style>
    <style:style style:name="P727" style:family="paragraph" style:parent-style-name="Standard">
      <style:paragraph-properties fo:break-before="auto" fo:line-height="115%" style:writing-mode="lr-tb"/>
    </style:style>
    <style:style style:name="P728" style:family="paragraph" style:parent-style-name="Standard">
      <style:paragraph-properties fo:break-before="auto" fo:line-height="115%" style:writing-mode="lr-tb"/>
    </style:style>
    <style:style style:name="P729" style:family="paragraph" style:parent-style-name="Standard">
      <style:paragraph-properties fo:break-before="auto" fo:line-height="115%" style:writing-mode="lr-tb"/>
    </style:style>
    <style:style style:name="P730" style:family="paragraph" style:parent-style-name="Standard">
      <style:paragraph-properties fo:break-before="auto" fo:line-height="115%" style:writing-mode="lr-tb"/>
    </style:style>
    <style:style style:name="P731" style:family="paragraph" style:parent-style-name="Standard">
      <style:paragraph-properties fo:break-before="auto" fo:line-height="115%" style:writing-mode="lr-tb"/>
    </style:style>
    <style:style style:name="P732" style:family="paragraph" style:parent-style-name="Standard">
      <style:paragraph-properties fo:break-before="auto" fo:line-height="115%" style:writing-mode="lr-tb"/>
    </style:style>
    <style:style style:name="P733" style:family="paragraph" style:parent-style-name="Standard">
      <style:paragraph-properties fo:break-before="auto" fo:line-height="115%" style:writing-mode="lr-tb"/>
    </style:style>
    <style:style style:name="P73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text:span text:style-name="T3_2"><text:s/></text:span><text:span text:style-name="T3_3">WAITING</text:span><text:span text:style-name="T3_4"><text:s/>60<text:s/></text:span><text:span text:style-name="T3_5">SECONDS</text:span><text:span text:style-name="T3_6"><text:s/></text:span><text:span text:style-name="T3_7">FOR</text:span><text:span text:style-name="T3_8"><text:s/></text:span><text:span text:style-name="T3_9">FACTOMD</text:span><text:span text:style-name="T3_10"><text:s/></text:span><text:span text:style-name="T3_11">TO</text:span><text:span text:style-name="T3_12"><text:s/></text:span><text:span text:style-name="T3_13">INITIALIZE</text:span></text:p>
      <text:p text:style-name="P4"><text:span text:style-name="T4_1">sleep</text:span><text:span text:style-name="T4_2"><text:s/>60</text:span></text:p>
      <text:p text:style-name="P5"><text:span text:style-name="T5_1">echo</text:span></text:p>
      <text:p text:style-name="P6"><text:span text:style-name="T6_1">echo</text:span><text:span text:style-name="T6_2"><text:s/>1<text:s/></text:span><text:span text:style-name="T6_3">WALLETS</text:span></text:p>
      <text:p text:style-name="P7"><text:span text:style-name="T7_1">echo</text:span></text:p>
      <text:p text:style-name="P8"><text:span text:style-name="T8_1">echo</text:span><text:span text:style-name="T8_2"><text:s/>1.1<text:s/></text:span><text:span text:style-name="T8_3">FACTOID</text:span><text:span text:style-name="T8_4"><text:s/></text:span><text:span text:style-name="T8_5">WALLET</text:span></text:p>
      <text:p text:style-name="P9"><text:span text:style-name="T9_1">echo</text:span></text:p>
      <text:p text:style-name="P10"><text:span text:style-name="T10_1">echo</text:span><text:span text:style-name="T10_2"><text:s/>1.1.1<text:s/></text:span><text:span text:style-name="T10_3">CREATE</text:span><text:span text:style-name="T10_4"><text:s/></text:span><text:span text:style-name="T10_5">FACTOID</text:span><text:span text:style-name="T10_6"><text:s/></text:span><text:span text:style-name="T10_7">WALLET</text:span><text:span text:style-name="T10_8"><text:s/></text:span><text:span text:style-name="T10_9">ADDRESSES</text:span><text:span text:style-name="T10_10"><text:s text:c="3"/><text:tab/><text:s/></text:span></text:p>
      <text:p text:style-name="P11"><text:span text:style-name="T11_1">echo</text:span></text:p>
      <text:p text:style-name="P12"><text:span text:style-name="T12_1">echo</text:span><text:span text:style-name="T12_2"><text:s/>1.1.1.1<text:s/></text:span><text:span text:style-name="T12_3">CREATE</text:span><text:span text:style-name="T12_4"><text:s/></text:span><text:span text:style-name="T12_5">LEGITIMATE</text:span><text:span text:style-name="T12_6"><text:s/></text:span><text:span text:style-name="T12_7">FACTOID</text:span><text:span text:style-name="T12_8"><text:s/></text:span><text:span text:style-name="T12_9">WALLET</text:span><text:span text:style-name="T12_10"><text:s/></text:span><text:span text:style-name="T12_11">ADDRESSES</text:span><text:span text:style-name="T12_12"><text:s/></text:span><text:span text:style-name="T12_13">CONTAINING</text:span><text:span text:style-name="T12_14"><text:s/>2000<text:s/></text:span><text:span text:style-name="T12_15">FACTOIDS</text:span><text:span text:style-name="T12_16"><text:s text:c="3"/><text:tab/><text:s/></text:span></text:p>
      <text:p text:style-name="P13"><text:span text:style-name="T13_1">factom</text:span><text:span text:style-name="T13_2">-</text:span><text:span text:style-name="T13_3">cli</text:span><text:span text:style-name="T13_4"><text:s/></text:span><text:span text:style-name="T13_5">generateaddress</text:span><text:span text:style-name="T13_6"><text:s/></text:span><text:span text:style-name="T13_7">fct</text:span><text:span text:style-name="T13_8"><text:s/></text:span><text:span text:style-name="T13_9">dummy</text:span><text:span text:style-name="T13_10">0</text:span></text:p>
      <text:p text:style-name="P14"><text:span text:style-name="T14_1">factom</text:span><text:span text:style-name="T14_2">-</text:span><text:span text:style-name="T14_3">cli</text:span><text:span text:style-name="T14_4"><text:s/></text:span><text:span text:style-name="T14_5">generateaddress</text:span><text:span text:style-name="T14_6"><text:s/></text:span><text:span text:style-name="T14_7">fct</text:span><text:span text:style-name="T14_8"><text:s/></text:span><text:span text:style-name="T14_9">dummy</text:span><text:span text:style-name="T14_10">1</text:span></text:p>
      <text:p text:style-name="P15"><text:span text:style-name="T15_1">factom</text:span><text:span text:style-name="T15_2">-</text:span><text:span text:style-name="T15_3">cli</text:span><text:span text:style-name="T15_4"><text:s/></text:span><text:span text:style-name="T15_5">generateaddress</text:span><text:span text:style-name="T15_6"><text:s/></text:span><text:span text:style-name="T15_7">fct</text:span><text:span text:style-name="T15_8"><text:s/></text:span><text:span text:style-name="T15_9">dummy</text:span><text:span text:style-name="T15_10">2</text:span></text:p>
      <text:p text:style-name="P16"><text:span text:style-name="T16_1">factom</text:span><text:span text:style-name="T16_2">-</text:span><text:span text:style-name="T16_3">cli</text:span><text:span text:style-name="T16_4"><text:s/></text:span><text:span text:style-name="T16_5">generateaddress</text:span><text:span text:style-name="T16_6"><text:s/></text:span><text:span text:style-name="T16_7">fct</text:span><text:span text:style-name="T16_8"><text:s/></text:span><text:span text:style-name="T16_9">dummy</text:span><text:span text:style-name="T16_10">3</text:span></text:p>
      <text:p text:style-name="P17"><text:span text:style-name="T17_1">factom</text:span><text:span text:style-name="T17_2">-</text:span><text:span text:style-name="T17_3">cli</text:span><text:span text:style-name="T17_4"><text:s/></text:span><text:span text:style-name="T17_5">generateaddress</text:span><text:span text:style-name="T17_6"><text:s/></text:span><text:span text:style-name="T17_7">fct</text:span><text:span text:style-name="T17_8"><text:s/></text:span><text:span text:style-name="T17_9">dummy</text:span><text:span text:style-name="T17_10">4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</text:span><text:span text:style-name="T18_9">dummy</text:span><text:span text:style-name="T18_10">5</text:span></text:p>
      <text:p text:style-name="P19"><text:span text:style-name="T19_1">factom</text:span><text:span text:style-name="T19_2">-</text:span><text:span text:style-name="T19_3">cli</text:span><text:span text:style-name="T19_4"><text:s/></text:span><text:span text:style-name="T19_5">generateaddress</text:span><text:span text:style-name="T19_6"><text:s/></text:span><text:span text:style-name="T19_7">fct</text:span><text:span text:style-name="T19_8"><text:s/></text:span><text:span text:style-name="T19_9">dummy</text:span><text:span text:style-name="T19_10">6</text:span></text:p>
      <text:p text:style-name="P20"><text:span text:style-name="T20_1">factom</text:span><text:span text:style-name="T20_2">-</text:span><text:span text:style-name="T20_3">cli</text:span><text:span text:style-name="T20_4"><text:s/></text:span><text:span text:style-name="T20_5">generateaddress</text:span><text:span text:style-name="T20_6"><text:s/></text:span><text:span text:style-name="T20_7">fct</text:span><text:span text:style-name="T20_8"><text:s/></text:span><text:span text:style-name="T20_9">dummy</text:span><text:span text:style-name="T20_10">7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</text:span><text:span text:style-name="T21_9">dummy</text:span><text:span text:style-name="T21_10">8</text:span></text:p>
      <text:p text:style-name="P22"><text:span text:style-name="T22_1">factom</text:span><text:span text:style-name="T22_2">-</text:span><text:span text:style-name="T22_3">cli</text:span><text:span text:style-name="T22_4"><text:s/></text:span><text:span text:style-name="T22_5">generateaddress</text:span><text:span text:style-name="T22_6"><text:s/></text:span><text:span text:style-name="T22_7">fct</text:span><text:span text:style-name="T22_8"><text:s/></text:span><text:span text:style-name="T22_9">dummy</text:span><text:span text:style-name="T22_10">9</text:span></text:p>
      <text:p text:style-name="P23"><text:span text:style-name="T23_1">FACTOIDWALLETADDRESSKEY</text:span><text:span text:style-name="T23_2">01=$(</text:span><text:span text:style-name="T23_3">factom</text:span><text:span text:style-name="T23_4">-</text:span><text:span text:style-name="T23_5">cli</text:span><text:span text:style-name="T23_6"><text:s/></text:span><text:span text:style-name="T23_7">generateaddress</text:span><text:span text:style-name="T23_8"><text:s/></text:span><text:span text:style-name="T23_9">fct</text:span><text:span text:style-name="T23_10"><text:s/></text:span><text:span text:style-name="T23_11">factoid</text:span><text:span text:style-name="T23_12">-</text:span><text:span text:style-name="T23_13">wallet</text:span><text:span text:style-name="T23_14">-</text:span><text:span text:style-name="T23_15">address</text:span><text:span text:style-name="T23_16">-</text:span><text:span text:style-name="T23_17">name</text:span><text:span text:style-name="T23_18">01<text:s/>|<text:s/></text:span><text:span text:style-name="T23_19">awk</text:span><text:span text:style-name="T23_20"><text:s/>'{</text:span><text:span text:style-name="T23_21">print</text:span><text:span text:style-name="T23_22"><text:s/>$3}')</text:span></text:p>
      <text:p text:style-name="P24"><text:span text:style-name="T24_1">echo</text:span><text:span text:style-name="T24_2"><text:s/></text:span><text:span text:style-name="T24_3">factoid</text:span><text:span text:style-name="T24_4">-</text:span><text:span text:style-name="T24_5">wallet</text:span><text:span text:style-name="T24_6">-</text:span><text:span text:style-name="T24_7">address</text:span><text:span text:style-name="T24_8">-</text:span><text:span text:style-name="T24_9">name</text:span><text:span text:style-name="T24_10">01<text:s/>=<text:s/>$</text:span><text:span text:style-name="T24_11">FACTOIDWALLETADDRESSKEY</text:span><text:span text:style-name="T24_12">01</text:span></text:p>
      <text:p text:style-name="P25"><text:span text:style-name="T25_1">factom</text:span><text:span text:style-name="T25_2">-</text:span><text:span text:style-name="T25_3">cli</text:span><text:span text:style-name="T25_4"><text:s/></text:span><text:span text:style-name="T25_5">newtransaction</text:span><text:span text:style-name="T25_6"><text:s/></text:span><text:span text:style-name="T25_7">dummytransaction</text:span><text:span text:style-name="T25_8">1</text:span></text:p>
      <text:p text:style-name="P26"><text:span text:style-name="T26_1">factom</text:span><text:span text:style-name="T26_2">-</text:span><text:span text:style-name="T26_3">cli</text:span><text:span text:style-name="T26_4"><text:s/></text:span><text:span text:style-name="T26_5">addinput</text:span><text:span text:style-name="T26_6"><text:s/></text:span><text:span text:style-name="T26_7">dummytransaction</text:span><text:span text:style-name="T26_8">1<text:s/></text:span><text:span text:style-name="T26_9">dummy</text:span><text:span text:style-name="T26_10">1<text:s/>2001</text:span></text:p>
      <text:p text:style-name="P27"><text:span text:style-name="T27_1">factom</text:span><text:span text:style-name="T27_2">-</text:span><text:span text:style-name="T27_3">cli</text:span><text:span text:style-name="T27_4"><text:s/></text:span><text:span text:style-name="T27_5">addoutput</text:span><text:span text:style-name="T27_6"><text:s/></text:span><text:span text:style-name="T27_7">dummytransaction</text:span><text:span text:style-name="T27_8">1<text:s/></text:span><text:span text:style-name="T27_9">factoid</text:span><text:span text:style-name="T27_10">-</text:span><text:span text:style-name="T27_11">wallet</text:span><text:span text:style-name="T27_12">-</text:span><text:span text:style-name="T27_13">address</text:span><text:span text:style-name="T27_14">-</text:span><text:span text:style-name="T27_15">name</text:span><text:span text:style-name="T27_16">01<text:s/>2000</text:span></text:p>
      <text:p text:style-name="P28"><text:span text:style-name="T28_1">factom</text:span><text:span text:style-name="T28_2">-</text:span><text:span text:style-name="T28_3">cli</text:span><text:span text:style-name="T28_4"><text:s/></text:span><text:span text:style-name="T28_5">sign</text:span><text:span text:style-name="T28_6"><text:s/></text:span><text:span text:style-name="T28_7">dummytransaction</text:span><text:span text:style-name="T28_8">1</text:span></text:p>
      <text:p text:style-name="P29"><text:span text:style-name="T29_1">factom</text:span><text:span text:style-name="T29_2">-</text:span><text:span text:style-name="T29_3">cli</text:span><text:span text:style-name="T29_4"><text:s/></text:span><text:span text:style-name="T29_5">submit</text:span><text:span text:style-name="T29_6"><text:s/></text:span><text:span text:style-name="T29_7">dummytransaction</text:span><text:span text:style-name="T29_8">1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balance</text:span><text:span text:style-name="T30_6"><text:s/></text:span><text:span text:style-name="T30_7">fct</text:span><text:span text:style-name="T30_8"><text:s/></text:span><text:span text:style-name="T30_9">factoid</text:span><text:span text:style-name="T30_10">-</text:span><text:span text:style-name="T30_11">wallet</text:span><text:span text:style-name="T30_12">-</text:span><text:span text:style-name="T30_13">address</text:span><text:span text:style-name="T30_14">-</text:span><text:span text:style-name="T30_15">name</text:span><text:span text:style-name="T30_16">01</text:span></text:p>
      <text:p text:style-name="P31"><text:span text:style-name="T31_1">echo</text:span></text:p>
      <text:p text:style-name="P32"><text:span text:style-name="T32_1">FACTOIDWALLETADDRESSKEY</text:span><text:span text:style-name="T32_2">02=$(</text:span><text:span text:style-name="T32_3">factom</text:span><text:span text:style-name="T32_4">-</text:span><text:span text:style-name="T32_5">cli</text:span><text:span text:style-name="T32_6"><text:s/></text:span><text:span text:style-name="T32_7">generateaddress</text:span><text:span text:style-name="T32_8"><text:s/></text:span><text:span text:style-name="T32_9">fct</text:span><text:span text:style-name="T32_10"><text:s/></text:span><text:span text:style-name="T32_11">factoid</text:span><text:span text:style-name="T32_12">-</text:span><text:span text:style-name="T32_13">wallet</text:span><text:span text:style-name="T32_14">-</text:span><text:span text:style-name="T32_15">address</text:span><text:span text:style-name="T32_16">-</text:span><text:span text:style-name="T32_17">name</text:span><text:span text:style-name="T32_18">02<text:s/>|<text:s/></text:span><text:span text:style-name="T32_19">awk</text:span><text:span text:style-name="T32_20"><text:s/>'{</text:span><text:span text:style-name="T32_21">print</text:span><text:span text:style-name="T32_22"><text:s/>$3}')</text:span></text:p>
      <text:p text:style-name="P33"><text:span text:style-name="T33_1">echo</text:span><text:span text:style-name="T33_2"><text:s/></text:span><text:span text:style-name="T33_3">factoid</text:span><text:span text:style-name="T33_4">-</text:span><text:span text:style-name="T33_5">wallet</text:span><text:span text:style-name="T33_6">-</text:span><text:span text:style-name="T33_7">address</text:span><text:span text:style-name="T33_8">-</text:span><text:span text:style-name="T33_9">name</text:span><text:span text:style-name="T33_10">02<text:s/>=<text:s/>$</text:span><text:span text:style-name="T33_11">FACTOIDWALLETADDRESSKEY</text:span><text:span text:style-name="T33_12">02</text:span></text:p>
      <text:p text:style-name="P34"><text:span text:style-name="T34_1">factom</text:span><text:span text:style-name="T34_2">-</text:span><text:span text:style-name="T34_3">cli</text:span><text:span text:style-name="T34_4"><text:s/></text:span><text:span text:style-name="T34_5">newtransaction</text:span><text:span text:style-name="T34_6"><text:s/></text:span><text:span text:style-name="T34_7">dummytransaction</text:span><text:span text:style-name="T34_8">2</text:span></text:p>
      <text:p text:style-name="P35"><text:span text:style-name="T35_1">factom</text:span><text:span text:style-name="T35_2">-</text:span><text:span text:style-name="T35_3">cli</text:span><text:span text:style-name="T35_4"><text:s/></text:span><text:span text:style-name="T35_5">addinput</text:span><text:span text:style-name="T35_6"><text:s/></text:span><text:span text:style-name="T35_7">dummytransaction</text:span><text:span text:style-name="T35_8">2<text:s/></text:span><text:span text:style-name="T35_9">dummy</text:span><text:span text:style-name="T35_10">2<text:s/>2001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addoutput</text:span><text:span text:style-name="T36_6"><text:s/></text:span><text:span text:style-name="T36_7">dummytransaction</text:span><text:span text:style-name="T36_8">2<text:s/></text:span><text:span text:style-name="T36_9">factoid</text:span><text:span text:style-name="T36_10">-</text:span><text:span text:style-name="T36_11">wallet</text:span><text:span text:style-name="T36_12">-</text:span><text:span text:style-name="T36_13">address</text:span><text:span text:style-name="T36_14">-</text:span><text:span text:style-name="T36_15">name</text:span><text:span text:style-name="T36_16">02<text:s/>2000</text:span></text:p>
      <text:p text:style-name="P37"><text:span text:style-name="T37_1">factom</text:span><text:span text:style-name="T37_2">-</text:span><text:span text:style-name="T37_3">cli</text:span><text:span text:style-name="T37_4"><text:s/></text:span><text:span text:style-name="T37_5">sign</text:span><text:span text:style-name="T37_6"><text:s/></text:span><text:span text:style-name="T37_7">dummytransaction</text:span><text:span text:style-name="T37_8">2</text:span></text:p>
      <text:p text:style-name="P38"><text:span text:style-name="T38_1">factom</text:span><text:span text:style-name="T38_2">-</text:span><text:span text:style-name="T38_3">cli</text:span><text:span text:style-name="T38_4"><text:s/></text:span><text:span text:style-name="T38_5">submit</text:span><text:span text:style-name="T38_6"><text:s/></text:span><text:span text:style-name="T38_7">dummytransaction</text:span><text:span text:style-name="T38_8">2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balance</text:span><text:span text:style-name="T39_6"><text:s/></text:span><text:span text:style-name="T39_7">fct</text:span><text:span text:style-name="T39_8"><text:s/></text:span><text:span text:style-name="T39_9">factoid</text:span><text:span text:style-name="T39_10">-</text:span><text:span text:style-name="T39_11">wallet</text:span><text:span text:style-name="T39_12">-</text:span><text:span text:style-name="T39_13">address</text:span><text:span text:style-name="T39_14">-</text:span><text:span text:style-name="T39_15">name</text:span><text:span text:style-name="T39_16">02</text:span></text:p>
      <text:p text:style-name="P40"><text:span text:style-name="T40_1">echo</text:span></text:p>
      <text:p text:style-name="P41"><text:span text:style-name="T41_1">FACTOIDWALLETADDRESSKEY</text:span><text:span text:style-name="T41_2">03=$(</text:span><text:span text:style-name="T41_3">factom</text:span><text:span text:style-name="T41_4">-</text:span><text:span text:style-name="T41_5">cli</text:span><text:span text:style-name="T41_6"><text:s/></text:span><text:span text:style-name="T41_7">generateaddress</text:span><text:span text:style-name="T41_8"><text:s/></text:span><text:span text:style-name="T41_9">fct</text:span><text:span text:style-name="T41_10"><text:s/></text:span><text:span text:style-name="T41_11">factoid</text:span><text:span text:style-name="T41_12">-</text:span><text:span text:style-name="T41_13">wallet</text:span><text:span text:style-name="T41_14">-</text:span><text:span text:style-name="T41_15">address</text:span><text:span text:style-name="T41_16">-</text:span><text:span text:style-name="T41_17">name</text:span><text:span text:style-name="T41_18">03<text:s/>|<text:s/></text:span><text:span text:style-name="T41_19">awk</text:span><text:span text:style-name="T41_20"><text:s/>'{</text:span><text:span text:style-name="T41_21">print</text:span><text:span text:style-name="T41_22"><text:s/>$3}')</text:span></text:p>
      <text:p text:style-name="P42"><text:span text:style-name="T42_1">echo</text:span><text:span text:style-name="T42_2"><text:s/></text:span><text:span text:style-name="T42_3">factoid</text:span><text:span text:style-name="T42_4">-</text:span><text:span text:style-name="T42_5">wallet</text:span><text:span text:style-name="T42_6">-</text:span><text:span text:style-name="T42_7">address</text:span><text:span text:style-name="T42_8">-</text:span><text:span text:style-name="T42_9">name</text:span><text:span text:style-name="T42_10">03<text:s/>=<text:s/>$</text:span><text:span text:style-name="T42_11">FACTOIDWALLETADDRESSKEY</text:span><text:span text:style-name="T42_12">03</text:span></text:p>
      <text:p text:style-name="P43"><text:span text:style-name="T43_1">factom</text:span><text:span text:style-name="T43_2">-</text:span><text:span text:style-name="T43_3">cli</text:span><text:span text:style-name="T43_4"><text:s/></text:span><text:span text:style-name="T43_5">newtransaction</text:span><text:span text:style-name="T43_6"><text:s/></text:span><text:span text:style-name="T43_7">dummytransaction</text:span><text:span text:style-name="T43_8">3</text:span></text:p>
      <text:p text:style-name="P44"><text:span text:style-name="T44_1">factom</text:span><text:span text:style-name="T44_2">-</text:span><text:span text:style-name="T44_3">cli</text:span><text:span text:style-name="T44_4"><text:s/></text:span><text:span text:style-name="T44_5">addinput</text:span><text:span text:style-name="T44_6"><text:s/></text:span><text:span text:style-name="T44_7">dummytransaction</text:span><text:span text:style-name="T44_8">3<text:s/></text:span><text:span text:style-name="T44_9">dummy</text:span><text:span text:style-name="T44_10">3<text:s/>2001</text:span></text:p>
      <text:p text:style-name="P45"><text:span text:style-name="T45_1">factom</text:span><text:span text:style-name="T45_2">-</text:span><text:span text:style-name="T45_3">cli</text:span><text:span text:style-name="T45_4"><text:s/></text:span><text:span text:style-name="T45_5">addoutput</text:span><text:span text:style-name="T45_6"><text:s/></text:span><text:span text:style-name="T45_7">dummytransaction</text:span><text:span text:style-name="T45_8">3<text:s/></text:span><text:span text:style-name="T45_9">factoid</text:span><text:span text:style-name="T45_10">-</text:span><text:span text:style-name="T45_11">wallet</text:span><text:span text:style-name="T45_12">-</text:span><text:span text:style-name="T45_13">address</text:span><text:span text:style-name="T45_14">-</text:span><text:span text:style-name="T45_15">name</text:span><text:span text:style-name="T45_16">03<text:s/>2000</text:span></text:p>
      <text:p text:style-name="P46"><text:span text:style-name="T46_1">factom</text:span><text:span text:style-name="T46_2">-</text:span><text:span text:style-name="T46_3">cli</text:span><text:span text:style-name="T46_4"><text:s/></text:span><text:span text:style-name="T46_5">sign</text:span><text:span text:style-name="T46_6"><text:s/></text:span><text:span text:style-name="T46_7">dummytransaction</text:span><text:span text:style-name="T46_8">3</text:span></text:p>
      <text:p text:style-name="P47"><text:span text:style-name="T47_1">factom</text:span><text:span text:style-name="T47_2">-</text:span><text:span text:style-name="T47_3">cli</text:span><text:span text:style-name="T47_4"><text:s/></text:span><text:span text:style-name="T47_5">submit</text:span><text:span text:style-name="T47_6"><text:s/></text:span><text:span text:style-name="T47_7">dummytransaction</text:span><text:span text:style-name="T47_8">3</text:span></text:p>
      <text:p text:style-name="P48"><text:span text:style-name="T48_1">factom</text:span><text:span text:style-name="T48_2">-</text:span><text:span text:style-name="T48_3">cli</text:span><text:span text:style-name="T48_4"><text:s/></text:span><text:span text:style-name="T48_5">balance</text:span><text:span text:style-name="T48_6"><text:s/></text:span><text:span text:style-name="T48_7">fct</text:span><text:span text:style-name="T48_8"><text:s/></text:span><text:span text:style-name="T48_9">factoid</text:span><text:span text:style-name="T48_10">-</text:span><text:span text:style-name="T48_11">wallet</text:span><text:span text:style-name="T48_12">-</text:span><text:span text:style-name="T48_13">address</text:span><text:span text:style-name="T48_14">-</text:span><text:span text:style-name="T48_15">name</text:span><text:span text:style-name="T48_16">03</text:span></text:p>
      <text:p text:style-name="P49"><text:span text:style-name="T49_1">echo</text:span></text:p>
      <text:p text:style-name="P50"><text:span text:style-name="T50_1">echo</text:span><text:span text:style-name="T50_2"><text:s/>1.1.1.2<text:s/></text:span><text:span text:style-name="T50_3">TRY</text:span><text:span text:style-name="T50_4"><text:s/></text:span><text:span text:style-name="T50_5">TO</text:span><text:span text:style-name="T50_6"><text:s/></text:span><text:span text:style-name="T50_7">CREATE</text:span><text:span text:style-name="T50_8"><text:s/></text:span><text:span text:style-name="T50_9">TOO</text:span><text:span text:style-name="T50_10"><text:s/></text:span><text:span text:style-name="T50_11">LONG</text:span><text:span text:style-name="T50_12"><text:s/></text:span><text:span text:style-name="T50_13">FACTOID</text:span><text:span text:style-name="T50_14"><text:s/></text:span><text:span text:style-name="T50_15">WALLET</text:span><text:span text:style-name="T50_16"><text:s/></text:span><text:span text:style-name="T50_17">ADDRESS</text:span><text:span text:style-name="T50_18"><text:s/></text:span><text:span text:style-name="T50_19">NAME</text:span><text:span text:style-name="T50_20"><text:s text:c="2"/><text:tab/><text:s/></text:span></text:p>
      <text:p text:style-name="P51"><text:span text:style-name="T51_1">factom</text:span><text:span text:style-name="T51_2">-</text:span><text:span text:style-name="T51_3">cli</text:span><text:span text:style-name="T51_4"><text:s/></text:span><text:span text:style-name="T51_5">generateaddress</text:span><text:span text:style-name="T51_6"><text:s/></text:span><text:span text:style-name="T51_7">fct</text:span><text:span text:style-name="T51_8"><text:s/></text:span><text:span text:style-name="T51_9">factoid</text:span><text:span text:style-name="T51_10">-</text:span><text:span text:style-name="T51_11">wallet</text:span><text:span text:style-name="T51_12">-</text:span><text:span text:style-name="T51_13">address</text:span><text:span text:style-name="T51_14">-</text:span><text:span text:style-name="T51_15">name</text:span><text:span text:style-name="T51_16">890123</text:span></text:p>
      <text:p text:style-name="P52"><text:span text:style-name="T52_1">echo</text:span></text:p>
      <text:p text:style-name="P53"><text:span text:style-name="T53_1">echo</text:span><text:span text:style-name="T53_2"><text:s/>1.1.1.3<text:s/></text:span><text:span text:style-name="T53_3">TRY</text:span><text:span text:style-name="T53_4"><text:s/></text:span><text:span text:style-name="T53_5">TO</text:span><text:span text:style-name="T53_6"><text:s/></text:span><text:span text:style-name="T53_7">CREATE</text:span><text:span text:style-name="T53_8"><text:s/></text:span><text:span text:style-name="T53_9">FACTOID</text:span><text:span text:style-name="T53_10"><text:s/></text:span><text:span text:style-name="T53_11">WALLET</text:span><text:span text:style-name="T53_12"><text:s/></text:span><text:span text:style-name="T53_13">ADDRESS</text:span><text:span text:style-name="T53_14"><text:s/></text:span><text:span text:style-name="T53_15">NAME</text:span><text:span text:style-name="T53_16"><text:s/></text:span><text:span text:style-name="T53_17">STARTING</text:span><text:span text:style-name="T53_18"><text:s/></text:span><text:span text:style-name="T53_19">WITH</text:span><text:span text:style-name="T53_20"><text:s/>'"$"'<text:s text:c="3"/><text:tab/><text:s/></text:span></text:p>
      <text:p text:style-name="P54"><text:span text:style-name="T54_1">factom</text:span><text:span text:style-name="T54_2">-</text:span><text:span text:style-name="T54_3">cli</text:span><text:span text:style-name="T54_4"><text:s/></text:span><text:span text:style-name="T54_5">generateaddress</text:span><text:span text:style-name="T54_6"><text:s/></text:span><text:span text:style-name="T54_7">fct</text:span><text:span text:style-name="T54_8"><text:s/>'$</text:span><text:span text:style-name="T54_9">F</text:span><text:span text:style-name="T54_10">01'</text:span></text:p>
      <text:p text:style-name="P55"><text:span text:style-name="T55_1">echo</text:span></text:p>
      <text:p text:style-name="P56"><text:span text:style-name="T56_1">echo</text:span><text:span text:style-name="T56_2"><text:s/>1.1.1.4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FACTOID</text:span><text:span text:style-name="T56_10"><text:s/></text:span><text:span text:style-name="T56_11">WALLET</text:span><text:span text:style-name="T56_12"><text:s/></text:span><text:span text:style-name="T56_13">ADDRESS</text:span><text:span text:style-name="T56_14"><text:s/></text:span><text:span text:style-name="T56_15">NAME</text:span><text:span text:style-name="T56_16"><text:s/></text:span><text:span text:style-name="T56_17">STARTING</text:span><text:span text:style-name="T56_18"><text:s/></text:span><text:span text:style-name="T56_19">WITH</text:span><text:span text:style-name="T56_20"><text:s/>'"/"'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fct</text:span><text:span text:style-name="T57_8"><text:s/>"'/</text:span><text:span text:style-name="T57_9">F</text:span><text:span text:style-name="T57_10">02'"</text:span></text:p>
      <text:p text:style-name="P58"><text:span text:style-name="T58_1">echo</text:span></text:p>
      <text:p text:style-name="P59"><text:span text:style-name="T59_1">echo</text:span><text:span text:style-name="T59_2"><text:s/>1.1.1.5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FACTOID</text:span><text:span text:style-name="T59_10"><text:s/></text:span><text:span text:style-name="T59_11">WALLET</text:span><text:span text:style-name="T59_12"><text:s/></text:span><text:span text:style-name="T59_13">ADDRESS</text:span><text:span text:style-name="T59_14"><text:s/></text:span><text:span text:style-name="T59_15">NAME</text:span><text:span text:style-name="T59_16"><text:s/></text:span><text:span text:style-name="T59_17">CONTAINING</text:span><text:span text:style-name="T59_18"><text:s/>'"~"'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fct</text:span><text:span text:style-name="T60_8"><text:s/>"'</text:span><text:span text:style-name="T60_9">F</text:span><text:span text:style-name="T60_10">~02'"</text:span></text:p>
      <text:p text:style-name="P61"><text:span text:style-name="T61_1">echo</text:span></text:p>
      <text:p text:style-name="P62"><text:span text:style-name="T62_1">echo</text:span><text:span text:style-name="T62_2"><text:s/>1.1.1.6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FACTOID</text:span><text:span text:style-name="T62_10"><text:s/></text:span><text:span text:style-name="T62_11">WALLET</text:span><text:span text:style-name="T62_12"><text:s/></text:span><text:span text:style-name="T62_13">ADDRESS</text:span><text:span text:style-name="T62_14"><text:s/></text:span><text:span text:style-name="T62_15">NAME</text:span><text:span text:style-name="T62_16"><text:s/></text:span><text:span text:style-name="T62_17">ENDING</text:span><text:span text:style-name="T62_18"><text:s/></text:span><text:span text:style-name="T62_19">WITH</text:span><text:span text:style-name="T62_20"><text:s/>'"!"'<text:s text:c="3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fct</text:span><text:span text:style-name="T63_8"><text:s/>"'</text:span><text:span text:style-name="T63_9">F</text:span><text:span text:style-name="T63_10">02!'"</text:span></text:p>
      <text:p text:style-name="P64"><text:span text:style-name="T64_1">echo</text:span></text:p>
      <text:p text:style-name="P65"><text:span text:style-name="T65_1">echo</text:span><text:span text:style-name="T65_2"><text:s/>1.1.1.7<text:s/></text:span><text:span text:style-name="T65_3">TRY</text:span><text:span text:style-name="T65_4"><text:s/></text:span><text:span text:style-name="T65_5">TO</text:span><text:span text:style-name="T65_6"><text:s/></text:span><text:span text:style-name="T65_7">CREATE</text:span><text:span text:style-name="T65_8"><text:s/></text:span><text:span text:style-name="T65_9">FACTOID</text:span><text:span text:style-name="T65_10"><text:s/></text:span><text:span text:style-name="T65_11">WALLET</text:span><text:span text:style-name="T65_12"><text:s/></text:span><text:span text:style-name="T65_13">ADDRESS</text:span><text:span text:style-name="T65_14"><text:s/></text:span><text:span text:style-name="T65_15">NAME</text:span><text:span text:style-name="T65_16"><text:s/></text:span><text:span text:style-name="T65_17">STARTING</text:span><text:span text:style-name="T65_18"><text:s/></text:span><text:span text:style-name="T65_19">WITH</text:span><text:span text:style-name="T65_20"><text:s/>"@"<text:s text:c="3"/><text:tab/><text:s/></text:span></text:p>
      <text:p text:style-name="P66"><text:span text:style-name="T66_1">factom</text:span><text:span text:style-name="T66_2">-</text:span><text:span text:style-name="T66_3">cli</text:span><text:span text:style-name="T66_4"><text:s/></text:span><text:span text:style-name="T66_5">generateaddress</text:span><text:span text:style-name="T66_6"><text:s/></text:span><text:span text:style-name="T66_7">fct</text:span><text:span text:style-name="T66_8"><text:s/>"'@</text:span><text:span text:style-name="T66_9">F</text:span><text:span text:style-name="T66_10">02'"</text:span></text:p>
      <text:p text:style-name="P67"><text:span text:style-name="T67_1">echo</text:span></text:p>
      <text:p text:style-name="P68"><text:span text:style-name="T68_1">echo</text:span><text:span text:style-name="T68_2"><text:s/>1.1.1.8<text:s/></text:span><text:span text:style-name="T68_3">TRY</text:span><text:span text:style-name="T68_4"><text:s/></text:span><text:span text:style-name="T68_5">TO</text:span><text:span text:style-name="T68_6"><text:s/></text:span><text:span text:style-name="T68_7">CREATE</text:span><text:span text:style-name="T68_8"><text:s/></text:span><text:span text:style-name="T68_9">FACTOID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NAME</text:span><text:span text:style-name="T68_16"><text:s/></text:span><text:span text:style-name="T68_17">CONTAINING</text:span><text:span text:style-name="T68_18"><text:s/>"#"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nerateaddress</text:span><text:span text:style-name="T69_6"><text:s/></text:span><text:span text:style-name="T69_7">fct</text:span><text:span text:style-name="T69_8"><text:s/>"'</text:span><text:span text:style-name="T69_9">F</text:span><text:span text:style-name="T69_10">#02'"</text:span></text:p>
      <text:p text:style-name="P70"><text:span text:style-name="T70_1">echo</text:span></text:p>
      <text:p text:style-name="P71"><text:span text:style-name="T71_1">echo</text:span><text:span text:style-name="T71_2"><text:s/>1.1.1.9<text:s/></text:span><text:span text:style-name="T71_3">TRY</text:span><text:span text:style-name="T71_4"><text:s/></text:span><text:span text:style-name="T71_5">TO</text:span><text:span text:style-name="T71_6"><text:s/></text:span><text:span text:style-name="T71_7">CREATE</text:span><text:span text:style-name="T71_8"><text:s/></text:span><text:span text:style-name="T71_9">FACTOID</text:span><text:span text:style-name="T71_10"><text:s/></text:span><text:span text:style-name="T71_11">WALLET</text:span><text:span text:style-name="T71_12"><text:s/></text:span><text:span text:style-name="T71_13">ADDRESS</text:span><text:span text:style-name="T71_14"><text:s/></text:span><text:span text:style-name="T71_15">NAME</text:span><text:span text:style-name="T71_16"><text:s/></text:span><text:span text:style-name="T71_17">ENDING</text:span><text:span text:style-name="T71_18"><text:s/></text:span><text:span text:style-name="T71_19">WITH</text:span><text:span text:style-name="T71_20"><text:s/>"%"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generateaddress</text:span><text:span text:style-name="T72_6"><text:s/></text:span><text:span text:style-name="T72_7">fct</text:span><text:span text:style-name="T72_8"><text:s/>"'</text:span><text:span text:style-name="T72_9">F</text:span><text:span text:style-name="T72_10">02%'"</text:span></text:p>
      <text:p text:style-name="P73"><text:span text:style-name="T73_1">echo</text:span></text:p>
      <text:p text:style-name="P74"><text:span text:style-name="T74_1">echo</text:span><text:span text:style-name="T74_2"><text:s/>1.1.1.10<text:s/></text:span><text:span text:style-name="T74_3">TRY</text:span><text:span text:style-name="T74_4"><text:s/></text:span><text:span text:style-name="T74_5">TO</text:span><text:span text:style-name="T74_6"><text:s/></text:span><text:span text:style-name="T74_7">CREATE</text:span><text:span text:style-name="T74_8"><text:s/></text:span><text:span text:style-name="T74_9">FACTOID</text:span><text:span text:style-name="T74_10"><text:s/></text:span><text:span text:style-name="T74_11">WALLET</text:span><text:span text:style-name="T74_12"><text:s/></text:span><text:span text:style-name="T74_13">ADDRESS</text:span><text:span text:style-name="T74_14"><text:s/></text:span><text:span text:style-name="T74_15">NAME</text:span><text:span text:style-name="T74_16"><text:s/></text:span><text:span text:style-name="T74_17">STARTING</text:span><text:span text:style-name="T74_18"><text:s/></text:span><text:span text:style-name="T74_19">WITH</text:span><text:span text:style-name="T74_20"><text:s/>"^"<text:s text:c="3"/><text:tab/><text:s/>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generateaddress</text:span><text:span text:style-name="T75_6"><text:s/></text:span><text:span text:style-name="T75_7">fct</text:span><text:span text:style-name="T75_8"><text:s/>"'^</text:span><text:span text:style-name="T75_9">F</text:span><text:span text:style-name="T75_10">02'"</text:span></text:p>
      <text:p text:style-name="P76"><text:span text:style-name="T76_1">echo</text:span></text:p>
      <text:p text:style-name="P77"><text:span text:style-name="T77_1">echo</text:span><text:span text:style-name="T77_2"><text:s/>1.1.1.11<text:s/></text:span><text:span text:style-name="T77_3">TRY</text:span><text:span text:style-name="T77_4"><text:s/></text:span><text:span text:style-name="T77_5">TO</text:span><text:span text:style-name="T77_6"><text:s/></text:span><text:span text:style-name="T77_7">CREATE</text:span><text:span text:style-name="T77_8"><text:s/></text:span><text:span text:style-name="T77_9">FACTOID</text:span><text:span text:style-name="T77_10"><text:s/></text:span><text:span text:style-name="T77_11">WALLET</text:span><text:span text:style-name="T77_12"><text:s/></text:span><text:span text:style-name="T77_13">ADDRESS</text:span><text:span text:style-name="T77_14"><text:s/></text:span><text:span text:style-name="T77_15">NAME</text:span><text:span text:style-name="T77_16"><text:s/></text:span><text:span text:style-name="T77_17">CONTAINING</text:span><text:span text:style-name="T77_18"><text:s/>"&amp;"<text:s text:c="3"/><text:tab/><text:s/>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generateaddress</text:span><text:span text:style-name="T78_6"><text:s/></text:span><text:span text:style-name="T78_7">fct</text:span><text:span text:style-name="T78_8"><text:s/>"'</text:span><text:span text:style-name="T78_9">F</text:span><text:span text:style-name="T78_10">&amp;02'"</text:span></text:p>
      <text:p text:style-name="P79"><text:span text:style-name="T79_1">echo</text:span></text:p>
      <text:p text:style-name="P80"><text:span text:style-name="T80_1">echo</text:span><text:span text:style-name="T80_2"><text:s/>1.1.1.12<text:s/></text:span><text:span text:style-name="T80_3">TRY</text:span><text:span text:style-name="T80_4"><text:s/></text:span><text:span text:style-name="T80_5">TO</text:span><text:span text:style-name="T80_6"><text:s/></text:span><text:span text:style-name="T80_7">CREATE</text:span><text:span text:style-name="T80_8"><text:s/></text:span><text:span text:style-name="T80_9">FACTOID</text:span><text:span text:style-name="T80_10"><text:s/></text:span><text:span text:style-name="T80_11">WALLET</text:span><text:span text:style-name="T80_12"><text:s/></text:span><text:span text:style-name="T80_13">ADDRESS</text:span><text:span text:style-name="T80_14"><text:s/></text:span><text:span text:style-name="T80_15">NAME</text:span><text:span text:style-name="T80_16"><text:s/></text:span><text:span text:style-name="T80_17">ENDING</text:span><text:span text:style-name="T80_18"><text:s/></text:span><text:span text:style-name="T80_19">WITH</text:span><text:span text:style-name="T80_20"><text:s/>"*"<text:s text:c="3"/><text:tab/><text:s/>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generateaddress</text:span><text:span text:style-name="T81_6"><text:s/></text:span><text:span text:style-name="T81_7">fct</text:span><text:span text:style-name="T81_8"><text:s/>"'</text:span><text:span text:style-name="T81_9">F</text:span><text:span text:style-name="T81_10">02*'"</text:span></text:p>
      <text:p text:style-name="P82"><text:span text:style-name="T82_1">echo</text:span></text:p>
      <text:p text:style-name="P83"><text:span text:style-name="T83_1">echo</text:span><text:span text:style-name="T83_2"><text:s/>1.1.1.13<text:s/></text:span><text:span text:style-name="T83_3">TRY</text:span><text:span text:style-name="T83_4"><text:s/></text:span><text:span text:style-name="T83_5">TO</text:span><text:span text:style-name="T83_6"><text:s/></text:span><text:span text:style-name="T83_7">CREATE</text:span><text:span text:style-name="T83_8"><text:s/></text:span><text:span text:style-name="T83_9">FACTOID</text:span><text:span text:style-name="T83_10"><text:s/></text:span><text:span text:style-name="T83_11">WALLET</text:span><text:span text:style-name="T83_12"><text:s/></text:span><text:span text:style-name="T83_13">ADDRESS</text:span><text:span text:style-name="T83_14"><text:s/></text:span><text:span text:style-name="T83_15">NAME</text:span><text:span text:style-name="T83_16"><text:s/></text:span><text:span text:style-name="T83_17">CONTAINING</text:span><text:span text:style-name="T83_18"><text:s/>"()"<text:s text:c="3"/><text:tab/><text:s/></text:span></text:p>
      <text:p text:style-name="P84"><text:span text:style-name="T84_1">factom</text:span><text:span text:style-name="T84_2">-</text:span><text:span text:style-name="T84_3">cli</text:span><text:span text:style-name="T84_4"><text:s/></text:span><text:span text:style-name="T84_5">generateaddress</text:span><text:span text:style-name="T84_6"><text:s/></text:span><text:span text:style-name="T84_7">fct</text:span><text:span text:style-name="T84_8"><text:s/>"'(</text:span><text:span text:style-name="T84_9">F</text:span><text:span text:style-name="T84_10">02)'"</text:span></text:p>
      <text:p text:style-name="P85"><text:span text:style-name="T85_1">echo</text:span></text:p>
      <text:p text:style-name="P86"><text:span text:style-name="T86_1">echo</text:span><text:span text:style-name="T86_2"><text:s/>1.1.1.14<text:s/></text:span><text:span text:style-name="T86_3">TRY</text:span><text:span text:style-name="T86_4"><text:s/></text:span><text:span text:style-name="T86_5">TO</text:span><text:span text:style-name="T86_6"><text:s/></text:span><text:span text:style-name="T86_7">CREATE</text:span><text:span text:style-name="T86_8"><text:s/></text:span><text:span text:style-name="T86_9">FACTOID</text:span><text:span text:style-name="T86_10"><text:s/></text:span><text:span text:style-name="T86_11">WALLET</text:span><text:span text:style-name="T86_12"><text:s/></text:span><text:span text:style-name="T86_13">ADDRESS</text:span><text:span text:style-name="T86_14"><text:s/></text:span><text:span text:style-name="T86_15">NAME</text:span><text:span text:style-name="T86_16"><text:s/></text:span><text:span text:style-name="T86_17">STARTING</text:span><text:span text:style-name="T86_18"><text:s/></text:span><text:span text:style-name="T86_19">WITH</text:span><text:span text:style-name="T86_20"><text:s/>"+"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nerateaddress</text:span><text:span text:style-name="T87_6"><text:s/></text:span><text:span text:style-name="T87_7">fct</text:span><text:span text:style-name="T87_8"><text:s/>"'+</text:span><text:span text:style-name="T87_9">F</text:span><text:span text:style-name="T87_10">02'"</text:span></text:p>
      <text:p text:style-name="P88"><text:span text:style-name="T88_1">echo</text:span></text:p>
      <text:p text:style-name="P89"><text:span text:style-name="T89_1">echo</text:span><text:span text:style-name="T89_2"><text:s/>1.1.1.15<text:s/></text:span><text:span text:style-name="T89_3">TRY</text:span><text:span text:style-name="T89_4"><text:s/></text:span><text:span text:style-name="T89_5">TO</text:span><text:span text:style-name="T89_6"><text:s/></text:span><text:span text:style-name="T89_7">CREATE</text:span><text:span text:style-name="T89_8"><text:s/></text:span><text:span text:style-name="T89_9">FACTOID</text:span><text:span text:style-name="T89_10"><text:s/></text:span><text:span text:style-name="T89_11">WALLET</text:span><text:span text:style-name="T89_12"><text:s/></text:span><text:span text:style-name="T89_13">ADDRESS</text:span><text:span text:style-name="T89_14"><text:s/></text:span><text:span text:style-name="T89_15">NAME</text:span><text:span text:style-name="T89_16"><text:s/></text:span><text:span text:style-name="T89_17">CONTAINING</text:span><text:span text:style-name="T89_18"><text:s/>"="<text:s text:c="3"/><text:tab/><text:s/>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generateaddress</text:span><text:span text:style-name="T90_6"><text:s/></text:span><text:span text:style-name="T90_7">fct</text:span><text:span text:style-name="T90_8"><text:s/>"'</text:span><text:span text:style-name="T90_9">F</text:span><text:span text:style-name="T90_10">=02'"</text:span></text:p>
      <text:p text:style-name="P91"><text:span text:style-name="T91_1">echo</text:span></text:p>
      <text:p text:style-name="P92"><text:span text:style-name="T92_1">echo</text:span><text:span text:style-name="T92_2"><text:s/>1.1.1.16<text:s/></text:span><text:span text:style-name="T92_3">TRY</text:span><text:span text:style-name="T92_4"><text:s/></text:span><text:span text:style-name="T92_5">TO</text:span><text:span text:style-name="T92_6"><text:s/></text:span><text:span text:style-name="T92_7">CREATE</text:span><text:span text:style-name="T92_8"><text:s/></text:span><text:span text:style-name="T92_9">FACTOID</text:span><text:span text:style-name="T92_10"><text:s/></text:span><text:span text:style-name="T92_11">WALLET</text:span><text:span text:style-name="T92_12"><text:s/></text:span><text:span text:style-name="T92_13">ADDRESS</text:span><text:span text:style-name="T92_14"><text:s/></text:span><text:span text:style-name="T92_15">NAME</text:span><text:span text:style-name="T92_16"><text:s/></text:span><text:span text:style-name="T92_17">CONTAINING</text:span><text:span text:style-name="T92_18"><text:s/>"{}"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generateaddress</text:span><text:span text:style-name="T93_6"><text:s/></text:span><text:span text:style-name="T93_7">fct</text:span><text:span text:style-name="T93_8"><text:s/>"'{</text:span><text:span text:style-name="T93_9">F</text:span><text:span text:style-name="T93_10">02}'"</text:span></text:p>
      <text:p text:style-name="P94"><text:span text:style-name="T94_1">echo</text:span></text:p>
      <text:p text:style-name="P95"><text:span text:style-name="T95_1">echo</text:span><text:span text:style-name="T95_2"><text:s/>1.1.1.17<text:s/></text:span><text:span text:style-name="T95_3">TRY</text:span><text:span text:style-name="T95_4"><text:s/></text:span><text:span text:style-name="T95_5">TO</text:span><text:span text:style-name="T95_6"><text:s/></text:span><text:span text:style-name="T95_7">CREATE</text:span><text:span text:style-name="T95_8"><text:s/></text:span><text:span text:style-name="T95_9">FACTOID</text:span><text:span text:style-name="T95_10"><text:s/></text:span><text:span text:style-name="T95_11">WALLET</text:span><text:span text:style-name="T95_12"><text:s/></text:span><text:span text:style-name="T95_13">ADDRESS</text:span><text:span text:style-name="T95_14"><text:s/></text:span><text:span text:style-name="T95_15">NAME</text:span><text:span text:style-name="T95_16"><text:s/></text:span><text:span text:style-name="T95_17">CONTAINING</text:span><text:span text:style-name="T95_18"><text:s/>"[]"<text:s text:c="3"/><text:tab/><text:s/></text:span></text:p>
      <text:p text:style-name="P96"><text:span text:style-name="T96_1">factom</text:span><text:span text:style-name="T96_2">-</text:span><text:span text:style-name="T96_3">cli</text:span><text:span text:style-name="T96_4"><text:s/></text:span><text:span text:style-name="T96_5">generateaddress</text:span><text:span text:style-name="T96_6"><text:s/></text:span><text:span text:style-name="T96_7">fct</text:span><text:span text:style-name="T96_8"><text:s/>"'[</text:span><text:span text:style-name="T96_9">F</text:span><text:span text:style-name="T96_10">02]'"</text:span></text:p>
      <text:p text:style-name="P97"><text:span text:style-name="T97_1">echo</text:span></text:p>
      <text:p text:style-name="P98"><text:span text:style-name="T98_1">echo</text:span><text:span text:style-name="T98_2"><text:s/>1.1.1.18<text:s/></text:span><text:span text:style-name="T98_3">TRY</text:span><text:span text:style-name="T98_4"><text:s/></text:span><text:span text:style-name="T98_5">TO</text:span><text:span text:style-name="T98_6"><text:s/></text:span><text:span text:style-name="T98_7">CREATE</text:span><text:span text:style-name="T98_8"><text:s/></text:span><text:span text:style-name="T98_9">FACTOID</text:span><text:span text:style-name="T98_10"><text:s/></text:span><text:span text:style-name="T98_11">WALLET</text:span><text:span text:style-name="T98_12"><text:s/></text:span><text:span text:style-name="T98_13">ADDRESS</text:span><text:span text:style-name="T98_14"><text:s/></text:span><text:span text:style-name="T98_15">NAME</text:span><text:span text:style-name="T98_16"><text:s/></text:span><text:span text:style-name="T98_17">ENDING</text:span><text:span text:style-name="T98_18"><text:s/></text:span><text:span text:style-name="T98_19">WITH</text:span><text:span text:style-name="T98_20"><text:s/>"|"<text:s text:c="3"/><text:tab/><text:s/></text:span></text:p>
      <text:p text:style-name="P99"><text:span text:style-name="T99_1">factom</text:span><text:span text:style-name="T99_2">-</text:span><text:span text:style-name="T99_3">cli</text:span><text:span text:style-name="T99_4"><text:s/></text:span><text:span text:style-name="T99_5">generateaddress</text:span><text:span text:style-name="T99_6"><text:s/></text:span><text:span text:style-name="T99_7">fct</text:span><text:span text:style-name="T99_8"><text:s/>"'</text:span><text:span text:style-name="T99_9">F</text:span><text:span text:style-name="T99_10">02|'"</text:span></text:p>
      <text:p text:style-name="P100"><text:span text:style-name="T100_1">echo</text:span></text:p>
      <text:p text:style-name="P101"><text:span text:style-name="T101_1">echo</text:span><text:span text:style-name="T101_2"><text:s/>1.1.1.19<text:s/></text:span><text:span text:style-name="T101_3">TRY</text:span><text:span text:style-name="T101_4"><text:s/></text:span><text:span text:style-name="T101_5">TO</text:span><text:span text:style-name="T101_6"><text:s/></text:span><text:span text:style-name="T101_7">CREATE</text:span><text:span text:style-name="T101_8"><text:s/></text:span><text:span text:style-name="T101_9">FACTOID</text:span><text:span text:style-name="T101_10"><text:s/></text:span><text:span text:style-name="T101_11">WALLET</text:span><text:span text:style-name="T101_12"><text:s/></text:span><text:span text:style-name="T101_13">ADDRESS</text:span><text:span text:style-name="T101_14"><text:s/></text:span><text:span text:style-name="T101_15">NAME</text:span><text:span text:style-name="T101_16"><text:s/></text:span><text:span text:style-name="T101_17">STARTING</text:span><text:span text:style-name="T101_18"><text:s/></text:span><text:span text:style-name="T101_19">WITH</text:span><text:span text:style-name="T101_20"><text:s/>":"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generateaddress</text:span><text:span text:style-name="T102_6"><text:s/></text:span><text:span text:style-name="T102_7">fct</text:span><text:span text:style-name="T102_8"><text:s/>"':</text:span><text:span text:style-name="T102_9">F</text:span><text:span text:style-name="T102_10">02'"</text:span></text:p>
      <text:p text:style-name="P103"><text:span text:style-name="T103_1">echo</text:span></text:p>
      <text:p text:style-name="P104"><text:span text:style-name="T104_1">echo</text:span><text:span text:style-name="T104_2"><text:s/>1.1.1.20<text:s/></text:span><text:span text:style-name="T104_3">TRY</text:span><text:span text:style-name="T104_4"><text:s/></text:span><text:span text:style-name="T104_5">TO</text:span><text:span text:style-name="T104_6"><text:s/></text:span><text:span text:style-name="T104_7">CREATE</text:span><text:span text:style-name="T104_8"><text:s/></text:span><text:span text:style-name="T104_9">FACTOID</text:span><text:span text:style-name="T104_10"><text:s/></text:span><text:span text:style-name="T104_11">WALLET</text:span><text:span text:style-name="T104_12"><text:s/></text:span><text:span text:style-name="T104_13">ADDRESS</text:span><text:span text:style-name="T104_14"><text:s/></text:span><text:span text:style-name="T104_15">NAME</text:span><text:span text:style-name="T104_16"><text:s/></text:span><text:span text:style-name="T104_17">CONTAINING</text:span><text:span text:style-name="T104_18"><text:s/>";"<text:s text:c="3"/><text:tab/><text:s/>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generateaddress</text:span><text:span text:style-name="T105_6"><text:s/></text:span><text:span text:style-name="T105_7">fct</text:span><text:span text:style-name="T105_8"><text:s/>"'</text:span><text:span text:style-name="T105_9">F</text:span><text:span text:style-name="T105_10">;02'"</text:span></text:p>
      <text:p text:style-name="P106"><text:span text:style-name="T106_1">echo</text:span></text:p>
      <text:p text:style-name="P107"><text:span text:style-name="T107_1">echo</text:span><text:span text:style-name="T107_2"><text:s/>1.1.1.21<text:s/></text:span><text:span text:style-name="T107_3">TRY</text:span><text:span text:style-name="T107_4"><text:s/></text:span><text:span text:style-name="T107_5">TO</text:span><text:span text:style-name="T107_6"><text:s/></text:span><text:span text:style-name="T107_7">CREATE</text:span><text:span text:style-name="T107_8"><text:s/></text:span><text:span text:style-name="T107_9">FACTOID</text:span><text:span text:style-name="T107_10"><text:s/></text:span><text:span text:style-name="T107_11">WALLET</text:span><text:span text:style-name="T107_12"><text:s/></text:span><text:span text:style-name="T107_13">ADDRESS</text:span><text:span text:style-name="T107_14"><text:s/></text:span><text:span text:style-name="T107_15">NAME</text:span><text:span text:style-name="T107_16"><text:s/></text:span><text:span text:style-name="T107_17">ENDING</text:span><text:span text:style-name="T107_18"><text:s/></text:span><text:span text:style-name="T107_19">WITH</text:span><text:span text:style-name="T107_20"><text:s/>"\""<text:s text:c="3"/><text:tab/><text:s/>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generateaddress</text:span><text:span text:style-name="T108_6"><text:s/></text:span><text:span text:style-name="T108_7">fct</text:span><text:span text:style-name="T108_8"><text:s/>"'</text:span><text:span text:style-name="T108_9">F</text:span><text:span text:style-name="T108_10">02\"'"</text:span></text:p>
      <text:p text:style-name="P109"><text:span text:style-name="T109_1">echo</text:span></text:p>
      <text:p text:style-name="P110"><text:span text:style-name="T110_1">echo</text:span><text:span text:style-name="T110_2"><text:s/>1.1.1.22<text:s/></text:span><text:span text:style-name="T110_3">TRY</text:span><text:span text:style-name="T110_4"><text:s/></text:span><text:span text:style-name="T110_5">TO</text:span><text:span text:style-name="T110_6"><text:s/></text:span><text:span text:style-name="T110_7">CREATE</text:span><text:span text:style-name="T110_8"><text:s/></text:span><text:span text:style-name="T110_9">FACTOID</text:span><text:span text:style-name="T110_10"><text:s/></text:span><text:span text:style-name="T110_11">WALLET</text:span><text:span text:style-name="T110_12"><text:s/></text:span><text:span text:style-name="T110_13">ADDRESS</text:span><text:span text:style-name="T110_14"><text:s/></text:span><text:span text:style-name="T110_15">NAME</text:span><text:span text:style-name="T110_16"><text:s/></text:span><text:span text:style-name="T110_17">STARTING</text:span><text:span text:style-name="T110_18"><text:s/></text:span><text:span text:style-name="T110_19">WITH</text:span><text:span text:style-name="T110_20"><text:s/>"'"<text:s text:c="3"/><text:tab/><text:s/>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generateaddress</text:span><text:span text:style-name="T111_6"><text:s/></text:span><text:span text:style-name="T111_7">fct</text:span><text:span text:style-name="T111_8"><text:s/>"''</text:span><text:span text:style-name="T111_9">F</text:span><text:span text:style-name="T111_10">02'"</text:span></text:p>
      <text:p text:style-name="P112"><text:span text:style-name="T112_1">echo</text:span></text:p>
      <text:p text:style-name="P113"><text:span text:style-name="T113_1">echo</text:span><text:span text:style-name="T113_2"><text:s/>1.1.1.23<text:s/></text:span><text:span text:style-name="T113_3">TRY</text:span><text:span text:style-name="T113_4"><text:s/></text:span><text:span text:style-name="T113_5">TO</text:span><text:span text:style-name="T113_6"><text:s/></text:span><text:span text:style-name="T113_7">CREATE</text:span><text:span text:style-name="T113_8"><text:s/></text:span><text:span text:style-name="T113_9">FACTOID</text:span><text:span text:style-name="T113_10"><text:s/></text:span><text:span text:style-name="T113_11">WALLET</text:span><text:span text:style-name="T113_12"><text:s/></text:span><text:span text:style-name="T113_13">ADDRESS</text:span><text:span text:style-name="T113_14"><text:s/></text:span><text:span text:style-name="T113_15">NAME</text:span><text:span text:style-name="T113_16"><text:s/></text:span><text:span text:style-name="T113_17">CONTAINING</text:span><text:span text:style-name="T113_18"><text:s/>"&lt;"<text:s text:c="3"/><text:tab/><text:s/></text:span></text:p>
      <text:p text:style-name="P114"><text:span text:style-name="T114_1">factom</text:span><text:span text:style-name="T114_2">-</text:span><text:span text:style-name="T114_3">cli</text:span><text:span text:style-name="T114_4"><text:s/></text:span><text:span text:style-name="T114_5">generateaddress</text:span><text:span text:style-name="T114_6"><text:s/></text:span><text:span text:style-name="T114_7">fct</text:span><text:span text:style-name="T114_8"><text:s/>"'</text:span><text:span text:style-name="T114_9">F</text:span><text:span text:style-name="T114_10">&lt;02'"</text:span></text:p>
      <text:p text:style-name="P115"><text:span text:style-name="T115_1">echo</text:span></text:p>
      <text:p text:style-name="P116"><text:span text:style-name="T116_1">echo</text:span><text:span text:style-name="T116_2"><text:s/>1.1.1.24<text:s/></text:span><text:span text:style-name="T116_3">TRY</text:span><text:span text:style-name="T116_4"><text:s/></text:span><text:span text:style-name="T116_5">TO</text:span><text:span text:style-name="T116_6"><text:s/></text:span><text:span text:style-name="T116_7">CREATE</text:span><text:span text:style-name="T116_8"><text:s/></text:span><text:span text:style-name="T116_9">FACTOID</text:span><text:span text:style-name="T116_10"><text:s/></text:span><text:span text:style-name="T116_11">WALLET</text:span><text:span text:style-name="T116_12"><text:s/></text:span><text:span text:style-name="T116_13">ADDRESS</text:span><text:span text:style-name="T116_14"><text:s/></text:span><text:span text:style-name="T116_15">NAME</text:span><text:span text:style-name="T116_16"><text:s/></text:span><text:span text:style-name="T116_17">ENDING</text:span><text:span text:style-name="T116_18"><text:s/></text:span><text:span text:style-name="T116_19">WITH</text:span><text:span text:style-name="T116_20"><text:s/>","<text:s text:c="3"/><text:tab/><text:s/></text:span></text:p>
      <text:p text:style-name="P117"><text:span text:style-name="T117_1">factom</text:span><text:span text:style-name="T117_2">-</text:span><text:span text:style-name="T117_3">cli</text:span><text:span text:style-name="T117_4"><text:s/></text:span><text:span text:style-name="T117_5">generateaddress</text:span><text:span text:style-name="T117_6"><text:s/></text:span><text:span text:style-name="T117_7">fct</text:span><text:span text:style-name="T117_8"><text:s/>"'</text:span><text:span text:style-name="T117_9">F</text:span><text:span text:style-name="T117_10">02,'"</text:span></text:p>
      <text:p text:style-name="P118"><text:span text:style-name="T118_1">echo</text:span></text:p>
      <text:p text:style-name="P119"><text:span text:style-name="T119_1">echo</text:span><text:span text:style-name="T119_2"><text:s/>1.1.1.25<text:s/></text:span><text:span text:style-name="T119_3">TRY</text:span><text:span text:style-name="T119_4"><text:s/></text:span><text:span text:style-name="T119_5">TO</text:span><text:span text:style-name="T119_6"><text:s/></text:span><text:span text:style-name="T119_7">CREATE</text:span><text:span text:style-name="T119_8"><text:s/></text:span><text:span text:style-name="T119_9">FACTOID</text:span><text:span text:style-name="T119_10"><text:s/></text:span><text:span text:style-name="T119_11">WALLET</text:span><text:span text:style-name="T119_12"><text:s/></text:span><text:span text:style-name="T119_13">ADDRESS</text:span><text:span text:style-name="T119_14"><text:s/></text:span><text:span text:style-name="T119_15">NAME</text:span><text:span text:style-name="T119_16"><text:s/></text:span><text:span text:style-name="T119_17">STARTING</text:span><text:span text:style-name="T119_18"><text:s/></text:span><text:span text:style-name="T119_19">WITH</text:span><text:span text:style-name="T119_20"><text:s/>"&gt;"<text:s text:c="3"/><text:tab/><text:s/></text:span></text:p>
      <text:p text:style-name="P120"><text:span text:style-name="T120_1">factom</text:span><text:span text:style-name="T120_2">-</text:span><text:span text:style-name="T120_3">cli</text:span><text:span text:style-name="T120_4"><text:s/></text:span><text:span text:style-name="T120_5">generateaddress</text:span><text:span text:style-name="T120_6"><text:s/></text:span><text:span text:style-name="T120_7">fct</text:span><text:span text:style-name="T120_8"><text:s/>"'&gt;</text:span><text:span text:style-name="T120_9">F</text:span><text:span text:style-name="T120_10">02'"</text:span></text:p>
      <text:p text:style-name="P121"><text:span text:style-name="T121_1">echo</text:span></text:p>
      <text:p text:style-name="P122"><text:span text:style-name="T122_1">echo</text:span><text:span text:style-name="T122_2"><text:s/>1.1.1.26<text:s/></text:span><text:span text:style-name="T122_3">TRY</text:span><text:span text:style-name="T122_4"><text:s/></text:span><text:span text:style-name="T122_5">TO</text:span><text:span text:style-name="T122_6"><text:s/></text:span><text:span text:style-name="T122_7">CREATE</text:span><text:span text:style-name="T122_8"><text:s/></text:span><text:span text:style-name="T122_9">FACTOID</text:span><text:span text:style-name="T122_10"><text:s/></text:span><text:span text:style-name="T122_11">WALLET</text:span><text:span text:style-name="T122_12"><text:s/></text:span><text:span text:style-name="T122_13">ADDRESS</text:span><text:span text:style-name="T122_14"><text:s/></text:span><text:span text:style-name="T122_15">NAME</text:span><text:span text:style-name="T122_16"><text:s/></text:span><text:span text:style-name="T122_17">CONTAINING</text:span><text:span text:style-name="T122_18"><text:s/>"."<text:s text:c="3"/><text:tab/><text:s/></text:span></text:p>
      <text:p text:style-name="P123"><text:span text:style-name="T123_1">factom</text:span><text:span text:style-name="T123_2">-</text:span><text:span text:style-name="T123_3">cli</text:span><text:span text:style-name="T123_4"><text:s/></text:span><text:span text:style-name="T123_5">generateaddress</text:span><text:span text:style-name="T123_6"><text:s/></text:span><text:span text:style-name="T123_7">fct</text:span><text:span text:style-name="T123_8"><text:s/>"'</text:span><text:span text:style-name="T123_9">F</text:span><text:span text:style-name="T123_10">.02'"</text:span></text:p>
      <text:p text:style-name="P124"><text:span text:style-name="T124_1">echo</text:span></text:p>
      <text:p text:style-name="P125"><text:span text:style-name="T125_1">echo</text:span><text:span text:style-name="T125_2"><text:s/>1.1.1.27<text:s/></text:span><text:span text:style-name="T125_3">TRY</text:span><text:span text:style-name="T125_4"><text:s/></text:span><text:span text:style-name="T125_5">TO</text:span><text:span text:style-name="T125_6"><text:s/></text:span><text:span text:style-name="T125_7">CREATE</text:span><text:span text:style-name="T125_8"><text:s/></text:span><text:span text:style-name="T125_9">FACTOID</text:span><text:span text:style-name="T125_10"><text:s/></text:span><text:span text:style-name="T125_11">WALLET</text:span><text:span text:style-name="T125_12"><text:s/></text:span><text:span text:style-name="T125_13">ADDRESS</text:span><text:span text:style-name="T125_14"><text:s/></text:span><text:span text:style-name="T125_15">NAME</text:span><text:span text:style-name="T125_16"><text:s/></text:span><text:span text:style-name="T125_17">ENDING</text:span><text:span text:style-name="T125_18"><text:s/></text:span><text:span text:style-name="T125_19">WITH</text:span><text:span text:style-name="T125_20"><text:s/>"?"<text:s text:c="3"/><text:tab/><text:s/></text:span></text:p>
      <text:p text:style-name="P126"><text:span text:style-name="T126_1">factom</text:span><text:span text:style-name="T126_2">-</text:span><text:span text:style-name="T126_3">cli</text:span><text:span text:style-name="T126_4"><text:s/></text:span><text:span text:style-name="T126_5">generateaddress</text:span><text:span text:style-name="T126_6"><text:s/></text:span><text:span text:style-name="T126_7">fct</text:span><text:span text:style-name="T126_8"><text:s/>"'</text:span><text:span text:style-name="T126_9">F</text:span><text:span text:style-name="T126_10">02?'"</text:span></text:p>
      <text:p text:style-name="P127"><text:span text:style-name="T127_1">echo</text:span></text:p>
      <text:p text:style-name="P128"><text:span text:style-name="T128_1">echo</text:span><text:span text:style-name="T128_2"><text:s/>1.1.1.28<text:s/></text:span><text:span text:style-name="T128_3">TRY</text:span><text:span text:style-name="T128_4"><text:s/></text:span><text:span text:style-name="T128_5">TO</text:span><text:span text:style-name="T128_6"><text:s/></text:span><text:span text:style-name="T128_7">CREATE</text:span><text:span text:style-name="T128_8"><text:s/></text:span><text:span text:style-name="T128_9">FACTOID</text:span><text:span text:style-name="T128_10"><text:s/></text:span><text:span text:style-name="T128_11">WALLET</text:span><text:span text:style-name="T128_12"><text:s/></text:span><text:span text:style-name="T128_13">ADDRESS</text:span><text:span text:style-name="T128_14"><text:s/></text:span><text:span text:style-name="T128_15">NAME</text:span><text:span text:style-name="T128_16"><text:s/></text:span><text:span text:style-name="T128_17">STARTING</text:span><text:span text:style-name="T128_18"><text:s/></text:span><text:span text:style-name="T128_19">WITH</text:span><text:span text:style-name="T128_20"><text:s/>"\\"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nerateaddress</text:span><text:span text:style-name="T129_6"><text:s/></text:span><text:span text:style-name="T129_7">fct</text:span><text:span text:style-name="T129_8"><text:s/>"'\</text:span><text:span text:style-name="T129_9">F</text:span><text:span text:style-name="T129_10">02'"</text:span></text:p>
      <text:p text:style-name="P130"><text:span text:style-name="T130_1">echo</text:span></text:p>
      <text:p text:style-name="P131"/>
      <text:p text:style-name="P132"><text:span text:style-name="T132_1">echo</text:span><text:span text:style-name="T132_2"><text:s/>1.1.2<text:s/></text:span><text:span text:style-name="T132_3">GET</text:span><text:span text:style-name="T132_4"><text:s/></text:span><text:span text:style-name="T132_5">FACTOID</text:span><text:span text:style-name="T132_6"><text:s/></text:span><text:span text:style-name="T132_7">WALLET</text:span><text:span text:style-name="T132_8"><text:s/></text:span><text:span text:style-name="T132_9">ADDRESS</text:span><text:span text:style-name="T132_10"><text:s/></text:span><text:span text:style-name="T132_11">BALANCES</text:span><text:span text:style-name="T132_12"><text:s text:c="3"/><text:tab/><text:s/></text:span></text:p>
      <text:p text:style-name="P133"><text:span text:style-name="T133_1">echo</text:span></text:p>
      <text:p text:style-name="P134"><text:span text:style-name="T134_1">echo</text:span><text:span text:style-name="T134_2"><text:s/>1.1.2.1<text:s/></text:span><text:span text:style-name="T134_3">LIST</text:span><text:span text:style-name="T134_4"><text:s/></text:span><text:span text:style-name="T134_5">ALL</text:span><text:span text:style-name="T134_6"><text:s/></text:span><text:span text:style-name="T134_7">WALLET</text:span><text:span text:style-name="T134_8"><text:s/></text:span><text:span text:style-name="T134_9">ADDRESS</text:span><text:span text:style-name="T134_10"><text:s/></text:span><text:span text:style-name="T134_11">BALANCES</text:span><text:span text:style-name="T134_12"><text:s text:c="3"/><text:tab/><text:s/></text:span></text:p>
      <text:p text:style-name="P135"><text:span text:style-name="T135_1">factom</text:span><text:span text:style-name="T135_2">-</text:span><text:span text:style-name="T135_3">cli</text:span><text:span text:style-name="T135_4"><text:s/></text:span><text:span text:style-name="T135_5">getaddresses</text:span></text:p>
      <text:p text:style-name="P136"><text:span text:style-name="T136_1">echo</text:span></text:p>
      <text:p text:style-name="P137"><text:span text:style-name="T137_1">echo</text:span><text:span text:style-name="T137_2"><text:s/>1.1.2.2<text:s/></text:span><text:span text:style-name="T137_3">LIST</text:span><text:span text:style-name="T137_4"><text:s/></text:span><text:span text:style-name="T137_5">FACTOID</text:span><text:span text:style-name="T137_6"><text:s/></text:span><text:span text:style-name="T137_7">WALLET</text:span><text:span text:style-name="T137_8"><text:s/></text:span><text:span text:style-name="T137_9">ADDRESS</text:span><text:span text:style-name="T137_10"><text:s/></text:span><text:span text:style-name="T137_11">BALANCES</text:span><text:span text:style-name="T137_12"><text:s/></text:span><text:span text:style-name="T137_13">INDIVIDUALLY</text:span><text:span text:style-name="T137_14"><text:s text:c="3"/><text:tab/><text:s/></text:span></text:p>
      <text:p text:style-name="P138"><text:span text:style-name="T138_1">factom</text:span><text:span text:style-name="T138_2">-</text:span><text:span text:style-name="T138_3">cli</text:span><text:span text:style-name="T138_4"><text:s/></text:span><text:span text:style-name="T138_5">balance</text:span><text:span text:style-name="T138_6"><text:s/></text:span><text:span text:style-name="T138_7">fct</text:span><text:span text:style-name="T138_8"><text:s/></text:span><text:span text:style-name="T138_9">factoid</text:span><text:span text:style-name="T138_10">-</text:span><text:span text:style-name="T138_11">wallet</text:span><text:span text:style-name="T138_12">-</text:span><text:span text:style-name="T138_13">address</text:span><text:span text:style-name="T138_14">-</text:span><text:span text:style-name="T138_15">name</text:span><text:span text:style-name="T138_16">01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balance</text:span><text:span text:style-name="T139_6"><text:s/></text:span><text:span text:style-name="T139_7">fct</text:span><text:span text:style-name="T139_8"><text:s/>$</text:span><text:span text:style-name="T139_9">FACTOIDWALLETADDRESSKEY</text:span><text:span text:style-name="T139_10">01</text:span></text:p>
      <text:p text:style-name="P140"><text:span text:style-name="T140_1">factom</text:span><text:span text:style-name="T140_2">-</text:span><text:span text:style-name="T140_3">cli</text:span><text:span text:style-name="T140_4"><text:s/></text:span><text:span text:style-name="T140_5">balance</text:span><text:span text:style-name="T140_6"><text:s/></text:span><text:span text:style-name="T140_7">fct</text:span><text:span text:style-name="T140_8"><text:s/></text:span><text:span text:style-name="T140_9">factoid</text:span><text:span text:style-name="T140_10">-</text:span><text:span text:style-name="T140_11">wallet</text:span><text:span text:style-name="T140_12">-</text:span><text:span text:style-name="T140_13">address</text:span><text:span text:style-name="T140_14">-</text:span><text:span text:style-name="T140_15">name</text:span><text:span text:style-name="T140_16">02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balance</text:span><text:span text:style-name="T141_6"><text:s/></text:span><text:span text:style-name="T141_7">fct</text:span><text:span text:style-name="T141_8"><text:s/>$</text:span><text:span text:style-name="T141_9">FACTOIDWALLETADDRESSKEY</text:span><text:span text:style-name="T141_10">02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balance</text:span><text:span text:style-name="T142_6"><text:s/></text:span><text:span text:style-name="T142_7">fct</text:span><text:span text:style-name="T142_8"><text:s/></text:span><text:span text:style-name="T142_9">factoid</text:span><text:span text:style-name="T142_10">-</text:span><text:span text:style-name="T142_11">wallet</text:span><text:span text:style-name="T142_12">-</text:span><text:span text:style-name="T142_13">address</text:span><text:span text:style-name="T142_14">-</text:span><text:span text:style-name="T142_15">name</text:span><text:span text:style-name="T142_16">03</text:span></text:p>
      <text:p text:style-name="P143"><text:span text:style-name="T143_1">factom</text:span><text:span text:style-name="T143_2">-</text:span><text:span text:style-name="T143_3">cli</text:span><text:span text:style-name="T143_4"><text:s/></text:span><text:span text:style-name="T143_5">balance</text:span><text:span text:style-name="T143_6"><text:s/></text:span><text:span text:style-name="T143_7">fct</text:span><text:span text:style-name="T143_8"><text:s/>$</text:span><text:span text:style-name="T143_9">FACTOIDWALLETADDRESSKEY</text:span><text:span text:style-name="T143_10">03</text:span></text:p>
      <text:p text:style-name="P144"><text:span text:style-name="T144_1">echo</text:span></text:p>
      <text:p text:style-name="P145"><text:span text:style-name="T145_1">echo</text:span><text:span text:style-name="T145_2"><text:s/>1.1.2.3<text:s/></text:span><text:span text:style-name="T145_3">REQUEST</text:span><text:span text:style-name="T145_4"><text:s/></text:span><text:span text:style-name="T145_5">BALANCE</text:span><text:span text:style-name="T145_6"><text:s/></text:span><text:span text:style-name="T145_7">OF</text:span><text:span text:style-name="T145_8"><text:s/></text:span><text:span text:style-name="T145_9">NON</text:span><text:span text:style-name="T145_10">-</text:span><text:span text:style-name="T145_11">EXISTENT</text:span><text:span text:style-name="T145_12"><text:s/></text:span><text:span text:style-name="T145_13">FACTOID</text:span><text:span text:style-name="T145_14"><text:s/></text:span><text:span text:style-name="T145_15">WALLET</text:span><text:span text:style-name="T145_16"><text:s/></text:span><text:span text:style-name="T145_17">ADDRESS</text:span></text:p>
      <text:p text:style-name="P146"><text:span text:style-name="T146_1">factom</text:span><text:span text:style-name="T146_2">-</text:span><text:span text:style-name="T146_3">cli</text:span><text:span text:style-name="T146_4"><text:s/></text:span><text:span text:style-name="T146_5">balance</text:span><text:span text:style-name="T146_6"><text:s/></text:span><text:span text:style-name="T146_7">fct</text:span><text:span text:style-name="T146_8"><text:s/></text:span><text:span text:style-name="T146_9">factom</text:span><text:span text:style-name="T146_10">-</text:span><text:span text:style-name="T146_11">cli</text:span><text:span text:style-name="T146_12"><text:s/></text:span><text:span text:style-name="T146_13">balance</text:span><text:span text:style-name="T146_14"><text:s/></text:span><text:span text:style-name="T146_15">fct</text:span><text:span text:style-name="T146_16"><text:s/></text:span><text:span text:style-name="T146_17">xxx</text:span></text:p>
      <text:p text:style-name="P147"><text:span text:style-name="T147_1">echo</text:span></text:p>
      <text:p text:style-name="P148"><text:span text:style-name="T148_1">echo</text:span><text:span text:style-name="T148_2"><text:s/>1.1.2.4<text:s/></text:span><text:span text:style-name="T148_3">REQUEST</text:span><text:span text:style-name="T148_4"><text:s/></text:span><text:span text:style-name="T148_5">BALANCE</text:span><text:span text:style-name="T148_6"><text:s/></text:span><text:span text:style-name="T148_7">OF</text:span><text:span text:style-name="T148_8"><text:s/></text:span><text:span text:style-name="T148_9">FACTOID</text:span><text:span text:style-name="T148_10"><text:s/></text:span><text:span text:style-name="T148_11">WALLET</text:span><text:span text:style-name="T148_12"><text:s/></text:span><text:span text:style-name="T148_13">ADDRESS</text:span><text:span text:style-name="T148_14"><text:s/></text:span><text:span text:style-name="T148_15">NAME</text:span><text:span text:style-name="T148_16"><text:s/></text:span><text:span text:style-name="T148_17">TOO</text:span><text:span text:style-name="T148_18"><text:s/></text:span><text:span text:style-name="T148_19">LONG</text:span></text:p>
      <text:p text:style-name="P149"><text:span text:style-name="T149_1">factom</text:span><text:span text:style-name="T149_2">-</text:span><text:span text:style-name="T149_3">cli</text:span><text:span text:style-name="T149_4"><text:s/></text:span><text:span text:style-name="T149_5">balance</text:span><text:span text:style-name="T149_6"><text:s/></text:span><text:span text:style-name="T149_7">fct</text:span><text:span text:style-name="T149_8"><text:s/></text:span><text:span text:style-name="T149_9">hhhhhhhhhhhhhhhhhhhhhhhhhhhhhhhhhhhhhhhhhhhhhhhhhhhhhhhhhhhhhhhhhhhhhhhhhhhhhhhhhhhhhhhhhaaaa</text:span></text:p>
      <text:p text:style-name="P150"><text:span text:style-name="T150_1">echo</text:span></text:p>
      <text:p text:style-name="P151"/>
      <text:p text:style-name="P152"><text:span text:style-name="T152_1">echo</text:span><text:span text:style-name="T152_2"><text:s/>1.2<text:s/></text:span><text:span text:style-name="T152_3">ENTRY</text:span><text:span text:style-name="T152_4"><text:s/></text:span><text:span text:style-name="T152_5">CREDIT</text:span><text:span text:style-name="T152_6"><text:s/></text:span><text:span text:style-name="T152_7">WALLET</text:span><text:span text:style-name="T152_8"><text:s text:c="3"/><text:tab/><text:s/></text:span></text:p>
      <text:p text:style-name="P153"><text:span text:style-name="T153_1">echo</text:span></text:p>
      <text:p text:style-name="P154"><text:span text:style-name="T154_1">echo</text:span><text:span text:style-name="T154_2"><text:s/>1.2.1<text:s/></text:span><text:span text:style-name="T154_3">CREATE</text:span><text:span text:style-name="T154_4"><text:s/></text:span><text:span text:style-name="T154_5">ENTRY</text:span><text:span text:style-name="T154_6"><text:s/></text:span><text:span text:style-name="T154_7">CREDIT</text:span><text:span text:style-name="T154_8"><text:s/></text:span><text:span text:style-name="T154_9">WALLET</text:span><text:span text:style-name="T154_10"><text:s/></text:span><text:span text:style-name="T154_11">ADDRESSES</text:span></text:p>
      <text:p text:style-name="P155"><text:span text:style-name="T155_1">echo</text:span></text:p>
      <text:p text:style-name="P156"><text:span text:style-name="T156_1">echo</text:span><text:span text:style-name="T156_2"><text:s/>1.2.1.1<text:s/></text:span><text:span text:style-name="T156_3">CREATE</text:span><text:span text:style-name="T156_4"><text:s/></text:span><text:span text:style-name="T156_5">ORDINARY</text:span><text:span text:style-name="T156_6"><text:s/></text:span><text:span text:style-name="T156_7">ENTRY</text:span><text:span text:style-name="T156_8"><text:s/></text:span><text:span text:style-name="T156_9">CREDIT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S</text:span><text:span text:style-name="T156_16"><text:s text:c="3"/><text:tab/><text:s/></text:span></text:p>
      <text:p text:style-name="P157"><text:span text:style-name="T157_1">ECWALLETADDRESSKEY</text:span><text:span text:style-name="T157_2">01=$(</text:span><text:span text:style-name="T157_3">factom</text:span><text:span text:style-name="T157_4">-</text:span><text:span text:style-name="T157_5">cli</text:span><text:span text:style-name="T157_6"><text:s/></text:span><text:span text:style-name="T157_7">generateaddress</text:span><text:span text:style-name="T157_8"><text:s/></text:span><text:span text:style-name="T157_9">ec</text:span><text:span text:style-name="T157_10"><text:s/></text:span><text:span text:style-name="T157_11">ec</text:span><text:span text:style-name="T157_12">-</text:span><text:span text:style-name="T157_13">wallet</text:span><text:span text:style-name="T157_14">-</text:span><text:span text:style-name="T157_15">address</text:span><text:span text:style-name="T157_16">-</text:span><text:span text:style-name="T157_17">name</text:span><text:span text:style-name="T157_18">01<text:s/>|<text:s/></text:span><text:span text:style-name="T157_19">awk</text:span><text:span text:style-name="T157_20"><text:s/>'{</text:span><text:span text:style-name="T157_21">print</text:span><text:span text:style-name="T157_22"><text:s/>$3}')</text:span></text:p>
      <text:p text:style-name="P158"><text:span text:style-name="T158_1">echo</text:span><text:span text:style-name="T158_2"><text:s/></text:span><text:span text:style-name="T158_3">ec</text:span><text:span text:style-name="T158_4">-</text:span><text:span text:style-name="T158_5">wallet</text:span><text:span text:style-name="T158_6">-</text:span><text:span text:style-name="T158_7">address</text:span><text:span text:style-name="T158_8">-</text:span><text:span text:style-name="T158_9">name</text:span><text:span text:style-name="T158_10">01<text:s/>=<text:s/>$</text:span><text:span text:style-name="T158_11">ECWALLETADDRESSKEY</text:span><text:span text:style-name="T158_12">01</text:span></text:p>
      <text:p text:style-name="P159"><text:span text:style-name="T159_1">echo</text:span></text:p>
      <text:p text:style-name="P160"><text:span text:style-name="T160_1">ECWALLETADDRESSKEY</text:span><text:span text:style-name="T160_2">02=$(</text:span><text:span text:style-name="T160_3">factom</text:span><text:span text:style-name="T160_4">-</text:span><text:span text:style-name="T160_5">cli</text:span><text:span text:style-name="T160_6"><text:s/></text:span><text:span text:style-name="T160_7">generateaddress</text:span><text:span text:style-name="T160_8"><text:s/></text:span><text:span text:style-name="T160_9">ec</text:span><text:span text:style-name="T160_10"><text:s/></text:span><text:span text:style-name="T160_11">ec</text:span><text:span text:style-name="T160_12">-</text:span><text:span text:style-name="T160_13">wallet</text:span><text:span text:style-name="T160_14">-</text:span><text:span text:style-name="T160_15">address</text:span><text:span text:style-name="T160_16">-</text:span><text:span text:style-name="T160_17">name</text:span><text:span text:style-name="T160_18">02<text:s/>|<text:s/></text:span><text:span text:style-name="T160_19">awk</text:span><text:span text:style-name="T160_20"><text:s/>'{</text:span><text:span text:style-name="T160_21">print</text:span><text:span text:style-name="T160_22"><text:s/>$3}')</text:span></text:p>
      <text:p text:style-name="P161"><text:span text:style-name="T161_1">echo</text:span><text:span text:style-name="T161_2"><text:s/></text:span><text:span text:style-name="T161_3">ec</text:span><text:span text:style-name="T161_4">-</text:span><text:span text:style-name="T161_5">wallet</text:span><text:span text:style-name="T161_6">-</text:span><text:span text:style-name="T161_7">address</text:span><text:span text:style-name="T161_8">-</text:span><text:span text:style-name="T161_9">name</text:span><text:span text:style-name="T161_10">02<text:s/>=<text:s/>$</text:span><text:span text:style-name="T161_11">ECWALLETADDRESSKEY</text:span><text:span text:style-name="T161_12">02</text:span></text:p>
      <text:p text:style-name="P162"><text:span text:style-name="T162_1">echo</text:span></text:p>
      <text:p text:style-name="P163"><text:span text:style-name="T163_1">echo</text:span><text:span text:style-name="T163_2"><text:s/>1.2.1.2<text:s/></text:span><text:span text:style-name="T163_3">TRY</text:span><text:span text:style-name="T163_4"><text:s/></text:span><text:span text:style-name="T163_5">TO</text:span><text:span text:style-name="T163_6"><text:s/></text:span><text:span text:style-name="T163_7">CREATE</text:span><text:span text:style-name="T163_8"><text:s/></text:span><text:span text:style-name="T163_9">ENTRY</text:span><text:span text:style-name="T163_10"><text:s/></text:span><text:span text:style-name="T163_11">CREDIT</text:span><text:span text:style-name="T163_12"><text:s/></text:span><text:span text:style-name="T163_13">WALLET</text:span><text:span text:style-name="T163_14"><text:s/></text:span><text:span text:style-name="T163_15">ADDRESS</text:span><text:span text:style-name="T163_16"><text:s/></text:span><text:span text:style-name="T163_17">NAME</text:span><text:span text:style-name="T163_18"><text:s/></text:span><text:span text:style-name="T163_19">STARTING</text:span><text:span text:style-name="T163_20"><text:s/></text:span><text:span text:style-name="T163_21">WITH</text:span><text:span text:style-name="T163_22"><text:s/>'"$"'<text:s text:c="3"/><text:tab/><text:s/></text:span></text:p>
      <text:p text:style-name="P164"><text:span text:style-name="T164_1">factom</text:span><text:span text:style-name="T164_2">-</text:span><text:span text:style-name="T164_3">cli</text:span><text:span text:style-name="T164_4"><text:s/></text:span><text:span text:style-name="T164_5">generateaddress</text:span><text:span text:style-name="T164_6"><text:s/></text:span><text:span text:style-name="T164_7">ec</text:span><text:span text:style-name="T164_8"><text:s/>'$</text:span><text:span text:style-name="T164_9">E</text:span><text:span text:style-name="T164_10">01'</text:span></text:p>
      <text:p text:style-name="P165"><text:span text:style-name="T165_1">echo</text:span></text:p>
      <text:p text:style-name="P166"><text:span text:style-name="T166_1">echo</text:span><text:span text:style-name="T166_2"><text:s/>1.2.1.3<text:s/></text:span><text:span text:style-name="T166_3">TRY</text:span><text:span text:style-name="T166_4"><text:s/></text:span><text:span text:style-name="T166_5">TO</text:span><text:span text:style-name="T166_6"><text:s/></text:span><text:span text:style-name="T166_7">CREATE</text:span><text:span text:style-name="T166_8"><text:s/></text:span><text:span text:style-name="T166_9">ENTRY</text:span><text:span text:style-name="T166_10"><text:s/></text:span><text:span text:style-name="T166_11">CREDIT</text:span><text:span text:style-name="T166_12"><text:s/></text:span><text:span text:style-name="T166_13">WALLET</text:span><text:span text:style-name="T166_14"><text:s/></text:span><text:span text:style-name="T166_15">ADDRESS</text:span><text:span text:style-name="T166_16"><text:s/></text:span><text:span text:style-name="T166_17">NAME</text:span><text:span text:style-name="T166_18"><text:s/></text:span><text:span text:style-name="T166_19">STARTING</text:span><text:span text:style-name="T166_20"><text:s/></text:span><text:span text:style-name="T166_21">WITH</text:span><text:span text:style-name="T166_22"><text:s/>'"/"'<text:s text:c="3"/><text:tab/><text:s/></text:span></text:p>
      <text:p text:style-name="P167"><text:span text:style-name="T167_1">factom</text:span><text:span text:style-name="T167_2">-</text:span><text:span text:style-name="T167_3">cli</text:span><text:span text:style-name="T167_4"><text:s/></text:span><text:span text:style-name="T167_5">generateaddress</text:span><text:span text:style-name="T167_6"><text:s/></text:span><text:span text:style-name="T167_7">ec</text:span><text:span text:style-name="T167_8"><text:s/>"'/</text:span><text:span text:style-name="T167_9">E</text:span><text:span text:style-name="T167_10">02'"</text:span></text:p>
      <text:p text:style-name="P168"><text:span text:style-name="T168_1">echo</text:span></text:p>
      <text:p text:style-name="P169"><text:span text:style-name="T169_1">echo</text:span><text:span text:style-name="T169_2"><text:s/>1.2.1.4<text:s/></text:span><text:span text:style-name="T169_3">TRY</text:span><text:span text:style-name="T169_4"><text:s/></text:span><text:span text:style-name="T169_5">TO</text:span><text:span text:style-name="T169_6"><text:s/></text:span><text:span text:style-name="T169_7">CREATE</text:span><text:span text:style-name="T169_8"><text:s/></text:span><text:span text:style-name="T169_9">TOO</text:span><text:span text:style-name="T169_10"><text:s/></text:span><text:span text:style-name="T169_11">LONG</text:span><text:span text:style-name="T169_12"><text:s/></text:span><text:span text:style-name="T169_13">ENTRY</text:span><text:span text:style-name="T169_14"><text:s/></text:span><text:span text:style-name="T169_15">CREDIT</text:span><text:span text:style-name="T169_16"><text:s/></text:span><text:span text:style-name="T169_17">WALLET</text:span><text:span text:style-name="T169_18"><text:s/></text:span><text:span text:style-name="T169_19">ADDRESS</text:span><text:span text:style-name="T169_20"><text:s/></text:span><text:span text:style-name="T169_21">NAME</text:span><text:span text:style-name="T169_22"><text:s text:c="2"/><text:tab/><text:s/></text:span></text:p>
      <text:p text:style-name="P170"><text:span text:style-name="T170_1">factom</text:span><text:span text:style-name="T170_2">-</text:span><text:span text:style-name="T170_3">cli</text:span><text:span text:style-name="T170_4"><text:s/></text:span><text:span text:style-name="T170_5">generateaddress</text:span><text:span text:style-name="T170_6"><text:s/></text:span><text:span text:style-name="T170_7">ec</text:span><text:span text:style-name="T170_8"><text:s/></text:span><text:span text:style-name="T170_9">entry</text:span><text:span text:style-name="T170_10">-</text:span><text:span text:style-name="T170_11">credit</text:span><text:span text:style-name="T170_12">-</text:span><text:span text:style-name="T170_13">wallet</text:span><text:span text:style-name="T170_14">-</text:span><text:span text:style-name="T170_15">address</text:span><text:span text:style-name="T170_16">-</text:span><text:span text:style-name="T170_17">name</text:span><text:span text:style-name="T170_18">01</text:span></text:p>
      <text:p text:style-name="P171"><text:span text:style-name="T171_1">echo</text:span></text:p>
      <text:p text:style-name="P172"/>
      <text:p text:style-name="P173"><text:span text:style-name="T173_1">echo</text:span><text:span text:style-name="T173_2"><text:s/>1.2.2<text:s/></text:span><text:span text:style-name="T173_3">GET</text:span><text:span text:style-name="T173_4"><text:s/></text:span><text:span text:style-name="T173_5">ENTRY</text:span><text:span text:style-name="T173_6"><text:s/></text:span><text:span text:style-name="T173_7">CREDIT</text:span><text:span text:style-name="T173_8"><text:s/></text:span><text:span text:style-name="T173_9">WALLET</text:span><text:span text:style-name="T173_10"><text:s/></text:span><text:span text:style-name="T173_11">ADDRESS</text:span><text:span text:style-name="T173_12"><text:s/></text:span><text:span text:style-name="T173_13">BALANCES</text:span><text:span text:style-name="T173_14"><text:s text:c="3"/><text:tab/><text:s/></text:span></text:p>
      <text:p text:style-name="P174"><text:span text:style-name="T174_1">echo</text:span></text:p>
      <text:p text:style-name="P175"><text:span text:style-name="T175_1">echo</text:span><text:span text:style-name="T175_2"><text:s/>1.2.2.1<text:s/></text:span><text:span text:style-name="T175_3">LIST</text:span><text:span text:style-name="T175_4"><text:s/></text:span><text:span text:style-name="T175_5">ALL</text:span><text:span text:style-name="T175_6"><text:s/></text:span><text:span text:style-name="T175_7">ENTRY</text:span><text:span text:style-name="T175_8"><text:s/></text:span><text:span text:style-name="T175_9">CREDIT</text:span><text:span text:style-name="T175_10"><text:s/></text:span><text:span text:style-name="T175_11">WALLET</text:span><text:span text:style-name="T175_12"><text:s/></text:span><text:span text:style-name="T175_13">ADDRESS</text:span><text:span text:style-name="T175_14"><text:s/></text:span><text:span text:style-name="T175_15">BALANCES</text:span><text:span text:style-name="T175_16"><text:s text:c="3"/><text:tab/><text:s/></text:span></text:p>
      <text:p text:style-name="P176"><text:span text:style-name="T176_1">factom</text:span><text:span text:style-name="T176_2">-</text:span><text:span text:style-name="T176_3">cli</text:span><text:span text:style-name="T176_4"><text:s/></text:span><text:span text:style-name="T176_5">getaddresses</text:span></text:p>
      <text:p text:style-name="P177"><text:span text:style-name="T177_1">echo</text:span></text:p>
      <text:p text:style-name="P178"><text:span text:style-name="T178_1">echo</text:span><text:span text:style-name="T178_2"><text:s/>1.2.2.2<text:s/></text:span><text:span text:style-name="T178_3">LIST</text:span><text:span text:style-name="T178_4"><text:s/></text:span><text:span text:style-name="T178_5">ENTRY</text:span><text:span text:style-name="T178_6"><text:s/></text:span><text:span text:style-name="T178_7">CREDIT</text:span><text:span text:style-name="T178_8"><text:s/></text:span><text:span text:style-name="T178_9">WALLET</text:span><text:span text:style-name="T178_10"><text:s/></text:span><text:span text:style-name="T178_11">ADDRESS</text:span><text:span text:style-name="T178_12"><text:s/></text:span><text:span text:style-name="T178_13">BALANCES</text:span><text:span text:style-name="T178_14"><text:s/></text:span><text:span text:style-name="T178_15">INDIVIDUALLY</text:span><text:span text:style-name="T178_16"><text:s text:c="3"/><text:tab/><text:s/></text:span></text:p>
      <text:p text:style-name="P179"><text:span text:style-name="T179_1">factom</text:span><text:span text:style-name="T179_2">-</text:span><text:span text:style-name="T179_3">cli</text:span><text:span text:style-name="T179_4"><text:s/></text:span><text:span text:style-name="T179_5">balance</text:span><text:span text:style-name="T179_6"><text:s/></text:span><text:span text:style-name="T179_7">ec</text:span><text:span text:style-name="T179_8"><text:s/></text:span><text:span text:style-name="T179_9">ec</text:span><text:span text:style-name="T179_10">-</text:span><text:span text:style-name="T179_11">wallet</text:span><text:span text:style-name="T179_12">-</text:span><text:span text:style-name="T179_13">address</text:span><text:span text:style-name="T179_14">-</text:span><text:span text:style-name="T179_15">name</text:span><text:span text:style-name="T179_16">01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balance</text:span><text:span text:style-name="T180_6"><text:s/></text:span><text:span text:style-name="T180_7">ec</text:span><text:span text:style-name="T180_8"><text:s/>$</text:span><text:span text:style-name="T180_9">ECWALLETADDRESSKEY</text:span><text:span text:style-name="T180_10">01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balance</text:span><text:span text:style-name="T181_6"><text:s/></text:span><text:span text:style-name="T181_7">ec</text:span><text:span text:style-name="T181_8"><text:s/></text:span><text:span text:style-name="T181_9">ec</text:span><text:span text:style-name="T181_10">-</text:span><text:span text:style-name="T181_11">wallet</text:span><text:span text:style-name="T181_12">-</text:span><text:span text:style-name="T181_13">address</text:span><text:span text:style-name="T181_14">-</text:span><text:span text:style-name="T181_15">name</text:span><text:span text:style-name="T181_16">02</text:span></text:p>
      <text:p text:style-name="P182"><text:span text:style-name="T182_1">factom</text:span><text:span text:style-name="T182_2">-</text:span><text:span text:style-name="T182_3">cli</text:span><text:span text:style-name="T182_4"><text:s/></text:span><text:span text:style-name="T182_5">balance</text:span><text:span text:style-name="T182_6"><text:s/></text:span><text:span text:style-name="T182_7">ec</text:span><text:span text:style-name="T182_8"><text:s/>$</text:span><text:span text:style-name="T182_9">ECWALLETADDRESSKEY</text:span><text:span text:style-name="T182_10">02</text:span></text:p>
      <text:p text:style-name="P183"><text:span text:style-name="T183_1">echo</text:span></text:p>
      <text:p text:style-name="P184"><text:span text:style-name="T184_1">echo</text:span><text:span text:style-name="T184_2"><text:s/>1.2.2.3<text:s/></text:span><text:span text:style-name="T184_3">REQUEST</text:span><text:span text:style-name="T184_4"><text:s/></text:span><text:span text:style-name="T184_5">BALANCE</text:span><text:span text:style-name="T184_6"><text:s/></text:span><text:span text:style-name="T184_7">OF</text:span><text:span text:style-name="T184_8"><text:s/></text:span><text:span text:style-name="T184_9">NON</text:span><text:span text:style-name="T184_10">-</text:span><text:span text:style-name="T184_11">EXISTENT</text:span><text:span text:style-name="T184_12"><text:s/></text:span><text:span text:style-name="T184_13">ENTRY</text:span><text:span text:style-name="T184_14"><text:s/></text:span><text:span text:style-name="T184_15">CREDIT</text:span><text:span text:style-name="T184_16"><text:s/></text:span><text:span text:style-name="T184_17">WALLET</text:span><text:span text:style-name="T184_18"><text:s/></text:span><text:span text:style-name="T184_19">ADDRESS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ec</text:span><text:span text:style-name="T185_8"><text:s/></text:span><text:span text:style-name="T185_9">xxx</text:span></text:p>
      <text:p text:style-name="P186"><text:span text:style-name="T186_1">echo</text:span></text:p>
      <text:p text:style-name="P187"><text:span text:style-name="T187_1">echo</text:span><text:span text:style-name="T187_2"><text:s/>1.2.2.4<text:s/></text:span><text:span text:style-name="T187_3">REQUEST</text:span><text:span text:style-name="T187_4"><text:s/></text:span><text:span text:style-name="T187_5">BALANCE</text:span><text:span text:style-name="T187_6"><text:s/></text:span><text:span text:style-name="T187_7">OF</text:span><text:span text:style-name="T187_8"><text:s/></text:span><text:span text:style-name="T187_9">ENTRY</text:span><text:span text:style-name="T187_10"><text:s/></text:span><text:span text:style-name="T187_11">CREDIT</text:span><text:span text:style-name="T187_12"><text:s/></text:span><text:span text:style-name="T187_13">WALLET</text:span><text:span text:style-name="T187_14"><text:s/></text:span><text:span text:style-name="T187_15">ADDRESS</text:span><text:span text:style-name="T187_16"><text:s/></text:span><text:span text:style-name="T187_17">NAME</text:span><text:span text:style-name="T187_18"><text:s/></text:span><text:span text:style-name="T187_19">TOO</text:span><text:span text:style-name="T187_20"><text:s/></text:span><text:span text:style-name="T187_21">LONG</text:span></text:p>
      <text:p text:style-name="P188"><text:span text:style-name="T188_1">factom</text:span><text:span text:style-name="T188_2">-</text:span><text:span text:style-name="T188_3">cli</text:span><text:span text:style-name="T188_4"><text:s/></text:span><text:span text:style-name="T188_5">balance</text:span><text:span text:style-name="T188_6"><text:s/></text:span><text:span text:style-name="T188_7">ec</text:span><text:span text:style-name="T188_8"><text:s/></text:span><text:span text:style-name="T188_9">hhhhhhhhhhhhhhhhhhhhhhhhhhhhhhhhhhhhhhhhhhhhhhhhhhhhhhhhhhhhhhhhhhhhhhhhhhhhhhhhhhhhhhhhhaaaa</text:span></text:p>
      <text:p text:style-name="P189"><text:span text:style-name="T189_1">echo</text:span></text:p>
      <text:p text:style-name="P190"/>
      <text:p text:style-name="P191"><text:span text:style-name="T191_1">echo</text:span><text:span text:style-name="T191_2"><text:s/>2<text:s/></text:span><text:span text:style-name="T191_3">TRANSACTIONS</text:span><text:span text:style-name="T191_4"><text:s text:c="3"/><text:tab/><text:s/></text:span></text:p>
      <text:p text:style-name="P192"><text:span text:style-name="T192_1">echo</text:span></text:p>
      <text:p text:style-name="P193"><text:span text:style-name="T193_1">echo</text:span><text:span text:style-name="T193_2"><text:s/>2.1<text:s/></text:span><text:span text:style-name="T193_3">TRANSACTION</text:span><text:span text:style-name="T193_4"><text:s/></text:span><text:span text:style-name="T193_5">FEE</text:span><text:span text:style-name="T193_6"><text:s text:c="3"/><text:tab/><text:s/></text:span></text:p>
      <text:p text:style-name="P194"><text:span text:style-name="T194_1">factom</text:span><text:span text:style-name="T194_2">-</text:span><text:span text:style-name="T194_3">cli</text:span><text:span text:style-name="T194_4"><text:s/></text:span><text:span text:style-name="T194_5">getfee</text:span></text:p>
      <text:p text:style-name="P195"><text:span text:style-name="T195_1">echo</text:span></text:p>
      <text:p text:style-name="P196"/>
      <text:p text:style-name="P197"><text:span text:style-name="T197_1">echo</text:span><text:span text:style-name="T197_2"><text:s/>2.2<text:s/></text:span><text:span text:style-name="T197_3">CREATE</text:span><text:span text:style-name="T197_4"><text:s/></text:span><text:span text:style-name="T197_5">TRANSACTION</text:span><text:span text:style-name="T197_6"><text:s/></text:span><text:span text:style-name="T197_7">WITH</text:span><text:span text:style-name="T197_8"><text:s/></text:span><text:span text:style-name="T197_9">NO</text:span><text:span text:style-name="T197_10"><text:s/></text:span><text:span text:style-name="T197_11">INPUTS</text:span><text:span text:style-name="T197_12"><text:s/></text:span><text:span text:style-name="T197_13">OUTPUTS</text:span><text:span text:style-name="T197_14"><text:s/></text:span><text:span text:style-name="T197_15">OR</text:span><text:span text:style-name="T197_16"><text:s/></text:span><text:span text:style-name="T197_17">ENTRY</text:span><text:span text:style-name="T197_18"><text:s/></text:span><text:span text:style-name="T197_19">CREDITS</text:span></text:p>
      <text:p text:style-name="P198"><text:span text:style-name="T198_1">echo</text:span></text:p>
      <text:p text:style-name="P199"><text:span text:style-name="T199_1">echo</text:span><text:span text:style-name="T199_2"><text:s/>2.2.1<text:s/></text:span><text:span text:style-name="T199_3">CREATE</text:span><text:span text:style-name="T199_4"><text:s/></text:span><text:span text:style-name="T199_5">TRANSACTION</text:span><text:span text:style-name="T199_6"><text:s text:c="3"/><text:tab/><text:s/></text:span></text:p>
      <text:p text:style-name="P200"><text:span text:style-name="T200_1">factom</text:span><text:span text:style-name="T200_2">-</text:span><text:span text:style-name="T200_3">cli</text:span><text:span text:style-name="T200_4"><text:s/></text:span><text:span text:style-name="T200_5">newtransaction</text:span><text:span text:style-name="T200_6"><text:s/></text:span><text:span text:style-name="T200_7">transaction</text:span><text:span text:style-name="T200_8">01</text:span></text:p>
      <text:p text:style-name="P201"><text:span text:style-name="T201_1">echo</text:span></text:p>
      <text:p text:style-name="P202"><text:span text:style-name="T202_1">echo</text:span><text:span text:style-name="T202_2"><text:s/>2.2.2<text:s/></text:span><text:span text:style-name="T202_3">SUBMIT</text:span><text:span text:style-name="T202_4"><text:s/></text:span><text:span text:style-name="T202_5">TRANSACTION</text:span><text:span text:style-name="T202_6"><text:s text:c="3"/><text:tab/><text:s/></text:span></text:p>
      <text:p text:style-name="P203"><text:span text:style-name="T203_1">factom</text:span><text:span text:style-name="T203_2">-</text:span><text:span text:style-name="T203_3">cli</text:span><text:span text:style-name="T203_4"><text:s/></text:span><text:span text:style-name="T203_5">submit</text:span><text:span text:style-name="T203_6"><text:s/></text:span><text:span text:style-name="T203_7">transaction</text:span><text:span text:style-name="T203_8">01</text:span></text:p>
      <text:p text:style-name="P204"><text:span text:style-name="T204_1">echo</text:span></text:p>
      <text:p text:style-name="P205"><text:span text:style-name="T205_1">echo</text:span><text:span text:style-name="T205_2"><text:s/>2.2.3<text:s/></text:span><text:span text:style-name="T205_3">SIGN</text:span><text:span text:style-name="T205_4"><text:s/></text:span><text:span text:style-name="T205_5">TRANSACTION</text:span><text:span text:style-name="T205_6"><text:s text:c="3"/><text:tab/><text:s/></text:span></text:p>
      <text:p text:style-name="P206"><text:span text:style-name="T206_1">factom</text:span><text:span text:style-name="T206_2">-</text:span><text:span text:style-name="T206_3">cli</text:span><text:span text:style-name="T206_4"><text:s/></text:span><text:span text:style-name="T206_5">sign</text:span><text:span text:style-name="T206_6"><text:s/></text:span><text:span text:style-name="T206_7">transaction</text:span><text:span text:style-name="T206_8">01</text:span></text:p>
      <text:p text:style-name="P207"><text:span text:style-name="T207_1">echo</text:span></text:p>
      <text:p text:style-name="P208"><text:span text:style-name="T208_1">echo</text:span><text:span text:style-name="T208_2"><text:s/>2.2.4<text:s/></text:span><text:span text:style-name="T208_3">ADD</text:span><text:span text:style-name="T208_4"><text:s/></text:span><text:span text:style-name="T208_5">JUST</text:span><text:span text:style-name="T208_6"><text:s/></text:span><text:span text:style-name="T208_7">ENOUGH</text:span><text:span text:style-name="T208_8"><text:s/></text:span><text:span text:style-name="T208_9">INPUT</text:span><text:span text:style-name="T208_10"><text:s/></text:span><text:span text:style-name="T208_11">TO</text:span><text:span text:style-name="T208_12"><text:s/></text:span><text:span text:style-name="T208_13">COVER</text:span><text:span text:style-name="T208_14"><text:s/></text:span><text:span text:style-name="T208_15">TRANSACTION</text:span><text:span text:style-name="T208_16"><text:s/></text:span><text:span text:style-name="T208_17">FEE</text:span><text:span text:style-name="T208_18"><text:s text:c="3"/><text:tab/><text:s/></text:span></text:p>
      <text:p text:style-name="P209"><text:span text:style-name="T209_1">factom</text:span><text:span text:style-name="T209_2">-</text:span><text:span text:style-name="T209_3">cli</text:span><text:span text:style-name="T209_4"><text:s/></text:span><text:span text:style-name="T209_5">addinput</text:span><text:span text:style-name="T209_6"><text:s/></text:span><text:span text:style-name="T209_7">transaction</text:span><text:span text:style-name="T209_8">01<text:s/></text:span><text:span text:style-name="T209_9">factoid</text:span><text:span text:style-name="T209_10">-</text:span><text:span text:style-name="T209_11">wallet</text:span><text:span text:style-name="T209_12">-</text:span><text:span text:style-name="T209_13">address</text:span><text:span text:style-name="T209_14">-</text:span><text:span text:style-name="T209_15">name</text:span><text:span text:style-name="T209_16">01<text:s/>1</text:span></text:p>
      <text:p text:style-name="P210"><text:span text:style-name="T210_1">echo</text:span></text:p>
      <text:p text:style-name="P211"><text:span text:style-name="T211_1">echo</text:span><text:span text:style-name="T211_2"><text:s/>2.2.5<text:s/></text:span><text:span text:style-name="T211_3">RE</text:span><text:span text:style-name="T211_4">-</text:span><text:span text:style-name="T211_5">SIGN</text:span><text:span text:style-name="T211_6"><text:s/></text:span><text:span text:style-name="T211_7">TRANSACTION</text:span><text:span text:style-name="T211_8"><text:s text:c="3"/><text:tab/><text:s/></text:span></text:p>
      <text:p text:style-name="P212"><text:span text:style-name="T212_1">factom</text:span><text:span text:style-name="T212_2">-</text:span><text:span text:style-name="T212_3">cli</text:span><text:span text:style-name="T212_4"><text:s/></text:span><text:span text:style-name="T212_5">sign</text:span><text:span text:style-name="T212_6"><text:s/></text:span><text:span text:style-name="T212_7">transaction</text:span><text:span text:style-name="T212_8">01</text:span></text:p>
      <text:p text:style-name="P213"><text:span text:style-name="T213_1">echo</text:span></text:p>
      <text:p text:style-name="P214"><text:span text:style-name="T214_1">echo</text:span><text:span text:style-name="T214_2"><text:s/>2.2.6<text:s/></text:span><text:span text:style-name="T214_3">TRY</text:span><text:span text:style-name="T214_4"><text:s/></text:span><text:span text:style-name="T214_5">TO</text:span><text:span text:style-name="T214_6"><text:s/></text:span><text:span text:style-name="T214_7">RECREATE</text:span><text:span text:style-name="T214_8"><text:s/></text:span><text:span text:style-name="T214_9">TRANSACTION</text:span><text:span text:style-name="T214_10"><text:s/></text:span><text:span text:style-name="T214_11">THAT</text:span><text:span text:style-name="T214_12"><text:s/></text:span><text:span text:style-name="T214_13">HASN</text:span><text:span text:style-name="T214_14">\'</text:span><text:span text:style-name="T214_15">T</text:span><text:span text:style-name="T214_16"><text:s/></text:span><text:span text:style-name="T214_17">BEEN</text:span><text:span text:style-name="T214_18"><text:s/></text:span><text:span text:style-name="T214_19">ACCEPTED</text:span><text:span text:style-name="T214_20"><text:s text:c="3"/><text:tab/><text:s/></text:span></text:p>
      <text:p text:style-name="P215"><text:span text:style-name="T215_1">factom</text:span><text:span text:style-name="T215_2">-</text:span><text:span text:style-name="T215_3">cli</text:span><text:span text:style-name="T215_4"><text:s/></text:span><text:span text:style-name="T215_5">newtransaction</text:span><text:span text:style-name="T215_6"><text:s/></text:span><text:span text:style-name="T215_7">transaction</text:span><text:span text:style-name="T215_8">01</text:span></text:p>
      <text:p text:style-name="P216"><text:span text:style-name="T216_1">echo</text:span></text:p>
      <text:p text:style-name="P217"><text:span text:style-name="T217_1">echo</text:span><text:span text:style-name="T217_2"><text:s/>2.2.7<text:s/></text:span><text:span text:style-name="T217_3">SUBMIT</text:span><text:span text:style-name="T217_4"><text:s/></text:span><text:span text:style-name="T217_5">TRANSACTION</text:span><text:span text:style-name="T217_6"><text:s text:c="3"/><text:tab/><text:s/></text:span></text:p>
      <text:p text:style-name="P218"><text:span text:style-name="T218_1">factom</text:span><text:span text:style-name="T218_2">-</text:span><text:span text:style-name="T218_3">cli</text:span><text:span text:style-name="T218_4"><text:s/></text:span><text:span text:style-name="T218_5">submit</text:span><text:span text:style-name="T218_6"><text:s/></text:span><text:span text:style-name="T218_7">transaction</text:span><text:span text:style-name="T218_8">01</text:span></text:p>
      <text:p text:style-name="P219"><text:span text:style-name="T219_1">echo</text:span></text:p>
      <text:p text:style-name="P220"><text:span text:style-name="T220_1">echo</text:span><text:span text:style-name="T220_2"><text:s/>2.2.8<text:s/></text:span><text:span text:style-name="T220_3">TRY</text:span><text:span text:style-name="T220_4"><text:s/></text:span><text:span text:style-name="T220_5">TO</text:span><text:span text:style-name="T220_6"><text:s/></text:span><text:span text:style-name="T220_7">RECREATE</text:span><text:span text:style-name="T220_8"><text:s/></text:span><text:span text:style-name="T220_9">TRANSACTION</text:span><text:span text:style-name="T220_10"><text:s/></text:span><text:span text:style-name="T220_11">THAT</text:span><text:span text:style-name="T220_12"><text:s/></text:span><text:span text:style-name="T220_13">HAS</text:span><text:span text:style-name="T220_14"><text:s/></text:span><text:span text:style-name="T220_15">BEEN</text:span><text:span text:style-name="T220_16"><text:s/></text:span><text:span text:style-name="T220_17">ACCEPTED</text:span><text:span text:style-name="T220_18"><text:s text:c="3"/><text:tab/><text:s/></text:span></text:p>
      <text:p text:style-name="P221"><text:span text:style-name="T221_1">factom</text:span><text:span text:style-name="T221_2">-</text:span><text:span text:style-name="T221_3">cli</text:span><text:span text:style-name="T221_4"><text:s/></text:span><text:span text:style-name="T221_5">newtransaction</text:span><text:span text:style-name="T221_6"><text:s/></text:span><text:span text:style-name="T221_7">transaction</text:span><text:span text:style-name="T221_8">01</text:span></text:p>
      <text:p text:style-name="P222"><text:span text:style-name="T222_1">echo</text:span></text:p>
      <text:p text:style-name="P223"><text:span text:style-name="T223_1">echo</text:span><text:span text:style-name="T223_2"><text:s/>2.2.9<text:s/></text:span><text:span text:style-name="T223_3">VERIFY</text:span><text:span text:style-name="T223_4"><text:s/></text:span><text:span text:style-name="T223_5">WALLET</text:span><text:span text:style-name="T223_6"><text:s/></text:span><text:span text:style-name="T223_7">BALANCE</text:span><text:span text:style-name="T223_8"><text:s text:c="3"/><text:tab/><text:s/></text:span></text:p>
      <text:p text:style-name="P224"><text:span text:style-name="T224_1">factom</text:span><text:span text:style-name="T224_2">-</text:span><text:span text:style-name="T224_3">cli</text:span><text:span text:style-name="T224_4"><text:s/></text:span><text:span text:style-name="T224_5">balance</text:span><text:span text:style-name="T224_6"><text:s/></text:span><text:span text:style-name="T224_7">fct</text:span><text:span text:style-name="T224_8"><text:s/></text:span><text:span text:style-name="T224_9">factoid</text:span><text:span text:style-name="T224_10">-</text:span><text:span text:style-name="T224_11">wallet</text:span><text:span text:style-name="T224_12">-</text:span><text:span text:style-name="T224_13">address</text:span><text:span text:style-name="T224_14">-</text:span><text:span text:style-name="T224_15">name</text:span><text:span text:style-name="T224_16">01</text:span></text:p>
      <text:p text:style-name="P225"><text:span text:style-name="T225_1">echo</text:span></text:p>
      <text:p text:style-name="P226"/>
      <text:p text:style-name="P227"><text:span text:style-name="T227_1">echo</text:span><text:span text:style-name="T227_2"><text:s/>2.3<text:s/></text:span><text:span text:style-name="T227_3">CREATE</text:span><text:span text:style-name="T227_4"><text:s/></text:span><text:span text:style-name="T227_5">TRANSACTION</text:span><text:span text:style-name="T227_6"><text:s/></text:span><text:span text:style-name="T227_7">WITH</text:span><text:span text:style-name="T227_8"><text:s/></text:span><text:span text:style-name="T227_9">NO</text:span><text:span text:style-name="T227_10"><text:s/></text:span><text:span text:style-name="T227_11">INPUTS</text:span></text:p>
      <text:p text:style-name="P228"><text:span text:style-name="T228_1">echo</text:span></text:p>
      <text:p text:style-name="P229"><text:span text:style-name="T229_1">echo</text:span><text:span text:style-name="T229_2"><text:s/>2.3.1<text:s/></text:span><text:span text:style-name="T229_3">CREATE</text:span><text:span text:style-name="T229_4"><text:s/></text:span><text:span text:style-name="T229_5">TRANSACTION</text:span><text:span text:style-name="T229_6"><text:s text:c="3"/><text:tab/><text:s/></text:span></text:p>
      <text:p text:style-name="P230"><text:span text:style-name="T230_1">factom</text:span><text:span text:style-name="T230_2">-</text:span><text:span text:style-name="T230_3">cli</text:span><text:span text:style-name="T230_4"><text:s/></text:span><text:span text:style-name="T230_5">newtransaction</text:span><text:span text:style-name="T230_6"><text:s/></text:span><text:span text:style-name="T230_7">transaction</text:span><text:span text:style-name="T230_8">02</text:span></text:p>
      <text:p text:style-name="P231"><text:span text:style-name="T231_1">echo</text:span></text:p>
      <text:p text:style-name="P232"><text:span text:style-name="T232_1">echo</text:span><text:span text:style-name="T232_2"><text:s/>2.3.2<text:s/></text:span><text:span text:style-name="T232_3">ADD</text:span><text:span text:style-name="T232_4"><text:s/></text:span><text:span text:style-name="T232_5">OUTPUT</text:span><text:span text:style-name="T232_6"><text:s/></text:span><text:span text:style-name="T232_7">OF</text:span><text:span text:style-name="T232_8"><text:s/>3<text:s/></text:span><text:span text:style-name="T232_9">FACTOIDS</text:span><text:span text:style-name="T232_10"><text:s/></text:span><text:span text:style-name="T232_11">TO</text:span><text:span text:style-name="T232_12"><text:s/></text:span><text:span text:style-name="T232_13">TRANSACTION</text:span><text:span text:style-name="T232_14"><text:s text:c="3"/><text:tab/><text:s/></text:span></text:p>
      <text:p text:style-name="P233"><text:span text:style-name="T233_1">factom</text:span><text:span text:style-name="T233_2">-</text:span><text:span text:style-name="T233_3">cli</text:span><text:span text:style-name="T233_4"><text:s/></text:span><text:span text:style-name="T233_5">addoutput</text:span><text:span text:style-name="T233_6"><text:s/></text:span><text:span text:style-name="T233_7">transaction</text:span><text:span text:style-name="T233_8">02<text:s/></text:span><text:span text:style-name="T233_9">factoid</text:span><text:span text:style-name="T233_10">-</text:span><text:span text:style-name="T233_11">wallet</text:span><text:span text:style-name="T233_12">-</text:span><text:span text:style-name="T233_13">address</text:span><text:span text:style-name="T233_14">-</text:span><text:span text:style-name="T233_15">name</text:span><text:span text:style-name="T233_16">01<text:s/>3</text:span></text:p>
      <text:p text:style-name="P234"><text:span text:style-name="T234_1">echo</text:span></text:p>
      <text:p text:style-name="P235"><text:span text:style-name="T235_1">echo</text:span><text:span text:style-name="T235_2"><text:s/>2.3.3<text:s/></text:span><text:span text:style-name="T235_3">SIGN</text:span><text:span text:style-name="T235_4"><text:s/></text:span><text:span text:style-name="T235_5">TRANSACTION</text:span><text:span text:style-name="T235_6"><text:s text:c="3"/><text:tab/><text:s/></text:span></text:p>
      <text:p text:style-name="P236"><text:span text:style-name="T236_1">factom</text:span><text:span text:style-name="T236_2">-</text:span><text:span text:style-name="T236_3">cli</text:span><text:span text:style-name="T236_4"><text:s/></text:span><text:span text:style-name="T236_5">sign</text:span><text:span text:style-name="T236_6"><text:s/></text:span><text:span text:style-name="T236_7">transaction</text:span><text:span text:style-name="T236_8">02</text:span></text:p>
      <text:p text:style-name="P237"><text:span text:style-name="T237_1">echo</text:span></text:p>
      <text:p text:style-name="P238"><text:span text:style-name="T238_1">echo</text:span><text:span text:style-name="T238_2"><text:s/>2.3.4<text:s/></text:span><text:span text:style-name="T238_3">SUBMIT</text:span><text:span text:style-name="T238_4"><text:s/></text:span><text:span text:style-name="T238_5">TRANSACTION</text:span><text:span text:style-name="T238_6"><text:s text:c="3"/><text:tab/><text:s/></text:span></text:p>
      <text:p text:style-name="P239"><text:span text:style-name="T239_1">factom</text:span><text:span text:style-name="T239_2">-</text:span><text:span text:style-name="T239_3">cli</text:span><text:span text:style-name="T239_4"><text:s/></text:span><text:span text:style-name="T239_5">submit</text:span><text:span text:style-name="T239_6"><text:s/></text:span><text:span text:style-name="T239_7">transaction</text:span><text:span text:style-name="T239_8">02</text:span></text:p>
      <text:p text:style-name="P240"><text:span text:style-name="T240_1">echo</text:span></text:p>
      <text:p text:style-name="P241"><text:span text:style-name="T241_1">echo</text:span><text:span text:style-name="T241_2"><text:s/>2.3.5<text:s/></text:span><text:span text:style-name="T241_3">VERIFY</text:span><text:span text:style-name="T241_4"><text:s/></text:span><text:span text:style-name="T241_5">WALLET</text:span><text:span text:style-name="T241_6"><text:s/></text:span><text:span text:style-name="T241_7">BALANCE</text:span><text:span text:style-name="T241_8"><text:s text:c="3"/><text:tab/><text:s/></text:span></text:p>
      <text:p text:style-name="P242"><text:span text:style-name="T242_1">factom</text:span><text:span text:style-name="T242_2">-</text:span><text:span text:style-name="T242_3">cli</text:span><text:span text:style-name="T242_4"><text:s/></text:span><text:span text:style-name="T242_5">balance</text:span><text:span text:style-name="T242_6"><text:s/></text:span><text:span text:style-name="T242_7">fct</text:span><text:span text:style-name="T242_8"><text:s/></text:span><text:span text:style-name="T242_9">factoid</text:span><text:span text:style-name="T242_10">-</text:span><text:span text:style-name="T242_11">wallet</text:span><text:span text:style-name="T242_12">-</text:span><text:span text:style-name="T242_13">address</text:span><text:span text:style-name="T242_14">-</text:span><text:span text:style-name="T242_15">name</text:span><text:span text:style-name="T242_16">01</text:span></text:p>
      <text:p text:style-name="P243"><text:span text:style-name="T243_1">echo</text:span></text:p>
      <text:p text:style-name="P244"/>
      <text:p text:style-name="P245"><text:span text:style-name="T245_1">echo</text:span><text:span text:style-name="T245_2"><text:s/>2.4<text:s/></text:span><text:span text:style-name="T245_3">CREATE</text:span><text:span text:style-name="T245_4"><text:s/></text:span><text:span text:style-name="T245_5">TRANSACTION</text:span><text:span text:style-name="T245_6"><text:s/></text:span><text:span text:style-name="T245_7">WITH</text:span><text:span text:style-name="T245_8"><text:s/></text:span><text:span text:style-name="T245_9">NO</text:span><text:span text:style-name="T245_10"><text:s/></text:span><text:span text:style-name="T245_11">OUTPUTS</text:span><text:span text:style-name="T245_12"><text:s/></text:span><text:span text:style-name="T245_13">OR</text:span><text:span text:style-name="T245_14"><text:s/></text:span><text:span text:style-name="T245_15">ENTRY</text:span><text:span text:style-name="T245_16"><text:s/></text:span><text:span text:style-name="T245_17">CREDITS</text:span></text:p>
      <text:p text:style-name="P246"><text:span text:style-name="T246_1">echo</text:span></text:p>
      <text:p text:style-name="P247"><text:span text:style-name="T247_1">echo</text:span><text:span text:style-name="T247_2"><text:s/>2.4.1<text:s/></text:span><text:span text:style-name="T247_3">CREATE</text:span><text:span text:style-name="T247_4"><text:s/></text:span><text:span text:style-name="T247_5">TRANSACTION</text:span><text:span text:style-name="T247_6"><text:s text:c="3"/><text:tab/><text:s/></text:span></text:p>
      <text:p text:style-name="P248"><text:span text:style-name="T248_1">factom</text:span><text:span text:style-name="T248_2">-</text:span><text:span text:style-name="T248_3">cli</text:span><text:span text:style-name="T248_4"><text:s/></text:span><text:span text:style-name="T248_5">newtransaction</text:span><text:span text:style-name="T248_6"><text:s/></text:span><text:span text:style-name="T248_7">transaction</text:span><text:span text:style-name="T248_8">03</text:span></text:p>
      <text:p text:style-name="P249"><text:span text:style-name="T249_1">echo</text:span></text:p>
      <text:p text:style-name="P250"><text:span text:style-name="T250_1">echo</text:span><text:span text:style-name="T250_2"><text:s/>2.4.2<text:s/></text:span><text:span text:style-name="T250_3">ADD</text:span><text:span text:style-name="T250_4"><text:s/></text:span><text:span text:style-name="T250_5">INPUT</text:span><text:span text:style-name="T250_6"><text:s/></text:span><text:span text:style-name="T250_7">OF</text:span><text:span text:style-name="T250_8"><text:s/>100<text:s/></text:span><text:span text:style-name="T250_9">FACTOIDS</text:span><text:span text:style-name="T250_10"><text:s/></text:span><text:span text:style-name="T250_11">TO</text:span><text:span text:style-name="T250_12"><text:s/></text:span><text:span text:style-name="T250_13">TRANSACTION</text:span><text:span text:style-name="T250_14"><text:s text:c="3"/><text:tab/><text:s/></text:span></text:p>
      <text:p text:style-name="P251"><text:span text:style-name="T251_1">factom</text:span><text:span text:style-name="T251_2">-</text:span><text:span text:style-name="T251_3">cli</text:span><text:span text:style-name="T251_4"><text:s/></text:span><text:span text:style-name="T251_5">addinput</text:span><text:span text:style-name="T251_6"><text:s/></text:span><text:span text:style-name="T251_7">transaction</text:span><text:span text:style-name="T251_8">03<text:s/></text:span><text:span text:style-name="T251_9">factoid</text:span><text:span text:style-name="T251_10">-</text:span><text:span text:style-name="T251_11">wallet</text:span><text:span text:style-name="T251_12">-</text:span><text:span text:style-name="T251_13">address</text:span><text:span text:style-name="T251_14">-</text:span><text:span text:style-name="T251_15">name</text:span><text:span text:style-name="T251_16">01<text:s/>100</text:span></text:p>
      <text:p text:style-name="P252"><text:span text:style-name="T252_1">echo</text:span></text:p>
      <text:p text:style-name="P253"><text:span text:style-name="T253_1">echo</text:span><text:span text:style-name="T253_2"><text:s/>2.4.3<text:s/></text:span><text:span text:style-name="T253_3">ADD</text:span><text:span text:style-name="T253_4"><text:s/></text:span><text:span text:style-name="T253_5">DUPLICATE</text:span><text:span text:style-name="T253_6"><text:s/></text:span><text:span text:style-name="T253_7">INPUT</text:span><text:span text:style-name="T253_8"><text:s/></text:span><text:span text:style-name="T253_9">OF</text:span><text:span text:style-name="T253_10"><text:s/>100<text:s/></text:span><text:span text:style-name="T253_11">FACTOIDS</text:span><text:span text:style-name="T253_12"><text:s/></text:span><text:span text:style-name="T253_13">TO</text:span><text:span text:style-name="T253_14"><text:s/></text:span><text:span text:style-name="T253_15">TRANSACTION</text:span><text:span text:style-name="T253_16"><text:s text:c="3"/><text:tab/><text:s/></text:span></text:p>
      <text:p text:style-name="P254"><text:span text:style-name="T254_1">factom</text:span><text:span text:style-name="T254_2">-</text:span><text:span text:style-name="T254_3">cli</text:span><text:span text:style-name="T254_4"><text:s/></text:span><text:span text:style-name="T254_5">addinput</text:span><text:span text:style-name="T254_6"><text:s/></text:span><text:span text:style-name="T254_7">transaction</text:span><text:span text:style-name="T254_8">03<text:s/></text:span><text:span text:style-name="T254_9">factoid</text:span><text:span text:style-name="T254_10">-</text:span><text:span text:style-name="T254_11">wallet</text:span><text:span text:style-name="T254_12">-</text:span><text:span text:style-name="T254_13">address</text:span><text:span text:style-name="T254_14">-</text:span><text:span text:style-name="T254_15">name</text:span><text:span text:style-name="T254_16">01<text:s/>100</text:span></text:p>
      <text:p text:style-name="P255"><text:span text:style-name="T255_1">echo</text:span></text:p>
      <text:p text:style-name="P256"><text:span text:style-name="T256_1">echo</text:span><text:span text:style-name="T256_2"><text:s/>2.4.4<text:s/></text:span><text:span text:style-name="T256_3">SIGN</text:span><text:span text:style-name="T256_4"><text:s/></text:span><text:span text:style-name="T256_5">TRANSACTION</text:span><text:span text:style-name="T256_6"><text:s text:c="3"/><text:tab/><text:s/></text:span></text:p>
      <text:p text:style-name="P257"><text:span text:style-name="T257_1">factom</text:span><text:span text:style-name="T257_2">-</text:span><text:span text:style-name="T257_3">cli</text:span><text:span text:style-name="T257_4"><text:s/></text:span><text:span text:style-name="T257_5">sign</text:span><text:span text:style-name="T257_6"><text:s/></text:span><text:span text:style-name="T257_7">transaction</text:span><text:span text:style-name="T257_8">03</text:span></text:p>
      <text:p text:style-name="P258"><text:span text:style-name="T258_1">echo</text:span></text:p>
      <text:p text:style-name="P259"><text:span text:style-name="T259_1">echo</text:span><text:span text:style-name="T259_2"><text:s/>2.4.5<text:s/></text:span><text:span text:style-name="T259_3">SUBMIT</text:span><text:span text:style-name="T259_4"><text:s/></text:span><text:span text:style-name="T259_5">TRANSACTION</text:span><text:span text:style-name="T259_6"><text:s text:c="3"/><text:tab/><text:s/></text:span></text:p>
      <text:p text:style-name="P260"><text:span text:style-name="T260_1">factom</text:span><text:span text:style-name="T260_2">-</text:span><text:span text:style-name="T260_3">cli</text:span><text:span text:style-name="T260_4"><text:s/></text:span><text:span text:style-name="T260_5">submit</text:span><text:span text:style-name="T260_6"><text:s/></text:span><text:span text:style-name="T260_7">transaction</text:span><text:span text:style-name="T260_8">03</text:span></text:p>
      <text:p text:style-name="P261"><text:span text:style-name="T261_1">echo</text:span></text:p>
      <text:p text:style-name="P262"><text:span text:style-name="T262_1">echo</text:span><text:span text:style-name="T262_2"><text:s/>2.4.6<text:s/></text:span><text:span text:style-name="T262_3">VERIFY</text:span><text:span text:style-name="T262_4"><text:s/></text:span><text:span text:style-name="T262_5">WALLET</text:span><text:span text:style-name="T262_6"><text:s/></text:span><text:span text:style-name="T262_7">BALANCE</text:span><text:span text:style-name="T262_8"><text:s text:c="3"/><text:tab/><text:s/></text:span></text:p>
      <text:p text:style-name="P263"><text:span text:style-name="T263_1">factom</text:span><text:span text:style-name="T263_2">-</text:span><text:span text:style-name="T263_3">cli</text:span><text:span text:style-name="T263_4"><text:s/></text:span><text:span text:style-name="T263_5">balance</text:span><text:span text:style-name="T263_6"><text:s/></text:span><text:span text:style-name="T263_7">fct</text:span><text:span text:style-name="T263_8"><text:s/></text:span><text:span text:style-name="T263_9">factoid</text:span><text:span text:style-name="T263_10">-</text:span><text:span text:style-name="T263_11">wallet</text:span><text:span text:style-name="T263_12">-</text:span><text:span text:style-name="T263_13">address</text:span><text:span text:style-name="T263_14">-</text:span><text:span text:style-name="T263_15">name</text:span><text:span text:style-name="T263_16">01</text:span></text:p>
      <text:p text:style-name="P264"><text:span text:style-name="T264_1">echo</text:span></text:p>
      <text:p text:style-name="P265"/>
      <text:p text:style-name="P266"><text:span text:style-name="T266_1">echo</text:span><text:span text:style-name="T266_2"><text:s/>2.5<text:s/></text:span><text:span text:style-name="T266_3">CREATE</text:span><text:span text:style-name="T266_4"><text:s/></text:span><text:span text:style-name="T266_5">TRANSACTION</text:span><text:span text:style-name="T266_6"><text:s/></text:span><text:span text:style-name="T266_7">WITH</text:span><text:span text:style-name="T266_8"><text:s/></text:span><text:span text:style-name="T266_9">INPUT</text:span><text:span text:style-name="T266_10"><text:s/></text:span><text:span text:style-name="T266_11">TO</text:span><text:span text:style-name="T266_12"><text:s/></text:span><text:span text:style-name="T266_13">ENTRY</text:span><text:span text:style-name="T266_14"><text:s/></text:span><text:span text:style-name="T266_15">CREDITS</text:span></text:p>
      <text:p text:style-name="P267"><text:span text:style-name="T267_1">echo</text:span></text:p>
      <text:p text:style-name="P268"><text:span text:style-name="T268_1">echo</text:span><text:span text:style-name="T268_2"><text:s/>2.5.1<text:s/></text:span><text:span text:style-name="T268_3">CREATE</text:span><text:span text:style-name="T268_4"><text:s/></text:span><text:span text:style-name="T268_5">TRANSACTION</text:span><text:span text:style-name="T268_6"><text:s text:c="3"/><text:tab/><text:s/></text:span></text:p>
      <text:p text:style-name="P269"><text:span text:style-name="T269_1">factom</text:span><text:span text:style-name="T269_2">-</text:span><text:span text:style-name="T269_3">cli</text:span><text:span text:style-name="T269_4"><text:s/></text:span><text:span text:style-name="T269_5">newtransaction</text:span><text:span text:style-name="T269_6"><text:s/></text:span><text:span text:style-name="T269_7">transaction</text:span><text:span text:style-name="T269_8">04</text:span></text:p>
      <text:p text:style-name="P270"><text:span text:style-name="T270_1">echo</text:span></text:p>
      <text:p text:style-name="P271"><text:span text:style-name="T271_1">echo</text:span><text:span text:style-name="T271_2"><text:s/>2.5.2<text:s/></text:span><text:span text:style-name="T271_3">ADD</text:span><text:span text:style-name="T271_4"><text:s/></text:span><text:span text:style-name="T271_5">INPUT</text:span><text:span text:style-name="T271_6"><text:s/></text:span><text:span text:style-name="T271_7">OF</text:span><text:span text:style-name="T271_8"><text:s/>100<text:s/></text:span><text:span text:style-name="T271_9">FACTOIDS</text:span><text:span text:style-name="T271_10"><text:s/></text:span><text:span text:style-name="T271_11">TO</text:span><text:span text:style-name="T271_12"><text:s/></text:span><text:span text:style-name="T271_13">TRANSACTION</text:span><text:span text:style-name="T271_14"><text:s text:c="3"/><text:tab/><text:s/></text:span></text:p>
      <text:p text:style-name="P272"><text:span text:style-name="T272_1">factom</text:span><text:span text:style-name="T272_2">-</text:span><text:span text:style-name="T272_3">cli</text:span><text:span text:style-name="T272_4"><text:s/></text:span><text:span text:style-name="T272_5">addinput</text:span><text:span text:style-name="T272_6"><text:s/></text:span><text:span text:style-name="T272_7">transaction</text:span><text:span text:style-name="T272_8">04<text:s/></text:span><text:span text:style-name="T272_9">factoid</text:span><text:span text:style-name="T272_10">-</text:span><text:span text:style-name="T272_11">wallet</text:span><text:span text:style-name="T272_12">-</text:span><text:span text:style-name="T272_13">address</text:span><text:span text:style-name="T272_14">-</text:span><text:span text:style-name="T272_15">name</text:span><text:span text:style-name="T272_16">01<text:s/>100</text:span></text:p>
      <text:p text:style-name="P273"><text:span text:style-name="T273_1">echo</text:span></text:p>
      <text:p text:style-name="P274"><text:span text:style-name="T274_1">echo</text:span><text:span text:style-name="T274_2"><text:s/>2.5.3<text:s/></text:span><text:span text:style-name="T274_3">ADD</text:span><text:span text:style-name="T274_4"><text:s/>6<text:s/></text:span><text:span text:style-name="T274_5">FACTOIDS</text:span><text:span text:style-name="T274_6"><text:s/></text:span><text:span text:style-name="T274_7">OF</text:span><text:span text:style-name="T274_8"><text:s/></text:span><text:span text:style-name="T274_9">ENTRY</text:span><text:span text:style-name="T274_10"><text:s/></text:span><text:span text:style-name="T274_11">CREDITS</text:span><text:span text:style-name="T274_12"><text:s/></text:span><text:span text:style-name="T274_13">FOR</text:span><text:span text:style-name="T274_14"><text:s/>1</text:span><text:span text:style-name="T274_15">ST</text:span><text:span text:style-name="T274_16"><text:s/></text:span><text:span text:style-name="T274_17">ENTRY</text:span><text:span text:style-name="T274_18"><text:s/></text:span><text:span text:style-name="T274_19">CREDIT</text:span><text:span text:style-name="T274_20"><text:s/></text:span><text:span text:style-name="T274_21">WALLET</text:span><text:span text:style-name="T274_22"><text:s/></text:span><text:span text:style-name="T274_23">TO</text:span><text:span text:style-name="T274_24"><text:s/></text:span><text:span text:style-name="T274_25">TRANSACTION</text:span><text:span text:style-name="T274_26"><text:s text:c="3"/><text:tab/><text:s/></text:span></text:p>
      <text:p text:style-name="P275"><text:span text:style-name="T275_1">factom</text:span><text:span text:style-name="T275_2">-</text:span><text:span text:style-name="T275_3">cli</text:span><text:span text:style-name="T275_4"><text:s/></text:span><text:span text:style-name="T275_5">addecoutput</text:span><text:span text:style-name="T275_6"><text:s/></text:span><text:span text:style-name="T275_7">transaction</text:span><text:span text:style-name="T275_8">04<text:s/></text:span><text:span text:style-name="T275_9">ec</text:span><text:span text:style-name="T275_10">-</text:span><text:span text:style-name="T275_11">wallet</text:span><text:span text:style-name="T275_12">-</text:span><text:span text:style-name="T275_13">address</text:span><text:span text:style-name="T275_14">-</text:span><text:span text:style-name="T275_15">name</text:span><text:span text:style-name="T275_16">01<text:s/>6</text:span></text:p>
      <text:p text:style-name="P276"><text:span text:style-name="T276_1">echo</text:span></text:p>
      <text:p text:style-name="P277"><text:span text:style-name="T277_1">echo</text:span><text:span text:style-name="T277_2"><text:s/>2.5.4<text:s/></text:span><text:span text:style-name="T277_3">ADD</text:span><text:span text:style-name="T277_4"><text:s/>-3<text:s/></text:span><text:span text:style-name="T277_5">FACTOIDS</text:span><text:span text:style-name="T277_6"><text:s/></text:span><text:span text:style-name="T277_7">OF</text:span><text:span text:style-name="T277_8"><text:s/></text:span><text:span text:style-name="T277_9">ENTRY</text:span><text:span text:style-name="T277_10"><text:s/></text:span><text:span text:style-name="T277_11">CREDITS</text:span><text:span text:style-name="T277_12"><text:s/></text:span><text:span text:style-name="T277_13">FOR</text:span><text:span text:style-name="T277_14"><text:s/>1</text:span><text:span text:style-name="T277_15">ST</text:span><text:span text:style-name="T277_16"><text:s/></text:span><text:span text:style-name="T277_17">ENTRY</text:span><text:span text:style-name="T277_18"><text:s/></text:span><text:span text:style-name="T277_19">CREDIT</text:span><text:span text:style-name="T277_20"><text:s/></text:span><text:span text:style-name="T277_21">WALLET</text:span><text:span text:style-name="T277_22"><text:s/></text:span><text:span text:style-name="T277_23">TO</text:span><text:span text:style-name="T277_24"><text:s/></text:span><text:span text:style-name="T277_25">TRANSACTION</text:span><text:span text:style-name="T277_26"><text:s text:c="3"/><text:tab/><text:s/></text:span></text:p>
      <text:p text:style-name="P278"><text:span text:style-name="T278_1">factom</text:span><text:span text:style-name="T278_2">-</text:span><text:span text:style-name="T278_3">cli</text:span><text:span text:style-name="T278_4"><text:s/></text:span><text:span text:style-name="T278_5">addecoutput</text:span><text:span text:style-name="T278_6"><text:s/></text:span><text:span text:style-name="T278_7">transaction</text:span><text:span text:style-name="T278_8">04<text:s/></text:span><text:span text:style-name="T278_9">ec</text:span><text:span text:style-name="T278_10">-</text:span><text:span text:style-name="T278_11">wallet</text:span><text:span text:style-name="T278_12">-</text:span><text:span text:style-name="T278_13">address</text:span><text:span text:style-name="T278_14">-</text:span><text:span text:style-name="T278_15">name</text:span><text:span text:style-name="T278_16">01<text:s/>-3</text:span></text:p>
      <text:p text:style-name="P279"><text:span text:style-name="T279_1">echo</text:span></text:p>
      <text:p text:style-name="P280"><text:span text:style-name="T280_1">echo</text:span><text:span text:style-name="T280_2"><text:s/>2.5.5<text:s/></text:span><text:span text:style-name="T280_3">SIGN</text:span><text:span text:style-name="T280_4"><text:s/></text:span><text:span text:style-name="T280_5">TRANSACTION</text:span><text:span text:style-name="T280_6"><text:s text:c="3"/><text:tab/><text:s/></text:span></text:p>
      <text:p text:style-name="P281"><text:span text:style-name="T281_1">factom</text:span><text:span text:style-name="T281_2">-</text:span><text:span text:style-name="T281_3">cli</text:span><text:span text:style-name="T281_4"><text:s/></text:span><text:span text:style-name="T281_5">sign</text:span><text:span text:style-name="T281_6"><text:s/></text:span><text:span text:style-name="T281_7">transaction</text:span><text:span text:style-name="T281_8">04</text:span></text:p>
      <text:p text:style-name="P282"><text:span text:style-name="T282_1">echo</text:span></text:p>
      <text:p text:style-name="P283"><text:span text:style-name="T283_1">echo</text:span><text:span text:style-name="T283_2"><text:s/>2.5.6<text:s/></text:span><text:span text:style-name="T283_3">SUBMIT</text:span><text:span text:style-name="T283_4"><text:s/></text:span><text:span text:style-name="T283_5">TRANSACTION</text:span><text:span text:style-name="T283_6"><text:s text:c="3"/><text:tab/><text:s/>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submit</text:span><text:span text:style-name="T284_6"><text:s/></text:span><text:span text:style-name="T284_7">transaction</text:span><text:span text:style-name="T284_8">04</text:span></text:p>
      <text:p text:style-name="P285"><text:span text:style-name="T285_1">echo</text:span></text:p>
      <text:p text:style-name="P286"><text:span text:style-name="T286_1">echo</text:span><text:span text:style-name="T286_2"><text:s/>2.5.7<text:s/></text:span><text:span text:style-name="T286_3">VERIFY</text:span><text:span text:style-name="T286_4"><text:s/></text:span><text:span text:style-name="T286_5">WALLET</text:span><text:span text:style-name="T286_6"><text:s/></text:span><text:span text:style-name="T286_7">BALANCES</text:span><text:span text:style-name="T286_8"><text:s text:c="3"/><text:tab/><text:s/>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balance</text:span><text:span text:style-name="T287_6"><text:s/></text:span><text:span text:style-name="T287_7">fct</text:span><text:span text:style-name="T287_8"><text:s/></text:span><text:span text:style-name="T287_9">factoid</text:span><text:span text:style-name="T287_10">-</text:span><text:span text:style-name="T287_11">wallet</text:span><text:span text:style-name="T287_12">-</text:span><text:span text:style-name="T287_13">address</text:span><text:span text:style-name="T287_14">-</text:span><text:span text:style-name="T287_15">name</text:span><text:span text:style-name="T287_16">01</text:span></text:p>
      <text:p text:style-name="P288"><text:span text:style-name="T288_1">factom</text:span><text:span text:style-name="T288_2">-</text:span><text:span text:style-name="T288_3">cli</text:span><text:span text:style-name="T288_4"><text:s/></text:span><text:span text:style-name="T288_5">balance</text:span><text:span text:style-name="T288_6"><text:s/></text:span><text:span text:style-name="T288_7">ec</text:span><text:span text:style-name="T288_8"><text:s/></text:span><text:span text:style-name="T288_9">ec</text:span><text:span text:style-name="T288_10">-</text:span><text:span text:style-name="T288_11">wallet</text:span><text:span text:style-name="T288_12">-</text:span><text:span text:style-name="T288_13">address</text:span><text:span text:style-name="T288_14">-</text:span><text:span text:style-name="T288_15">name</text:span><text:span text:style-name="T288_16">01</text:span></text:p>
      <text:p text:style-name="P289"><text:span text:style-name="T289_1">echo</text:span></text:p>
      <text:p text:style-name="P290"/>
      <text:p text:style-name="P291"><text:span text:style-name="T291_1">echo</text:span><text:span text:style-name="T291_2"><text:s/>2.6<text:s/></text:span><text:span text:style-name="T291_3">CREATE</text:span><text:span text:style-name="T291_4"><text:s/></text:span><text:span text:style-name="T291_5">TRANSACTION</text:span><text:span text:style-name="T291_6"><text:s/></text:span><text:span text:style-name="T291_7">WITH</text:span><text:span text:style-name="T291_8"><text:s/></text:span><text:span text:style-name="T291_9">INPUT</text:span><text:span text:style-name="T291_10"><text:s/></text:span><text:span text:style-name="T291_11">TO</text:span><text:span text:style-name="T291_12"><text:s/></text:span><text:span text:style-name="T291_13">OUTPUT</text:span></text:p>
      <text:p text:style-name="P292"><text:span text:style-name="T292_1">echo</text:span></text:p>
      <text:p text:style-name="P293"><text:span text:style-name="T293_1">echo</text:span><text:span text:style-name="T293_2"><text:s/>2.6.1<text:s/></text:span><text:span text:style-name="T293_3">CREATE</text:span><text:span text:style-name="T293_4"><text:s/></text:span><text:span text:style-name="T293_5">TRANSACTION</text:span><text:span text:style-name="T293_6"><text:s text:c="3"/><text:tab/><text:s/>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newtransaction</text:span><text:span text:style-name="T294_6"><text:s/></text:span><text:span text:style-name="T294_7">transaction</text:span><text:span text:style-name="T294_8">05</text:span></text:p>
      <text:p text:style-name="P295"><text:span text:style-name="T295_1">echo</text:span></text:p>
      <text:p text:style-name="P296"><text:span text:style-name="T296_1">echo</text:span><text:span text:style-name="T296_2"><text:s/>2.6.2<text:s/></text:span><text:span text:style-name="T296_3">ADD</text:span><text:span text:style-name="T296_4"><text:s/></text:span><text:span text:style-name="T296_5">INPUT</text:span><text:span text:style-name="T296_6"><text:s/></text:span><text:span text:style-name="T296_7">OF</text:span><text:span text:style-name="T296_8"><text:s/>100<text:s/></text:span><text:span text:style-name="T296_9">FACTOIDS</text:span><text:span text:style-name="T296_10"><text:s/></text:span><text:span text:style-name="T296_11">TO</text:span><text:span text:style-name="T296_12"><text:s/></text:span><text:span text:style-name="T296_13">TRANSACTION</text:span><text:span text:style-name="T296_14"><text:s text:c="3"/><text:tab/><text:s/>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addinput</text:span><text:span text:style-name="T297_6"><text:s/></text:span><text:span text:style-name="T297_7">transaction</text:span><text:span text:style-name="T297_8">05<text:s/></text:span><text:span text:style-name="T297_9">factoid</text:span><text:span text:style-name="T297_10">-</text:span><text:span text:style-name="T297_11">wallet</text:span><text:span text:style-name="T297_12">-</text:span><text:span text:style-name="T297_13">address</text:span><text:span text:style-name="T297_14">-</text:span><text:span text:style-name="T297_15">name</text:span><text:span text:style-name="T297_16">01<text:s/>100</text:span></text:p>
      <text:p text:style-name="P298"><text:span text:style-name="T298_1">echo</text:span></text:p>
      <text:p text:style-name="P299"><text:span text:style-name="T299_1">echo</text:span><text:span text:style-name="T299_2"><text:s/>2.6.3<text:s/></text:span><text:span text:style-name="T299_3">ADD</text:span><text:span text:style-name="T299_4"><text:s/></text:span><text:span text:style-name="T299_5">OUTPUT</text:span><text:span text:style-name="T299_6"><text:s/></text:span><text:span text:style-name="T299_7">OF</text:span><text:span text:style-name="T299_8"><text:s/>3<text:s/></text:span><text:span text:style-name="T299_9">FACTOIDS</text:span><text:span text:style-name="T299_10"><text:s/></text:span><text:span text:style-name="T299_11">TO</text:span><text:span text:style-name="T299_12"><text:s/></text:span><text:span text:style-name="T299_13">SAME</text:span><text:span text:style-name="T299_14"><text:s/></text:span><text:span text:style-name="T299_15">FACTOID</text:span><text:span text:style-name="T299_16"><text:s/></text:span><text:span text:style-name="T299_17">WALLET</text:span><text:span text:style-name="T299_18"><text:s/></text:span><text:span text:style-name="T299_19">ADDRESS</text:span><text:span text:style-name="T299_20"><text:s/></text:span><text:span text:style-name="T299_21">AS</text:span><text:span text:style-name="T299_22"><text:s/></text:span><text:span text:style-name="T299_23">INPUT</text:span><text:span text:style-name="T299_24"><text:s/></text:span><text:span text:style-name="T299_25">CAME</text:span><text:span text:style-name="T299_26"><text:s/></text:span><text:span text:style-name="T299_27">FROM</text:span><text:span text:style-name="T299_28"><text:s/></text:span><text:span text:style-name="T299_29">TO</text:span><text:span text:style-name="T299_30"><text:s/></text:span><text:span text:style-name="T299_31">TRANSACTION</text:span><text:span text:style-name="T299_32"><text:s text:c="3"/><text:tab/><text:s/></text:span></text:p>
      <text:p text:style-name="P300"><text:span text:style-name="T300_1">factom</text:span><text:span text:style-name="T300_2">-</text:span><text:span text:style-name="T300_3">cli</text:span><text:span text:style-name="T300_4"><text:s/></text:span><text:span text:style-name="T300_5">addoutput</text:span><text:span text:style-name="T300_6"><text:s/></text:span><text:span text:style-name="T300_7">transaction</text:span><text:span text:style-name="T300_8">05<text:s/></text:span><text:span text:style-name="T300_9">factoid</text:span><text:span text:style-name="T300_10">-</text:span><text:span text:style-name="T300_11">wallet</text:span><text:span text:style-name="T300_12">-</text:span><text:span text:style-name="T300_13">address</text:span><text:span text:style-name="T300_14">-</text:span><text:span text:style-name="T300_15">name</text:span><text:span text:style-name="T300_16">01<text:s/>3</text:span></text:p>
      <text:p text:style-name="P301"><text:span text:style-name="T301_1">echo</text:span></text:p>
      <text:p text:style-name="P302"><text:span text:style-name="T302_1">echo</text:span><text:span text:style-name="T302_2"><text:s/>2.6.4<text:s/></text:span><text:span text:style-name="T302_3">ADD</text:span><text:span text:style-name="T302_4"><text:s/></text:span><text:span text:style-name="T302_5">OUTPUT</text:span><text:span text:style-name="T302_6"><text:s/></text:span><text:span text:style-name="T302_7">OF</text:span><text:span text:style-name="T302_8"><text:s/>5<text:s/></text:span><text:span text:style-name="T302_9">FACTOIDS</text:span><text:span text:style-name="T302_10"><text:s/></text:span><text:span text:style-name="T302_11">TO</text:span><text:span text:style-name="T302_12"><text:s/></text:span><text:span text:style-name="T302_13">NON</text:span><text:span text:style-name="T302_14">-</text:span><text:span text:style-name="T302_15">EXISTING</text:span><text:span text:style-name="T302_16"><text:s/></text:span><text:span text:style-name="T302_17">FACTOID</text:span><text:span text:style-name="T302_18"><text:s/></text:span><text:span text:style-name="T302_19">WALLET</text:span><text:span text:style-name="T302_20"><text:s/></text:span><text:span text:style-name="T302_21">ADDRESS</text:span><text:span text:style-name="T302_22"><text:s/></text:span><text:span text:style-name="T302_23">TO</text:span><text:span text:style-name="T302_24"><text:s/></text:span><text:span text:style-name="T302_25">TRANSACTION</text:span><text:span text:style-name="T302_26"><text:s text:c="3"/><text:tab/><text:s/></text:span></text:p>
      <text:p text:style-name="P303"><text:span text:style-name="T303_1">factom</text:span><text:span text:style-name="T303_2">-</text:span><text:span text:style-name="T303_3">cli</text:span><text:span text:style-name="T303_4"><text:s/></text:span><text:span text:style-name="T303_5">addoutput</text:span><text:span text:style-name="T303_6"><text:s/></text:span><text:span text:style-name="T303_7">transaction</text:span><text:span text:style-name="T303_8">05<text:s/></text:span><text:span text:style-name="T303_9">xxx</text:span><text:span text:style-name="T303_10"><text:s/>5</text:span></text:p>
      <text:p text:style-name="P304"><text:span text:style-name="T304_1">echo</text:span></text:p>
      <text:p text:style-name="P305"><text:span text:style-name="T305_1">echo</text:span><text:span text:style-name="T305_2"><text:s/>2.6.5<text:s/></text:span><text:span text:style-name="T305_3">SIGN</text:span><text:span text:style-name="T305_4"><text:s/></text:span><text:span text:style-name="T305_5">TRANSACTION</text:span><text:span text:style-name="T305_6"><text:s text:c="3"/><text:tab/><text:s/></text:span></text:p>
      <text:p text:style-name="P306"><text:span text:style-name="T306_1">factom</text:span><text:span text:style-name="T306_2">-</text:span><text:span text:style-name="T306_3">cli</text:span><text:span text:style-name="T306_4"><text:s/></text:span><text:span text:style-name="T306_5">sign</text:span><text:span text:style-name="T306_6"><text:s/></text:span><text:span text:style-name="T306_7">transaction</text:span><text:span text:style-name="T306_8">05</text:span></text:p>
      <text:p text:style-name="P307"><text:span text:style-name="T307_1">echo</text:span></text:p>
      <text:p text:style-name="P308"><text:span text:style-name="T308_1">echo</text:span><text:span text:style-name="T308_2"><text:s/>2.6.6<text:s/></text:span><text:span text:style-name="T308_3">SUBMIT</text:span><text:span text:style-name="T308_4"><text:s/></text:span><text:span text:style-name="T308_5">TRANSACTION</text:span><text:span text:style-name="T308_6"><text:s text:c="3"/><text:tab/><text:s/></text:span></text:p>
      <text:p text:style-name="P309"><text:span text:style-name="T309_1">factom</text:span><text:span text:style-name="T309_2">-</text:span><text:span text:style-name="T309_3">cli</text:span><text:span text:style-name="T309_4"><text:s/></text:span><text:span text:style-name="T309_5">submit</text:span><text:span text:style-name="T309_6"><text:s/></text:span><text:span text:style-name="T309_7">transaction</text:span><text:span text:style-name="T309_8">05</text:span></text:p>
      <text:p text:style-name="P310"><text:span text:style-name="T310_1">echo</text:span></text:p>
      <text:p text:style-name="P311"><text:span text:style-name="T311_1">echo</text:span><text:span text:style-name="T311_2"><text:s/>2.6.7<text:s/></text:span><text:span text:style-name="T311_3">VERIFY</text:span><text:span text:style-name="T311_4"><text:s/></text:span><text:span text:style-name="T311_5">WALLET</text:span><text:span text:style-name="T311_6"><text:s/></text:span><text:span text:style-name="T311_7">BALANCE</text:span><text:span text:style-name="T311_8"><text:s text:c="3"/><text:tab/><text:s/></text:span></text:p>
      <text:p text:style-name="P312"><text:span text:style-name="T312_1">factom</text:span><text:span text:style-name="T312_2">-</text:span><text:span text:style-name="T312_3">cli</text:span><text:span text:style-name="T312_4"><text:s/></text:span><text:span text:style-name="T312_5">balance</text:span><text:span text:style-name="T312_6"><text:s/></text:span><text:span text:style-name="T312_7">fct</text:span><text:span text:style-name="T312_8"><text:s/></text:span><text:span text:style-name="T312_9">factoid</text:span><text:span text:style-name="T312_10">-</text:span><text:span text:style-name="T312_11">wallet</text:span><text:span text:style-name="T312_12">-</text:span><text:span text:style-name="T312_13">address</text:span><text:span text:style-name="T312_14">-</text:span><text:span text:style-name="T312_15">name</text:span><text:span text:style-name="T312_16">01</text:span></text:p>
      <text:p text:style-name="P313"><text:span text:style-name="T313_1">factom</text:span><text:span text:style-name="T313_2">-</text:span><text:span text:style-name="T313_3">cli</text:span><text:span text:style-name="T313_4"><text:s/></text:span><text:span text:style-name="T313_5">balance</text:span><text:span text:style-name="T313_6"><text:s/></text:span><text:span text:style-name="T313_7">fct</text:span><text:span text:style-name="T313_8"><text:s/></text:span><text:span text:style-name="T313_9">xxx</text:span></text:p>
      <text:p text:style-name="P314"><text:span text:style-name="T314_1">echo</text:span></text:p>
      <text:p text:style-name="P315"/>
      <text:p text:style-name="P316"><text:span text:style-name="T316_1">echo</text:span><text:span text:style-name="T316_2"><text:s/>2.7<text:s/></text:span><text:span text:style-name="T316_3">CREATE</text:span><text:span text:style-name="T316_4"><text:s/></text:span><text:span text:style-name="T316_5">TRANSACTION</text:span><text:span text:style-name="T316_6"><text:s/></text:span><text:span text:style-name="T316_7">WITH</text:span><text:span text:style-name="T316_8"><text:s/></text:span><text:span text:style-name="T316_9">INPUT</text:span><text:span text:style-name="T316_10"><text:s/></text:span><text:span text:style-name="T316_11">TO</text:span><text:span text:style-name="T316_12"><text:s/></text:span><text:span text:style-name="T316_13">OUTPUT</text:span><text:span text:style-name="T316_14"><text:s/></text:span><text:span text:style-name="T316_15">AND</text:span><text:span text:style-name="T316_16"><text:s/></text:span><text:span text:style-name="T316_17">ENTRY</text:span><text:span text:style-name="T316_18"><text:s/></text:span><text:span text:style-name="T316_19">CREDITS</text:span><text:span text:style-name="T316_20"><text:s text:c="3"/><text:tab/><text:s/></text:span></text:p>
      <text:p text:style-name="P317"><text:span text:style-name="T317_1">echo</text:span></text:p>
      <text:p text:style-name="P318"><text:span text:style-name="T318_1">echo</text:span><text:span text:style-name="T318_2"><text:s/>2.7.1<text:s/></text:span><text:span text:style-name="T318_3">CREATE</text:span><text:span text:style-name="T318_4"><text:s/></text:span><text:span text:style-name="T318_5">TRANSACTION</text:span><text:span text:style-name="T318_6"><text:s text:c="3"/><text:tab/><text:s/>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newtransaction</text:span><text:span text:style-name="T319_6"><text:s/></text:span><text:span text:style-name="T319_7">transaction</text:span><text:span text:style-name="T319_8">06</text:span></text:p>
      <text:p text:style-name="P320"><text:span text:style-name="T320_1">echo</text:span></text:p>
      <text:p text:style-name="P321"><text:span text:style-name="T321_1">echo</text:span><text:span text:style-name="T321_2"><text:s/>2.7.2<text:s/></text:span><text:span text:style-name="T321_3">ADD</text:span><text:span text:style-name="T321_4"><text:s/></text:span><text:span text:style-name="T321_5">INPUT</text:span><text:span text:style-name="T321_6"><text:s/></text:span><text:span text:style-name="T321_7">TO</text:span><text:span text:style-name="T321_8"><text:s/></text:span><text:span text:style-name="T321_9">TRANSACTION</text:span><text:span text:style-name="T321_10"><text:s text:c="3"/><text:tab/><text:s/></text:span></text:p>
      <text:p text:style-name="P322"><text:span text:style-name="T322_1">echo</text:span></text:p>
      <text:p text:style-name="P323"><text:span text:style-name="T323_1">echo</text:span><text:span text:style-name="T323_2"><text:s/>2.7.2.1<text:s/></text:span><text:span text:style-name="T323_3">ADD</text:span><text:span text:style-name="T323_4"><text:s/></text:span><text:span text:style-name="T323_5">INPUT</text:span><text:span text:style-name="T323_6"><text:s/></text:span><text:span text:style-name="T323_7">OF</text:span><text:span text:style-name="T323_8"><text:s/>100<text:s/></text:span><text:span text:style-name="T323_9">FACTOIDS</text:span><text:span text:style-name="T323_10"><text:s/></text:span><text:span text:style-name="T323_11">TO</text:span><text:span text:style-name="T323_12"><text:s/></text:span><text:span text:style-name="T323_13">TRANSACTION</text:span><text:span text:style-name="T323_14"><text:s text:c="3"/><text:tab/><text:s/></text:span></text:p>
      <text:p text:style-name="P324"><text:span text:style-name="T324_1">factom</text:span><text:span text:style-name="T324_2">-</text:span><text:span text:style-name="T324_3">cli</text:span><text:span text:style-name="T324_4"><text:s/></text:span><text:span text:style-name="T324_5">addinput</text:span><text:span text:style-name="T324_6"><text:s/></text:span><text:span text:style-name="T324_7">transaction</text:span><text:span text:style-name="T324_8">06<text:s/></text:span><text:span text:style-name="T324_9">factoid</text:span><text:span text:style-name="T324_10">-</text:span><text:span text:style-name="T324_11">wallet</text:span><text:span text:style-name="T324_12">-</text:span><text:span text:style-name="T324_13">address</text:span><text:span text:style-name="T324_14">-</text:span><text:span text:style-name="T324_15">name</text:span><text:span text:style-name="T324_16">01<text:s/>100</text:span></text:p>
      <text:p text:style-name="P325"><text:span text:style-name="T325_1">echo</text:span></text:p>
      <text:p text:style-name="P326"><text:span text:style-name="T326_1">echo</text:span><text:span text:style-name="T326_2"><text:s/>2.7.3<text:s text:c="2"/></text:span><text:span text:style-name="T326_3">ADD</text:span><text:span text:style-name="T326_4"><text:s/></text:span><text:span text:style-name="T326_5">OUTPUT</text:span><text:span text:style-name="T326_6"><text:s/></text:span><text:span text:style-name="T326_7">TO</text:span><text:span text:style-name="T326_8"><text:s/></text:span><text:span text:style-name="T326_9">TRANSACTION</text:span><text:span text:style-name="T326_10"><text:s text:c="3"/><text:tab/><text:s/></text:span></text:p>
      <text:p text:style-name="P327"><text:span text:style-name="T327_1">echo</text:span></text:p>
      <text:p text:style-name="P328"><text:span text:style-name="T328_1">echo</text:span><text:span text:style-name="T328_2"><text:s/>2.7.3.1<text:s/></text:span><text:span text:style-name="T328_3">ADD</text:span><text:span text:style-name="T328_4"><text:s/></text:span><text:span text:style-name="T328_5">OUTPUT</text:span><text:span text:style-name="T328_6"><text:s/></text:span><text:span text:style-name="T328_7">OF</text:span><text:span text:style-name="T328_8"><text:s/>3.33333333<text:s/></text:span><text:span text:style-name="T328_9">FACTOIDS</text:span><text:span text:style-name="T328_10"><text:s/></text:span><text:span text:style-name="T328_11">TO</text:span><text:span text:style-name="T328_12"><text:s/></text:span><text:span text:style-name="T328_13">TRANSACTION</text:span><text:span text:style-name="T328_14"><text:s text:c="3"/><text:tab/><text:s/>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addoutput</text:span><text:span text:style-name="T329_6"><text:s/></text:span><text:span text:style-name="T329_7">transaction</text:span><text:span text:style-name="T329_8">06<text:s/></text:span><text:span text:style-name="T329_9">factoid</text:span><text:span text:style-name="T329_10">-</text:span><text:span text:style-name="T329_11">wallet</text:span><text:span text:style-name="T329_12">-</text:span><text:span text:style-name="T329_13">address</text:span><text:span text:style-name="T329_14">-</text:span><text:span text:style-name="T329_15">name</text:span><text:span text:style-name="T329_16">02<text:s/>3.33333333</text:span></text:p>
      <text:p text:style-name="P330"><text:span text:style-name="T330_1">echo</text:span></text:p>
      <text:p text:style-name="P331"><text:span text:style-name="T331_1">echo</text:span><text:span text:style-name="T331_2"><text:s/>2.7.4<text:s text:c="2"/></text:span><text:span text:style-name="T331_3">ADD</text:span><text:span text:style-name="T331_4"><text:s/></text:span><text:span text:style-name="T331_5">PURCHASE</text:span><text:span text:style-name="T331_6"><text:s/></text:span><text:span text:style-name="T331_7">OF</text:span><text:span text:style-name="T331_8"><text:s/></text:span><text:span text:style-name="T331_9">ENTRY</text:span><text:span text:style-name="T331_10"><text:s/></text:span><text:span text:style-name="T331_11">CREDITS</text:span><text:span text:style-name="T331_12"><text:s/></text:span><text:span text:style-name="T331_13">TO</text:span><text:span text:style-name="T331_14"><text:s/></text:span><text:span text:style-name="T331_15">TRANSACTION</text:span></text:p>
      <text:p text:style-name="P332"><text:span text:style-name="T332_1">echo</text:span></text:p>
      <text:p text:style-name="P333"><text:span text:style-name="T333_1">echo</text:span><text:span text:style-name="T333_2"><text:s/>2.7.4.1<text:s/></text:span><text:span text:style-name="T333_3">ADD</text:span><text:span text:style-name="T333_4"><text:s/>6<text:s/></text:span><text:span text:style-name="T333_5">FACTOIDS</text:span><text:span text:style-name="T333_6"><text:s/></text:span><text:span text:style-name="T333_7">OF</text:span><text:span text:style-name="T333_8"><text:s/></text:span><text:span text:style-name="T333_9">ENTRY</text:span><text:span text:style-name="T333_10"><text:s/></text:span><text:span text:style-name="T333_11">CREDITS</text:span><text:span text:style-name="T333_12"><text:s/></text:span><text:span text:style-name="T333_13">FOR</text:span><text:span text:style-name="T333_14"><text:s/>1</text:span><text:span text:style-name="T333_15">ST</text:span><text:span text:style-name="T333_16"><text:s/></text:span><text:span text:style-name="T333_17">ENTRY</text:span><text:span text:style-name="T333_18"><text:s/></text:span><text:span text:style-name="T333_19">CREDIT</text:span><text:span text:style-name="T333_20"><text:s/></text:span><text:span text:style-name="T333_21">WALLET</text:span><text:span text:style-name="T333_22"><text:s/></text:span><text:span text:style-name="T333_23">TO</text:span><text:span text:style-name="T333_24"><text:s/></text:span><text:span text:style-name="T333_25">TRANSACTION</text:span><text:span text:style-name="T333_26"><text:s text:c="3"/><text:tab/><text:s/>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addecoutput</text:span><text:span text:style-name="T334_6"><text:s/></text:span><text:span text:style-name="T334_7">transaction</text:span><text:span text:style-name="T334_8">06<text:s/>$</text:span><text:span text:style-name="T334_9">ECWALLETADDRESSKEY</text:span><text:span text:style-name="T334_10">01<text:s/>6</text:span></text:p>
      <text:p text:style-name="P335"><text:span text:style-name="T335_1">echo</text:span></text:p>
      <text:p text:style-name="P336"><text:span text:style-name="T336_1">echo</text:span><text:span text:style-name="T336_2"><text:s/>2.7.5<text:s/></text:span><text:span text:style-name="T336_3">SIGN</text:span><text:span text:style-name="T336_4"><text:s/></text:span><text:span text:style-name="T336_5">TRANSACTION</text:span><text:span text:style-name="T336_6"><text:s text:c="3"/><text:tab/><text:s/>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sign</text:span><text:span text:style-name="T337_6"><text:s/></text:span><text:span text:style-name="T337_7">transaction</text:span><text:span text:style-name="T337_8">06</text:span></text:p>
      <text:p text:style-name="P338"><text:span text:style-name="T338_1">echo</text:span></text:p>
      <text:p text:style-name="P339"><text:span text:style-name="T339_1">echo</text:span><text:span text:style-name="T339_2"><text:s/>2.7.6<text:s/></text:span><text:span text:style-name="T339_3">SUBMIT</text:span><text:span text:style-name="T339_4"><text:s/></text:span><text:span text:style-name="T339_5">TRANSACTION</text:span><text:span text:style-name="T339_6"><text:s text:c="3"/><text:tab/><text:s/></text:span></text:p>
      <text:p text:style-name="P340"><text:span text:style-name="T340_1">factom</text:span><text:span text:style-name="T340_2">-</text:span><text:span text:style-name="T340_3">cli</text:span><text:span text:style-name="T340_4"><text:s/></text:span><text:span text:style-name="T340_5">submit</text:span><text:span text:style-name="T340_6"><text:s/></text:span><text:span text:style-name="T340_7">transaction</text:span><text:span text:style-name="T340_8">06</text:span></text:p>
      <text:p text:style-name="P341"><text:span text:style-name="T341_1">echo</text:span></text:p>
      <text:p text:style-name="P342"><text:span text:style-name="T342_1">echo</text:span><text:span text:style-name="T342_2"><text:s/>2.7.7<text:s/></text:span><text:span text:style-name="T342_3">VERIFY</text:span><text:span text:style-name="T342_4"><text:s/></text:span><text:span text:style-name="T342_5">WALLET</text:span><text:span text:style-name="T342_6"><text:s/></text:span><text:span text:style-name="T342_7">BALANCES</text:span><text:span text:style-name="T342_8"><text:s text:c="3"/><text:tab/><text:s/></text:span></text:p>
      <text:p text:style-name="P343"><text:span text:style-name="T343_1">factom</text:span><text:span text:style-name="T343_2">-</text:span><text:span text:style-name="T343_3">cli</text:span><text:span text:style-name="T343_4"><text:s/></text:span><text:span text:style-name="T343_5">balance</text:span><text:span text:style-name="T343_6"><text:s/></text:span><text:span text:style-name="T343_7">fct</text:span><text:span text:style-name="T343_8"><text:s/></text:span><text:span text:style-name="T343_9">factoid</text:span><text:span text:style-name="T343_10">-</text:span><text:span text:style-name="T343_11">wallet</text:span><text:span text:style-name="T343_12">-</text:span><text:span text:style-name="T343_13">address</text:span><text:span text:style-name="T343_14">-</text:span><text:span text:style-name="T343_15">name</text:span><text:span text:style-name="T343_16">01</text:span></text:p>
      <text:p text:style-name="P344"><text:span text:style-name="T344_1">factom</text:span><text:span text:style-name="T344_2">-</text:span><text:span text:style-name="T344_3">cli</text:span><text:span text:style-name="T344_4"><text:s/></text:span><text:span text:style-name="T344_5">balance</text:span><text:span text:style-name="T344_6"><text:s/></text:span><text:span text:style-name="T344_7">fct</text:span><text:span text:style-name="T344_8"><text:s/></text:span><text:span text:style-name="T344_9">factoid</text:span><text:span text:style-name="T344_10">-</text:span><text:span text:style-name="T344_11">wallet</text:span><text:span text:style-name="T344_12">-</text:span><text:span text:style-name="T344_13">address</text:span><text:span text:style-name="T344_14">-</text:span><text:span text:style-name="T344_15">name</text:span><text:span text:style-name="T344_16">02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balance</text:span><text:span text:style-name="T345_6"><text:s/></text:span><text:span text:style-name="T345_7">ec</text:span><text:span text:style-name="T345_8"><text:s/>$</text:span><text:span text:style-name="T345_9">ECWALLETADDRESSKEY</text:span><text:span text:style-name="T345_10">01</text:span></text:p>
      <text:p text:style-name="P346"><text:span text:style-name="T346_1">echo</text:span></text:p>
      <text:p text:style-name="P347"/>
      <text:p text:style-name="P348"><text:span text:style-name="T348_1">echo</text:span><text:span text:style-name="T348_2"><text:s/>2.8<text:s/></text:span><text:span text:style-name="T348_3">CREATE</text:span><text:span text:style-name="T348_4"><text:s/></text:span><text:span text:style-name="T348_5">TRANSACTION</text:span><text:span text:style-name="T348_6"><text:s/></text:span><text:span text:style-name="T348_7">WITH</text:span><text:span text:style-name="T348_8"><text:s/></text:span><text:span text:style-name="T348_9">MULTIPLE</text:span><text:span text:style-name="T348_10"><text:s/></text:span><text:span text:style-name="T348_11">INPUT</text:span><text:span text:style-name="T348_12"><text:s/></text:span><text:span text:style-name="T348_13">OUTPUT</text:span><text:span text:style-name="T348_14"><text:s/></text:span><text:span text:style-name="T348_15">AND</text:span><text:span text:style-name="T348_16"><text:s/></text:span><text:span text:style-name="T348_17">ENTRY</text:span><text:span text:style-name="T348_18"><text:s/></text:span><text:span text:style-name="T348_19">CREDITS</text:span><text:span text:style-name="T348_20"><text:s text:c="3"/><text:tab/><text:s/></text:span></text:p>
      <text:p text:style-name="P349"><text:span text:style-name="T349_1">echo</text:span></text:p>
      <text:p text:style-name="P350"><text:span text:style-name="T350_1">echo</text:span><text:span text:style-name="T350_2"><text:s/>2.8.1<text:s/></text:span><text:span text:style-name="T350_3">CREATE</text:span><text:span text:style-name="T350_4"><text:s/></text:span><text:span text:style-name="T350_5">TRANSACTION</text:span><text:span text:style-name="T350_6"><text:s text:c="3"/><text:tab/><text:s/></text:span></text:p>
      <text:p text:style-name="P351"><text:span text:style-name="T351_1">factom</text:span><text:span text:style-name="T351_2">-</text:span><text:span text:style-name="T351_3">cli</text:span><text:span text:style-name="T351_4"><text:s/></text:span><text:span text:style-name="T351_5">newtransaction</text:span><text:span text:style-name="T351_6"><text:s/></text:span><text:span text:style-name="T351_7">transaction</text:span><text:span text:style-name="T351_8">07</text:span></text:p>
      <text:p text:style-name="P352"><text:span text:style-name="T352_1">echo</text:span></text:p>
      <text:p text:style-name="P353"><text:span text:style-name="T353_1">echo</text:span><text:span text:style-name="T353_2"><text:s/>2.8.2<text:s/></text:span><text:span text:style-name="T353_3">ADD</text:span><text:span text:style-name="T353_4"><text:s/></text:span><text:span text:style-name="T353_5">INPUTS</text:span><text:span text:style-name="T353_6"><text:s/></text:span><text:span text:style-name="T353_7">TO</text:span><text:span text:style-name="T353_8"><text:s/></text:span><text:span text:style-name="T353_9">TRANSACTION</text:span><text:span text:style-name="T353_10"><text:s text:c="3"/><text:tab/><text:s/></text:span></text:p>
      <text:p text:style-name="P354"><text:span text:style-name="T354_1">echo</text:span></text:p>
      <text:p text:style-name="P355"><text:span text:style-name="T355_1">echo</text:span><text:span text:style-name="T355_2"><text:s/>2.8.2.1<text:s/></text:span><text:span text:style-name="T355_3">ADD</text:span><text:span text:style-name="T355_4"><text:s/>1</text:span><text:span text:style-name="T355_5">ST</text:span><text:span text:style-name="T355_6"><text:s/></text:span><text:span text:style-name="T355_7">INPUT</text:span><text:span text:style-name="T355_8"><text:s/></text:span><text:span text:style-name="T355_9">FROM</text:span><text:span text:style-name="T355_10"><text:s/>1</text:span><text:span text:style-name="T355_11">ST</text:span><text:span text:style-name="T355_12"><text:s/></text:span><text:span text:style-name="T355_13">FACTOID</text:span><text:span text:style-name="T355_14"><text:s/></text:span><text:span text:style-name="T355_15">WALLET</text:span><text:span text:style-name="T355_16"><text:s/></text:span><text:span text:style-name="T355_17">ADDRESS</text:span><text:span text:style-name="T355_18"><text:s/></text:span><text:span text:style-name="T355_19">TO</text:span><text:span text:style-name="T355_20"><text:s/></text:span><text:span text:style-name="T355_21">TRANSACTION</text:span><text:span text:style-name="T355_22"><text:s text:c="3"/><text:tab/><text:s/>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addinput</text:span><text:span text:style-name="T356_6"><text:s/></text:span><text:span text:style-name="T356_7">transaction</text:span><text:span text:style-name="T356_8">07<text:s/></text:span><text:span text:style-name="T356_9">factoid</text:span><text:span text:style-name="T356_10">-</text:span><text:span text:style-name="T356_11">wallet</text:span><text:span text:style-name="T356_12">-</text:span><text:span text:style-name="T356_13">address</text:span><text:span text:style-name="T356_14">-</text:span><text:span text:style-name="T356_15">name</text:span><text:span text:style-name="T356_16">01<text:s/>100</text:span></text:p>
      <text:p text:style-name="P357"><text:span text:style-name="T357_1">echo</text:span></text:p>
      <text:p text:style-name="P358"><text:span text:style-name="T358_1">echo</text:span><text:span text:style-name="T358_2"><text:s/>2.8.2.2<text:s/></text:span><text:span text:style-name="T358_3">ADD</text:span><text:span text:style-name="T358_4"><text:s/>2</text:span><text:span text:style-name="T358_5">ND</text:span><text:span text:style-name="T358_6"><text:s/></text:span><text:span text:style-name="T358_7">INPUT</text:span><text:span text:style-name="T358_8"><text:s/></text:span><text:span text:style-name="T358_9">FROM</text:span><text:span text:style-name="T358_10"><text:s/>1</text:span><text:span text:style-name="T358_11">ST</text:span><text:span text:style-name="T358_12"><text:s/></text:span><text:span text:style-name="T358_13">FACTOID</text:span><text:span text:style-name="T358_14"><text:s/></text:span><text:span text:style-name="T358_15">WALLET</text:span><text:span text:style-name="T358_16"><text:s/></text:span><text:span text:style-name="T358_17">ADDRESS</text:span><text:span text:style-name="T358_18"><text:s/></text:span><text:span text:style-name="T358_19">TO</text:span><text:span text:style-name="T358_20"><text:s/></text:span><text:span text:style-name="T358_21">TRANSACTION</text:span><text:span text:style-name="T358_22"><text:s text:c="3"/><text:tab/><text:s/>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addinput</text:span><text:span text:style-name="T359_6"><text:s/></text:span><text:span text:style-name="T359_7">transaction</text:span><text:span text:style-name="T359_8">07<text:s/></text:span><text:span text:style-name="T359_9">factoid</text:span><text:span text:style-name="T359_10">-</text:span><text:span text:style-name="T359_11">wallet</text:span><text:span text:style-name="T359_12">-</text:span><text:span text:style-name="T359_13">address</text:span><text:span text:style-name="T359_14">-</text:span><text:span text:style-name="T359_15">name</text:span><text:span text:style-name="T359_16">01<text:s/>300</text:span></text:p>
      <text:p text:style-name="P360"><text:span text:style-name="T360_1">echo</text:span></text:p>
      <text:p text:style-name="P361"><text:span text:style-name="T361_1">echo</text:span><text:span text:style-name="T361_2"><text:s/>2.8.2.3<text:s/></text:span><text:span text:style-name="T361_3">ADD</text:span><text:span text:style-name="T361_4"><text:s/></text:span><text:span text:style-name="T361_5">INPUT</text:span><text:span text:style-name="T361_6"><text:s/></text:span><text:span text:style-name="T361_7">FROM</text:span><text:span text:style-name="T361_8"><text:s/>2</text:span><text:span text:style-name="T361_9">ND</text:span><text:span text:style-name="T361_10"><text:s/></text:span><text:span text:style-name="T361_11">FACTOID</text:span><text:span text:style-name="T361_12"><text:s/></text:span><text:span text:style-name="T361_13">WALLET</text:span><text:span text:style-name="T361_14"><text:s/></text:span><text:span text:style-name="T361_15">ADDRESS</text:span><text:span text:style-name="T361_16"><text:s/></text:span><text:span text:style-name="T361_17">TO</text:span><text:span text:style-name="T361_18"><text:s/></text:span><text:span text:style-name="T361_19">TRANSACTION</text:span><text:span text:style-name="T361_20"><text:s text:c="3"/><text:tab/><text:s/></text:span></text:p>
      <text:p text:style-name="P362"><text:span text:style-name="T362_1">factom</text:span><text:span text:style-name="T362_2">-</text:span><text:span text:style-name="T362_3">cli</text:span><text:span text:style-name="T362_4"><text:s/></text:span><text:span text:style-name="T362_5">addinput</text:span><text:span text:style-name="T362_6"><text:s/></text:span><text:span text:style-name="T362_7">transaction</text:span><text:span text:style-name="T362_8">07<text:s/></text:span><text:span text:style-name="T362_9">factoid</text:span><text:span text:style-name="T362_10">-</text:span><text:span text:style-name="T362_11">wallet</text:span><text:span text:style-name="T362_12">-</text:span><text:span text:style-name="T362_13">address</text:span><text:span text:style-name="T362_14">-</text:span><text:span text:style-name="T362_15">name</text:span><text:span text:style-name="T362_16">02<text:s/>200</text:span></text:p>
      <text:p text:style-name="P363"><text:span text:style-name="T363_1">echo</text:span></text:p>
      <text:p text:style-name="P364"><text:span text:style-name="T364_1">echo</text:span><text:span text:style-name="T364_2"><text:s/>2.8.3<text:s/></text:span><text:span text:style-name="T364_3">ADD</text:span><text:span text:style-name="T364_4"><text:s/></text:span><text:span text:style-name="T364_5">OUTPUTS</text:span><text:span text:style-name="T364_6"><text:s/></text:span><text:span text:style-name="T364_7">TO</text:span><text:span text:style-name="T364_8"><text:s/></text:span><text:span text:style-name="T364_9">TRANSACTION</text:span><text:span text:style-name="T364_10"><text:s text:c="3"/><text:tab/><text:s/></text:span></text:p>
      <text:p text:style-name="P365"><text:span text:style-name="T365_1">echo</text:span></text:p>
      <text:p text:style-name="P366"><text:span text:style-name="T366_1">echo</text:span><text:span text:style-name="T366_2"><text:s/>2.8.3.1<text:s/></text:span><text:span text:style-name="T366_3">ADD</text:span><text:span text:style-name="T366_4"><text:s/>1</text:span><text:span text:style-name="T366_5">ST</text:span><text:span text:style-name="T366_6"><text:s/></text:span><text:span text:style-name="T366_7">OUTPUT</text:span><text:span text:style-name="T366_8"><text:s/></text:span><text:span text:style-name="T366_9">FROM</text:span><text:span text:style-name="T366_10"><text:s/>1</text:span><text:span text:style-name="T366_11">ST</text:span><text:span text:style-name="T366_12"><text:s/></text:span><text:span text:style-name="T366_13">FACTOID</text:span><text:span text:style-name="T366_14"><text:s/></text:span><text:span text:style-name="T366_15">WALLET</text:span><text:span text:style-name="T366_16"><text:s/></text:span><text:span text:style-name="T366_17">ADDRESS</text:span><text:span text:style-name="T366_18"><text:s/></text:span><text:span text:style-name="T366_19">TO</text:span><text:span text:style-name="T366_20"><text:s/></text:span><text:span text:style-name="T366_21">TRANSACTION</text:span><text:span text:style-name="T366_22"><text:s text:c="3"/><text:tab/><text:s/></text:span></text:p>
      <text:p text:style-name="P367"><text:span text:style-name="T367_1">factom</text:span><text:span text:style-name="T367_2">-</text:span><text:span text:style-name="T367_3">cli</text:span><text:span text:style-name="T367_4"><text:s/></text:span><text:span text:style-name="T367_5">addoutput</text:span><text:span text:style-name="T367_6"><text:s/></text:span><text:span text:style-name="T367_7">transaction</text:span><text:span text:style-name="T367_8">07<text:s/></text:span><text:span text:style-name="T367_9">factoid</text:span><text:span text:style-name="T367_10">-</text:span><text:span text:style-name="T367_11">wallet</text:span><text:span text:style-name="T367_12">-</text:span><text:span text:style-name="T367_13">address</text:span><text:span text:style-name="T367_14">-</text:span><text:span text:style-name="T367_15">name</text:span><text:span text:style-name="T367_16">01<text:s/>4.44444444</text:span></text:p>
      <text:p text:style-name="P368"><text:span text:style-name="T368_1">echo</text:span></text:p>
      <text:p text:style-name="P369"><text:span text:style-name="T369_1">echo</text:span><text:span text:style-name="T369_2"><text:s/>2.8.3.2<text:s/></text:span><text:span text:style-name="T369_3">ADD</text:span><text:span text:style-name="T369_4"><text:s/>2</text:span><text:span text:style-name="T369_5">ND</text:span><text:span text:style-name="T369_6"><text:s/></text:span><text:span text:style-name="T369_7">OUTPUT</text:span><text:span text:style-name="T369_8"><text:s/></text:span><text:span text:style-name="T369_9">FROM</text:span><text:span text:style-name="T369_10"><text:s/>1</text:span><text:span text:style-name="T369_11">ST</text:span><text:span text:style-name="T369_12"><text:s/></text:span><text:span text:style-name="T369_13">FACTOID</text:span><text:span text:style-name="T369_14"><text:s/></text:span><text:span text:style-name="T369_15">WALLET</text:span><text:span text:style-name="T369_16"><text:s/></text:span><text:span text:style-name="T369_17">ADDRESS</text:span><text:span text:style-name="T369_18"><text:s/></text:span><text:span text:style-name="T369_19">TO</text:span><text:span text:style-name="T369_20"><text:s/></text:span><text:span text:style-name="T369_21">TRANSACTION</text:span><text:span text:style-name="T369_22"><text:s text:c="3"/><text:tab/><text:s/>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addoutput</text:span><text:span text:style-name="T370_6"><text:s/></text:span><text:span text:style-name="T370_7">transaction</text:span><text:span text:style-name="T370_8">07<text:s/></text:span><text:span text:style-name="T370_9">factoid</text:span><text:span text:style-name="T370_10">-</text:span><text:span text:style-name="T370_11">wallet</text:span><text:span text:style-name="T370_12">-</text:span><text:span text:style-name="T370_13">address</text:span><text:span text:style-name="T370_14">-</text:span><text:span text:style-name="T370_15">name</text:span><text:span text:style-name="T370_16">01<text:s/>5.55555555</text:span></text:p>
      <text:p text:style-name="P371"><text:span text:style-name="T371_1">echo</text:span></text:p>
      <text:p text:style-name="P372"><text:span text:style-name="T372_1">echo</text:span><text:span text:style-name="T372_2"><text:s/>2.8.3.3<text:s/></text:span><text:span text:style-name="T372_3">ADD</text:span><text:span text:style-name="T372_4"><text:s/></text:span><text:span text:style-name="T372_5">OUTPUT</text:span><text:span text:style-name="T372_6"><text:s/></text:span><text:span text:style-name="T372_7">FROM</text:span><text:span text:style-name="T372_8"><text:s/>2</text:span><text:span text:style-name="T372_9">ND</text:span><text:span text:style-name="T372_10"><text:s/></text:span><text:span text:style-name="T372_11">FACTOID</text:span><text:span text:style-name="T372_12"><text:s/></text:span><text:span text:style-name="T372_13">WALLET</text:span><text:span text:style-name="T372_14"><text:s/></text:span><text:span text:style-name="T372_15">ADDRESS</text:span><text:span text:style-name="T372_16"><text:s/></text:span><text:span text:style-name="T372_17">TO</text:span><text:span text:style-name="T372_18"><text:s/></text:span><text:span text:style-name="T372_19">TRANSACTION</text:span><text:span text:style-name="T372_20"><text:s text:c="3"/><text:tab/><text:s/>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addoutput</text:span><text:span text:style-name="T373_6"><text:s/></text:span><text:span text:style-name="T373_7">transaction</text:span><text:span text:style-name="T373_8">07<text:s/></text:span><text:span text:style-name="T373_9">factoid</text:span><text:span text:style-name="T373_10">-</text:span><text:span text:style-name="T373_11">wallet</text:span><text:span text:style-name="T373_12">-</text:span><text:span text:style-name="T373_13">address</text:span><text:span text:style-name="T373_14">-</text:span><text:span text:style-name="T373_15">name</text:span><text:span text:style-name="T373_16">02<text:s/>6.66666666</text:span></text:p>
      <text:p text:style-name="P374"><text:span text:style-name="T374_1">echo</text:span></text:p>
      <text:p text:style-name="P375"><text:span text:style-name="T375_1">echo</text:span><text:span text:style-name="T375_2"><text:s/>2.8.4<text:s/></text:span><text:span text:style-name="T375_3">ADD</text:span><text:span text:style-name="T375_4"><text:s/></text:span><text:span text:style-name="T375_5">ENTRY</text:span><text:span text:style-name="T375_6"><text:s/></text:span><text:span text:style-name="T375_7">CREDIT</text:span><text:span text:style-name="T375_8"><text:s/></text:span><text:span text:style-name="T375_9">PURCHASES</text:span><text:span text:style-name="T375_10"><text:s/></text:span><text:span text:style-name="T375_11">TO</text:span><text:span text:style-name="T375_12"><text:s/></text:span><text:span text:style-name="T375_13">TRANSACTION</text:span></text:p>
      <text:p text:style-name="P376"><text:span text:style-name="T376_1">echo</text:span></text:p>
      <text:p text:style-name="P377"><text:span text:style-name="T377_1">echo</text:span><text:span text:style-name="T377_2"><text:s/>2.8.4.1<text:s/></text:span><text:span text:style-name="T377_3">ADD</text:span><text:span text:style-name="T377_4"><text:s/>1</text:span><text:span text:style-name="T377_5">ST</text:span><text:span text:style-name="T377_6"><text:s/></text:span><text:span text:style-name="T377_7">PURCHASE</text:span><text:span text:style-name="T377_8"><text:s/></text:span><text:span text:style-name="T377_9">TO</text:span><text:span text:style-name="T377_10"><text:s/>1</text:span><text:span text:style-name="T377_11">ST</text:span><text:span text:style-name="T377_12"><text:s/></text:span><text:span text:style-name="T377_13">ENTRY</text:span><text:span text:style-name="T377_14"><text:s/></text:span><text:span text:style-name="T377_15">CREDIT</text:span><text:span text:style-name="T377_16"><text:s/></text:span><text:span text:style-name="T377_17">WALLET</text:span><text:span text:style-name="T377_18"><text:s/></text:span><text:span text:style-name="T377_19">ADDRESS</text:span><text:span text:style-name="T377_20"><text:s/></text:span><text:span text:style-name="T377_21">TO</text:span><text:span text:style-name="T377_22"><text:s/></text:span><text:span text:style-name="T377_23">TRANSACTION</text:span><text:span text:style-name="T377_24"><text:s text:c="3"/><text:tab/><text:s/></text:span></text:p>
      <text:p text:style-name="P378"><text:span text:style-name="T378_1">factom</text:span><text:span text:style-name="T378_2">-</text:span><text:span text:style-name="T378_3">cli</text:span><text:span text:style-name="T378_4"><text:s/></text:span><text:span text:style-name="T378_5">addecoutput</text:span><text:span text:style-name="T378_6"><text:s/></text:span><text:span text:style-name="T378_7">transaction</text:span><text:span text:style-name="T378_8">07<text:s/>$</text:span><text:span text:style-name="T378_9">ECWALLETADDRESSKEY</text:span><text:span text:style-name="T378_10">01<text:s/>7</text:span></text:p>
      <text:p text:style-name="P379"><text:span text:style-name="T379_1">echo</text:span></text:p>
      <text:p text:style-name="P380"><text:span text:style-name="T380_1">echo</text:span><text:span text:style-name="T380_2"><text:s/>2.8.4.2<text:s/></text:span><text:span text:style-name="T380_3">ADD</text:span><text:span text:style-name="T380_4"><text:s/>2</text:span><text:span text:style-name="T380_5">ND</text:span><text:span text:style-name="T380_6"><text:s/></text:span><text:span text:style-name="T380_7">PURCHASE</text:span><text:span text:style-name="T380_8"><text:s/></text:span><text:span text:style-name="T380_9">TO</text:span><text:span text:style-name="T380_10"><text:s/>1</text:span><text:span text:style-name="T380_11">ST</text:span><text:span text:style-name="T380_12"><text:s/></text:span><text:span text:style-name="T380_13">ENTRY</text:span><text:span text:style-name="T380_14"><text:s/></text:span><text:span text:style-name="T380_15">CREDIT</text:span><text:span text:style-name="T380_16"><text:s/></text:span><text:span text:style-name="T380_17">WALLET</text:span><text:span text:style-name="T380_18"><text:s/></text:span><text:span text:style-name="T380_19">ADDRESS</text:span><text:span text:style-name="T380_20"><text:s/></text:span><text:span text:style-name="T380_21">TO</text:span><text:span text:style-name="T380_22"><text:s/></text:span><text:span text:style-name="T380_23">TRANSACTION</text:span><text:span text:style-name="T380_24"><text:s text:c="3"/><text:tab/><text:s/></text:span></text:p>
      <text:p text:style-name="P381"><text:span text:style-name="T381_1">factom</text:span><text:span text:style-name="T381_2">-</text:span><text:span text:style-name="T381_3">cli</text:span><text:span text:style-name="T381_4"><text:s/></text:span><text:span text:style-name="T381_5">addecoutput</text:span><text:span text:style-name="T381_6"><text:s/></text:span><text:span text:style-name="T381_7">transaction</text:span><text:span text:style-name="T381_8">07<text:s/>$</text:span><text:span text:style-name="T381_9">ECWALLETADDRESSKEY</text:span><text:span text:style-name="T381_10">01<text:s/>8</text:span></text:p>
      <text:p text:style-name="P382"><text:span text:style-name="T382_1">echo</text:span></text:p>
      <text:p text:style-name="P383"><text:span text:style-name="T383_1">echo</text:span><text:span text:style-name="T383_2"><text:s/>2.8.4.3<text:s/></text:span><text:span text:style-name="T383_3">ADD</text:span><text:span text:style-name="T383_4"><text:s/>2</text:span><text:span text:style-name="T383_5">ND</text:span><text:span text:style-name="T383_6"><text:s/></text:span><text:span text:style-name="T383_7">PURCHASE</text:span><text:span text:style-name="T383_8"><text:s/></text:span><text:span text:style-name="T383_9">TO</text:span><text:span text:style-name="T383_10"><text:s/>1</text:span><text:span text:style-name="T383_11">ST</text:span><text:span text:style-name="T383_12"><text:s/></text:span><text:span text:style-name="T383_13">ENTRY</text:span><text:span text:style-name="T383_14"><text:s/></text:span><text:span text:style-name="T383_15">CREDIT</text:span><text:span text:style-name="T383_16"><text:s/></text:span><text:span text:style-name="T383_17">WALLET</text:span><text:span text:style-name="T383_18"><text:s/></text:span><text:span text:style-name="T383_19">ADDRESS</text:span><text:span text:style-name="T383_20"><text:s/></text:span><text:span text:style-name="T383_21">TO</text:span><text:span text:style-name="T383_22"><text:s/></text:span><text:span text:style-name="T383_23">TRANSACTION</text:span><text:span text:style-name="T383_24"><text:s text:c="3"/><text:tab/><text:s/></text:span></text:p>
      <text:p text:style-name="P384"><text:span text:style-name="T384_1">factom</text:span><text:span text:style-name="T384_2">-</text:span><text:span text:style-name="T384_3">cli</text:span><text:span text:style-name="T384_4"><text:s/></text:span><text:span text:style-name="T384_5">addecoutput</text:span><text:span text:style-name="T384_6"><text:s/></text:span><text:span text:style-name="T384_7">transaction</text:span><text:span text:style-name="T384_8">07<text:s/>$</text:span><text:span text:style-name="T384_9">ECWALLETADDRESSKEY</text:span><text:span text:style-name="T384_10">02<text:s/>9</text:span></text:p>
      <text:p text:style-name="P385"><text:span text:style-name="T385_1">echo</text:span></text:p>
      <text:p text:style-name="P386"><text:span text:style-name="T386_1">echo</text:span><text:span text:style-name="T386_2"><text:s/>2.8.5<text:s/></text:span><text:span text:style-name="T386_3">COMPLEX</text:span><text:span text:style-name="T386_4"><text:s/></text:span><text:span text:style-name="T386_5">TRANSACTION</text:span><text:span text:style-name="T386_6"><text:s/></text:span><text:span text:style-name="T386_7">FEE</text:span><text:span text:style-name="T386_8"><text:s text:c="3"/><text:tab/><text:s/></text:span></text:p>
      <text:p text:style-name="P387"><text:span text:style-name="T387_1">factom</text:span><text:span text:style-name="T387_2">-</text:span><text:span text:style-name="T387_3">cli</text:span><text:span text:style-name="T387_4"><text:s/></text:span><text:span text:style-name="T387_5">transactions</text:span></text:p>
      <text:p text:style-name="P388"><text:span text:style-name="T388_1">echo</text:span></text:p>
      <text:p text:style-name="P389"><text:span text:style-name="T389_1">echo</text:span><text:span text:style-name="T389_2"><text:s/>2.8.6<text:s/></text:span><text:span text:style-name="T389_3">SIGN</text:span><text:span text:style-name="T389_4"><text:s/></text:span><text:span text:style-name="T389_5">TRANSACTION</text:span><text:span text:style-name="T389_6"><text:s text:c="3"/><text:tab/><text:s/></text:span></text:p>
      <text:p text:style-name="P390"><text:span text:style-name="T390_1">factom</text:span><text:span text:style-name="T390_2">-</text:span><text:span text:style-name="T390_3">cli</text:span><text:span text:style-name="T390_4"><text:s/></text:span><text:span text:style-name="T390_5">sign</text:span><text:span text:style-name="T390_6"><text:s/></text:span><text:span text:style-name="T390_7">transaction</text:span><text:span text:style-name="T390_8">07</text:span></text:p>
      <text:p text:style-name="P391"><text:span text:style-name="T391_1">echo</text:span></text:p>
      <text:p text:style-name="P392"><text:span text:style-name="T392_1">echo</text:span><text:span text:style-name="T392_2"><text:s/>2.8.7<text:s/></text:span><text:span text:style-name="T392_3">SUBMIT</text:span><text:span text:style-name="T392_4"><text:s/></text:span><text:span text:style-name="T392_5">TRANSACTION</text:span><text:span text:style-name="T392_6"><text:s text:c="3"/><text:tab/><text:s/></text:span></text:p>
      <text:p text:style-name="P393"><text:span text:style-name="T393_1">factom</text:span><text:span text:style-name="T393_2">-</text:span><text:span text:style-name="T393_3">cli</text:span><text:span text:style-name="T393_4"><text:s/></text:span><text:span text:style-name="T393_5">submit</text:span><text:span text:style-name="T393_6"><text:s/></text:span><text:span text:style-name="T393_7">transaction</text:span><text:span text:style-name="T393_8">07</text:span></text:p>
      <text:p text:style-name="P394"><text:span text:style-name="T394_1">echo</text:span></text:p>
      <text:p text:style-name="P395"><text:span text:style-name="T395_1">echo</text:span><text:span text:style-name="T395_2"><text:s/>2.8.8<text:s/></text:span><text:span text:style-name="T395_3">VERIFY</text:span><text:span text:style-name="T395_4"><text:s/></text:span><text:span text:style-name="T395_5">WALLET</text:span><text:span text:style-name="T395_6"><text:s/></text:span><text:span text:style-name="T395_7">BALANCES</text:span><text:span text:style-name="T395_8"><text:s text:c="3"/><text:tab/><text:s/></text:span></text:p>
      <text:p text:style-name="P396"><text:span text:style-name="T396_1">factom</text:span><text:span text:style-name="T396_2">-</text:span><text:span text:style-name="T396_3">cli</text:span><text:span text:style-name="T396_4"><text:s/></text:span><text:span text:style-name="T396_5">balance</text:span><text:span text:style-name="T396_6"><text:s/></text:span><text:span text:style-name="T396_7">fct</text:span><text:span text:style-name="T396_8"><text:s/></text:span><text:span text:style-name="T396_9">factoid</text:span><text:span text:style-name="T396_10">-</text:span><text:span text:style-name="T396_11">wallet</text:span><text:span text:style-name="T396_12">-</text:span><text:span text:style-name="T396_13">address</text:span><text:span text:style-name="T396_14">-</text:span><text:span text:style-name="T396_15">name</text:span><text:span text:style-name="T396_16">01</text:span></text:p>
      <text:p text:style-name="P397"><text:span text:style-name="T397_1">factom</text:span><text:span text:style-name="T397_2">-</text:span><text:span text:style-name="T397_3">cli</text:span><text:span text:style-name="T397_4"><text:s/></text:span><text:span text:style-name="T397_5">balance</text:span><text:span text:style-name="T397_6"><text:s/></text:span><text:span text:style-name="T397_7">fct</text:span><text:span text:style-name="T397_8"><text:s/></text:span><text:span text:style-name="T397_9">factoid</text:span><text:span text:style-name="T397_10">-</text:span><text:span text:style-name="T397_11">wallet</text:span><text:span text:style-name="T397_12">-</text:span><text:span text:style-name="T397_13">address</text:span><text:span text:style-name="T397_14">-</text:span><text:span text:style-name="T397_15">name</text:span><text:span text:style-name="T397_16">02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balance</text:span><text:span text:style-name="T398_6"><text:s/></text:span><text:span text:style-name="T398_7">ec</text:span><text:span text:style-name="T398_8"><text:s/>$</text:span><text:span text:style-name="T398_9">ECWALLETADDRESSKEY</text:span><text:span text:style-name="T398_10">01</text:span></text:p>
      <text:p text:style-name="P399"><text:span text:style-name="T399_1">factom</text:span><text:span text:style-name="T399_2">-</text:span><text:span text:style-name="T399_3">cli</text:span><text:span text:style-name="T399_4"><text:s/></text:span><text:span text:style-name="T399_5">balance</text:span><text:span text:style-name="T399_6"><text:s/></text:span><text:span text:style-name="T399_7">ec</text:span><text:span text:style-name="T399_8"><text:s/>$</text:span><text:span text:style-name="T399_9">ECWALLETADDRESSKEY</text:span><text:span text:style-name="T399_10">02</text:span></text:p>
      <text:p text:style-name="P400"><text:span text:style-name="T400_1">echo</text:span></text:p>
      <text:p text:style-name="P401"/>
      <text:p text:style-name="P402"><text:span text:style-name="T402_1">echo</text:span><text:span text:style-name="T402_2"><text:s/>2.9<text:s/></text:span><text:span text:style-name="T402_3">TEST</text:span><text:span text:style-name="T402_4"><text:s/></text:span><text:span text:style-name="T402_5">TRANSACTION</text:span><text:span text:style-name="T402_6"><text:s/></text:span><text:span text:style-name="T402_7">PARAMETER</text:span><text:span text:style-name="T402_8"><text:s/></text:span><text:span text:style-name="T402_9">LIMITS</text:span></text:p>
      <text:p text:style-name="P403"><text:span text:style-name="T403_1">echo</text:span></text:p>
      <text:p text:style-name="P404"><text:span text:style-name="T404_1">echo</text:span><text:span text:style-name="T404_2"><text:s/>2.9.1<text:s/></text:span><text:span text:style-name="T404_3">ADD</text:span><text:span text:style-name="T404_4"><text:s/></text:span><text:span text:style-name="T404_5">INPUT</text:span><text:span text:style-name="T404_6"><text:s/></text:span><text:span text:style-name="T404_7">OF</text:span><text:span text:style-name="T404_8"><text:s/>-1<text:s/></text:span><text:span text:style-name="T404_9">FACTOIDS</text:span><text:span text:style-name="T404_10"><text:s/></text:span><text:span text:style-name="T404_11">TO</text:span><text:span text:style-name="T404_12"><text:s/></text:span><text:span text:style-name="T404_13">TRANSACTION</text:span><text:span text:style-name="T404_14"><text:s text:c="3"/><text:tab/><text:s/></text:span></text:p>
      <text:p text:style-name="P405"><text:span text:style-name="T405_1">factom</text:span><text:span text:style-name="T405_2">-</text:span><text:span text:style-name="T405_3">cli</text:span><text:span text:style-name="T405_4"><text:s/></text:span><text:span text:style-name="T405_5">balance</text:span><text:span text:style-name="T405_6"><text:s/></text:span><text:span text:style-name="T405_7">fct</text:span><text:span text:style-name="T405_8"><text:s/></text:span><text:span text:style-name="T405_9">factoid</text:span><text:span text:style-name="T405_10">-</text:span><text:span text:style-name="T405_11">wallet</text:span><text:span text:style-name="T405_12">-</text:span><text:span text:style-name="T405_13">address</text:span><text:span text:style-name="T405_14">-</text:span><text:span text:style-name="T405_15">name</text:span><text:span text:style-name="T405_16">01</text:span></text:p>
      <text:p text:style-name="P406"><text:span text:style-name="T406_1">factom</text:span><text:span text:style-name="T406_2">-</text:span><text:span text:style-name="T406_3">cli</text:span><text:span text:style-name="T406_4"><text:s/></text:span><text:span text:style-name="T406_5">newtransaction</text:span><text:span text:style-name="T406_6"><text:s/></text:span><text:span text:style-name="T406_7">transaction</text:span><text:span text:style-name="T406_8">08</text:span></text:p>
      <text:p text:style-name="P407"><text:span text:style-name="T407_1">factom</text:span><text:span text:style-name="T407_2">-</text:span><text:span text:style-name="T407_3">cli</text:span><text:span text:style-name="T407_4"><text:s/></text:span><text:span text:style-name="T407_5">addinput</text:span><text:span text:style-name="T407_6"><text:s/></text:span><text:span text:style-name="T407_7">transaction</text:span><text:span text:style-name="T407_8">08<text:s/></text:span><text:span text:style-name="T407_9">factoid</text:span><text:span text:style-name="T407_10">-</text:span><text:span text:style-name="T407_11">wallet</text:span><text:span text:style-name="T407_12">-</text:span><text:span text:style-name="T407_13">address</text:span><text:span text:style-name="T407_14">-</text:span><text:span text:style-name="T407_15">name</text:span><text:span text:style-name="T407_16">01<text:s/>-1</text:span></text:p>
      <text:p text:style-name="P408"><text:span text:style-name="T408_1">factom</text:span><text:span text:style-name="T408_2">-</text:span><text:span text:style-name="T408_3">cli</text:span><text:span text:style-name="T408_4"><text:s/></text:span><text:span text:style-name="T408_5">sign</text:span><text:span text:style-name="T408_6"><text:s/></text:span><text:span text:style-name="T408_7">transaction</text:span><text:span text:style-name="T408_8">08</text:span></text:p>
      <text:p text:style-name="P409"><text:span text:style-name="T409_1">factom</text:span><text:span text:style-name="T409_2">-</text:span><text:span text:style-name="T409_3">cli</text:span><text:span text:style-name="T409_4"><text:s/></text:span><text:span text:style-name="T409_5">submit</text:span><text:span text:style-name="T409_6"><text:s/></text:span><text:span text:style-name="T409_7">transaction</text:span><text:span text:style-name="T409_8">08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balance</text:span><text:span text:style-name="T410_6"><text:s/></text:span><text:span text:style-name="T410_7">fct</text:span><text:span text:style-name="T410_8"><text:s/></text:span><text:span text:style-name="T410_9">factoid</text:span><text:span text:style-name="T410_10">-</text:span><text:span text:style-name="T410_11">wallet</text:span><text:span text:style-name="T410_12">-</text:span><text:span text:style-name="T410_13">address</text:span><text:span text:style-name="T410_14">-</text:span><text:span text:style-name="T410_15">name</text:span><text:span text:style-name="T410_16">01</text:span></text:p>
      <text:p text:style-name="P411"><text:span text:style-name="T411_1">echo</text:span></text:p>
      <text:p text:style-name="P412"/>
      <text:p text:style-name="P413"><text:span text:style-name="T413_1">echo</text:span><text:span text:style-name="T413_2"><text:s/>2.9.2<text:s/></text:span><text:span text:style-name="T413_3">ADD</text:span><text:span text:style-name="T413_4"><text:s/></text:span><text:span text:style-name="T413_5">INPUT</text:span><text:span text:style-name="T413_6"><text:s/></text:span><text:span text:style-name="T413_7">OF</text:span><text:span text:style-name="T413_8"><text:s/>0<text:s/></text:span><text:span text:style-name="T413_9">FACTOIDS</text:span><text:span text:style-name="T413_10"><text:s/></text:span><text:span text:style-name="T413_11">TO</text:span><text:span text:style-name="T413_12"><text:s/></text:span><text:span text:style-name="T413_13">TRANSACTION</text:span><text:span text:style-name="T413_14"><text:s text:c="3"/><text:tab/><text:s/>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balance</text:span><text:span text:style-name="T414_6"><text:s/></text:span><text:span text:style-name="T414_7">fct</text:span><text:span text:style-name="T414_8"><text:s/></text:span><text:span text:style-name="T414_9">factoid</text:span><text:span text:style-name="T414_10">-</text:span><text:span text:style-name="T414_11">wallet</text:span><text:span text:style-name="T414_12">-</text:span><text:span text:style-name="T414_13">address</text:span><text:span text:style-name="T414_14">-</text:span><text:span text:style-name="T414_15">name</text:span><text:span text:style-name="T414_16">03</text:span></text:p>
      <text:p text:style-name="P415"><text:span text:style-name="T415_1">factom</text:span><text:span text:style-name="T415_2">-</text:span><text:span text:style-name="T415_3">cli</text:span><text:span text:style-name="T415_4"><text:s/></text:span><text:span text:style-name="T415_5">newtransaction</text:span><text:span text:style-name="T415_6"><text:s/></text:span><text:span text:style-name="T415_7">transaction</text:span><text:span text:style-name="T415_8">09</text:span></text:p>
      <text:p text:style-name="P416"><text:span text:style-name="T416_1">factom</text:span><text:span text:style-name="T416_2">-</text:span><text:span text:style-name="T416_3">cli</text:span><text:span text:style-name="T416_4"><text:s/></text:span><text:span text:style-name="T416_5">addinput</text:span><text:span text:style-name="T416_6"><text:s/></text:span><text:span text:style-name="T416_7">transaction</text:span><text:span text:style-name="T416_8">09<text:s/></text:span><text:span text:style-name="T416_9">factoid</text:span><text:span text:style-name="T416_10">-</text:span><text:span text:style-name="T416_11">wallet</text:span><text:span text:style-name="T416_12">-</text:span><text:span text:style-name="T416_13">address</text:span><text:span text:style-name="T416_14">-</text:span><text:span text:style-name="T416_15">name</text:span><text:span text:style-name="T416_16">03<text:s/>0</text:span></text:p>
      <text:p text:style-name="P417"><text:span text:style-name="T417_1">factom</text:span><text:span text:style-name="T417_2">-</text:span><text:span text:style-name="T417_3">cli</text:span><text:span text:style-name="T417_4"><text:s/></text:span><text:span text:style-name="T417_5">sign</text:span><text:span text:style-name="T417_6"><text:s/></text:span><text:span text:style-name="T417_7">transaction</text:span><text:span text:style-name="T417_8">09</text:span></text:p>
      <text:p text:style-name="P418"><text:span text:style-name="T418_1">factom</text:span><text:span text:style-name="T418_2">-</text:span><text:span text:style-name="T418_3">cli</text:span><text:span text:style-name="T418_4"><text:s/></text:span><text:span text:style-name="T418_5">submit</text:span><text:span text:style-name="T418_6"><text:s/></text:span><text:span text:style-name="T418_7">transaction</text:span><text:span text:style-name="T418_8">09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balance</text:span><text:span text:style-name="T419_6"><text:s/></text:span><text:span text:style-name="T419_7">fct</text:span><text:span text:style-name="T419_8"><text:s/></text:span><text:span text:style-name="T419_9">factoid</text:span><text:span text:style-name="T419_10">-</text:span><text:span text:style-name="T419_11">wallet</text:span><text:span text:style-name="T419_12">-</text:span><text:span text:style-name="T419_13">address</text:span><text:span text:style-name="T419_14">-</text:span><text:span text:style-name="T419_15">name</text:span><text:span text:style-name="T419_16">03</text:span></text:p>
      <text:p text:style-name="P420"><text:span text:style-name="T420_1">echo</text:span></text:p>
      <text:p text:style-name="P421"/>
      <text:p text:style-name="P422"><text:span text:style-name="T422_1">echo</text:span><text:span text:style-name="T422_2"><text:s/>2.9.3<text:s/></text:span><text:span text:style-name="T422_3">ADD</text:span><text:span text:style-name="T422_4"><text:s/></text:span><text:span text:style-name="T422_5">TOO</text:span><text:span text:style-name="T422_6"><text:s/></text:span><text:span text:style-name="T422_7">SMALL</text:span><text:span text:style-name="T422_8"><text:s/></text:span><text:span text:style-name="T422_9">INPUT</text:span><text:span text:style-name="T422_10"><text:s/></text:span><text:span text:style-name="T422_11">OF</text:span><text:span text:style-name="T422_12"><text:s/>0.000000009<text:s/></text:span><text:span text:style-name="T422_13">FACTOIDS</text:span><text:span text:style-name="T422_14"><text:s/></text:span><text:span text:style-name="T422_15">TO</text:span><text:span text:style-name="T422_16"><text:s/></text:span><text:span text:style-name="T422_17">TRANSACTION</text:span><text:span text:style-name="T422_18"><text:s text:c="3"/><text:tab/><text:s/></text:span></text:p>
      <text:p text:style-name="P423"><text:span text:style-name="T423_1">factom</text:span><text:span text:style-name="T423_2">-</text:span><text:span text:style-name="T423_3">cli</text:span><text:span text:style-name="T423_4"><text:s/></text:span><text:span text:style-name="T423_5">newtransaction</text:span><text:span text:style-name="T423_6"><text:s/></text:span><text:span text:style-name="T423_7">transaction</text:span><text:span text:style-name="T423_8">10</text:span></text:p>
      <text:p text:style-name="P424"><text:span text:style-name="T424_1">factom</text:span><text:span text:style-name="T424_2">-</text:span><text:span text:style-name="T424_3">cli</text:span><text:span text:style-name="T424_4"><text:s/></text:span><text:span text:style-name="T424_5">addinput</text:span><text:span text:style-name="T424_6"><text:s/></text:span><text:span text:style-name="T424_7">transaction</text:span><text:span text:style-name="T424_8">10<text:s/></text:span><text:span text:style-name="T424_9">factoid</text:span><text:span text:style-name="T424_10">-</text:span><text:span text:style-name="T424_11">wallet</text:span><text:span text:style-name="T424_12">-</text:span><text:span text:style-name="T424_13">address</text:span><text:span text:style-name="T424_14">-</text:span><text:span text:style-name="T424_15">name</text:span><text:span text:style-name="T424_16">03<text:s/>0.000000009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sign</text:span><text:span text:style-name="T425_6"><text:s/></text:span><text:span text:style-name="T425_7">transaction</text:span><text:span text:style-name="T425_8">10</text:span></text:p>
      <text:p text:style-name="P426"><text:span text:style-name="T426_1">factom</text:span><text:span text:style-name="T426_2">-</text:span><text:span text:style-name="T426_3">cli</text:span><text:span text:style-name="T426_4"><text:s/></text:span><text:span text:style-name="T426_5">submit</text:span><text:span text:style-name="T426_6"><text:s/></text:span><text:span text:style-name="T426_7">transaction</text:span><text:span text:style-name="T426_8">10</text:span></text:p>
      <text:p text:style-name="P427"><text:span text:style-name="T427_1">factom</text:span><text:span text:style-name="T427_2">-</text:span><text:span text:style-name="T427_3">cli</text:span><text:span text:style-name="T427_4"><text:s/></text:span><text:span text:style-name="T427_5">balance</text:span><text:span text:style-name="T427_6"><text:s/></text:span><text:span text:style-name="T427_7">fct</text:span><text:span text:style-name="T427_8"><text:s/></text:span><text:span text:style-name="T427_9">factoid</text:span><text:span text:style-name="T427_10">-</text:span><text:span text:style-name="T427_11">wallet</text:span><text:span text:style-name="T427_12">-</text:span><text:span text:style-name="T427_13">address</text:span><text:span text:style-name="T427_14">-</text:span><text:span text:style-name="T427_15">name</text:span><text:span text:style-name="T427_16">03</text:span></text:p>
      <text:p text:style-name="P428"><text:span text:style-name="T428_1">echo</text:span></text:p>
      <text:p text:style-name="P429"/>
      <text:p text:style-name="P430"><text:span text:style-name="T430_1">echo</text:span><text:span text:style-name="T430_2"><text:s/>2.9.4<text:s/></text:span><text:span text:style-name="T430_3">ADD</text:span><text:span text:style-name="T430_4"><text:s/></text:span><text:span text:style-name="T430_5">FRACTIONAL</text:span><text:span text:style-name="T430_6"><text:s/></text:span><text:span text:style-name="T430_7">INPUT</text:span><text:span text:style-name="T430_8"><text:s/></text:span><text:span text:style-name="T430_9">OF</text:span><text:span text:style-name="T430_10"><text:s/></text:span><text:span text:style-name="T430_11">FACTOIDS</text:span><text:span text:style-name="T430_12"><text:s/></text:span><text:span text:style-name="T430_13">TO</text:span><text:span text:style-name="T430_14"><text:s/></text:span><text:span text:style-name="T430_15">TRANSACTION</text:span><text:span text:style-name="T430_16"><text:s text:c="3"/><text:tab/><text:s/></text:span></text:p>
      <text:p text:style-name="P431"><text:span text:style-name="T431_1">factom</text:span><text:span text:style-name="T431_2">-</text:span><text:span text:style-name="T431_3">cli</text:span><text:span text:style-name="T431_4"><text:s/></text:span><text:span text:style-name="T431_5">newtransaction</text:span><text:span text:style-name="T431_6"><text:s/></text:span><text:span text:style-name="T431_7">transaction</text:span><text:span text:style-name="T431_8">11</text:span></text:p>
      <text:p text:style-name="P432"><text:span text:style-name="T432_1">factom</text:span><text:span text:style-name="T432_2">-</text:span><text:span text:style-name="T432_3">cli</text:span><text:span text:style-name="T432_4"><text:s/></text:span><text:span text:style-name="T432_5">addinput</text:span><text:span text:style-name="T432_6"><text:s/></text:span><text:span text:style-name="T432_7">transaction</text:span><text:span text:style-name="T432_8">11<text:s/></text:span><text:span text:style-name="T432_9">factoid</text:span><text:span text:style-name="T432_10">-</text:span><text:span text:style-name="T432_11">wallet</text:span><text:span text:style-name="T432_12">-</text:span><text:span text:style-name="T432_13">address</text:span><text:span text:style-name="T432_14">-</text:span><text:span text:style-name="T432_15">name</text:span><text:span text:style-name="T432_16">03<text:s/>0.5</text:span></text:p>
      <text:p text:style-name="P433"><text:span text:style-name="T433_1">factom</text:span><text:span text:style-name="T433_2">-</text:span><text:span text:style-name="T433_3">cli</text:span><text:span text:style-name="T433_4"><text:s/></text:span><text:span text:style-name="T433_5">sign</text:span><text:span text:style-name="T433_6"><text:s/></text:span><text:span text:style-name="T433_7">transaction</text:span><text:span text:style-name="T433_8">11</text:span></text:p>
      <text:p text:style-name="P434"><text:span text:style-name="T434_1">factom</text:span><text:span text:style-name="T434_2">-</text:span><text:span text:style-name="T434_3">cli</text:span><text:span text:style-name="T434_4"><text:s/></text:span><text:span text:style-name="T434_5">submit</text:span><text:span text:style-name="T434_6"><text:s/></text:span><text:span text:style-name="T434_7">transaction</text:span><text:span text:style-name="T434_8">11</text:span></text:p>
      <text:p text:style-name="P435"><text:span text:style-name="T435_1">factom</text:span><text:span text:style-name="T435_2">-</text:span><text:span text:style-name="T435_3">cli</text:span><text:span text:style-name="T435_4"><text:s/></text:span><text:span text:style-name="T435_5">balance</text:span><text:span text:style-name="T435_6"><text:s/></text:span><text:span text:style-name="T435_7">fct</text:span><text:span text:style-name="T435_8"><text:s/></text:span><text:span text:style-name="T435_9">factoid</text:span><text:span text:style-name="T435_10">-</text:span><text:span text:style-name="T435_11">wallet</text:span><text:span text:style-name="T435_12">-</text:span><text:span text:style-name="T435_13">address</text:span><text:span text:style-name="T435_14">-</text:span><text:span text:style-name="T435_15">name</text:span><text:span text:style-name="T435_16">03</text:span></text:p>
      <text:p text:style-name="P436"><text:span text:style-name="T436_1">echo</text:span></text:p>
      <text:p text:style-name="P437"/>
      <text:p text:style-name="P438"><text:span text:style-name="T438_1">echo</text:span><text:span text:style-name="T438_2"><text:s/>2.9.5<text:s/></text:span><text:span text:style-name="T438_3">ADD</text:span><text:span text:style-name="T438_4"><text:s/></text:span><text:span text:style-name="T438_5">FRACTIONAL</text:span><text:span text:style-name="T438_6"><text:s/></text:span><text:span text:style-name="T438_7">INPUT</text:span><text:span text:style-name="T438_8"><text:s/></text:span><text:span text:style-name="T438_9">OF</text:span><text:span text:style-name="T438_10"><text:s/></text:span><text:span text:style-name="T438_11">FACTOIDS</text:span><text:span text:style-name="T438_12"><text:s/></text:span><text:span text:style-name="T438_13">WITHOUT</text:span><text:span text:style-name="T438_14"><text:s/></text:span><text:span text:style-name="T438_15">LEADING</text:span><text:span text:style-name="T438_16"><text:s/>0<text:s/></text:span><text:span text:style-name="T438_17">TO</text:span><text:span text:style-name="T438_18"><text:s/></text:span><text:span text:style-name="T438_19">TRANSACTION</text:span><text:span text:style-name="T438_20"><text:s text:c="3"/><text:tab/><text:s/></text:span></text:p>
      <text:p text:style-name="P439"><text:span text:style-name="T439_1">factom</text:span><text:span text:style-name="T439_2">-</text:span><text:span text:style-name="T439_3">cli</text:span><text:span text:style-name="T439_4"><text:s/></text:span><text:span text:style-name="T439_5">newtransaction</text:span><text:span text:style-name="T439_6"><text:s/></text:span><text:span text:style-name="T439_7">transaction</text:span><text:span text:style-name="T439_8">12</text:span></text:p>
      <text:p text:style-name="P440"><text:span text:style-name="T440_1">factom</text:span><text:span text:style-name="T440_2">-</text:span><text:span text:style-name="T440_3">cli</text:span><text:span text:style-name="T440_4"><text:s/></text:span><text:span text:style-name="T440_5">addinput</text:span><text:span text:style-name="T440_6"><text:s/></text:span><text:span text:style-name="T440_7">transaction</text:span><text:span text:style-name="T440_8">12<text:s/></text:span><text:span text:style-name="T440_9">factoid</text:span><text:span text:style-name="T440_10">-</text:span><text:span text:style-name="T440_11">wallet</text:span><text:span text:style-name="T440_12">-</text:span><text:span text:style-name="T440_13">address</text:span><text:span text:style-name="T440_14">-</text:span><text:span text:style-name="T440_15">name</text:span><text:span text:style-name="T440_16">03<text:s/>.5</text:span></text:p>
      <text:p text:style-name="P441"><text:span text:style-name="T441_1">factom</text:span><text:span text:style-name="T441_2">-</text:span><text:span text:style-name="T441_3">cli</text:span><text:span text:style-name="T441_4"><text:s/></text:span><text:span text:style-name="T441_5">sign</text:span><text:span text:style-name="T441_6"><text:s/></text:span><text:span text:style-name="T441_7">transaction</text:span><text:span text:style-name="T441_8">12</text:span></text:p>
      <text:p text:style-name="P442"><text:span text:style-name="T442_1">factom</text:span><text:span text:style-name="T442_2">-</text:span><text:span text:style-name="T442_3">cli</text:span><text:span text:style-name="T442_4"><text:s/></text:span><text:span text:style-name="T442_5">submit</text:span><text:span text:style-name="T442_6"><text:s/></text:span><text:span text:style-name="T442_7">transaction</text:span><text:span text:style-name="T442_8">12</text:span></text:p>
      <text:p text:style-name="P443"><text:span text:style-name="T443_1">factom</text:span><text:span text:style-name="T443_2">-</text:span><text:span text:style-name="T443_3">cli</text:span><text:span text:style-name="T443_4"><text:s/></text:span><text:span text:style-name="T443_5">balance</text:span><text:span text:style-name="T443_6"><text:s/></text:span><text:span text:style-name="T443_7">fct</text:span><text:span text:style-name="T443_8"><text:s/></text:span><text:span text:style-name="T443_9">factoid</text:span><text:span text:style-name="T443_10">-</text:span><text:span text:style-name="T443_11">wallet</text:span><text:span text:style-name="T443_12">-</text:span><text:span text:style-name="T443_13">address</text:span><text:span text:style-name="T443_14">-</text:span><text:span text:style-name="T443_15">name</text:span><text:span text:style-name="T443_16">03</text:span></text:p>
      <text:p text:style-name="P444"><text:span text:style-name="T444_1">echo</text:span></text:p>
      <text:p text:style-name="P445"/>
      <text:p text:style-name="P446"><text:span text:style-name="T446_1">echo</text:span><text:span text:style-name="T446_2"><text:s/>2.9.6<text:s/></text:span><text:span text:style-name="T446_3">ADD</text:span><text:span text:style-name="T446_4"><text:s/></text:span><text:span text:style-name="T446_5">INPUT</text:span><text:span text:style-name="T446_6"><text:s/></text:span><text:span text:style-name="T446_7">LARGER</text:span><text:span text:style-name="T446_8"><text:s/></text:span><text:span text:style-name="T446_9">THAN</text:span><text:span text:style-name="T446_10"><text:s/></text:span><text:span text:style-name="T446_11">FACTOID</text:span><text:span text:style-name="T446_12"><text:s/></text:span><text:span text:style-name="T446_13">BALANCE</text:span><text:span text:style-name="T446_14"><text:s/></text:span><text:span text:style-name="T446_15">TO</text:span><text:span text:style-name="T446_16"><text:s/></text:span><text:span text:style-name="T446_17">TRANSACTION</text:span><text:span text:style-name="T446_18"><text:s text:c="3"/><text:tab/><text:s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newtransaction</text:span><text:span text:style-name="T447_6"><text:s/></text:span><text:span text:style-name="T447_7">transaction</text:span><text:span text:style-name="T447_8">13</text:span></text:p>
      <text:p text:style-name="P448"><text:span text:style-name="T448_1">factom</text:span><text:span text:style-name="T448_2">-</text:span><text:span text:style-name="T448_3">cli</text:span><text:span text:style-name="T448_4"><text:s/></text:span><text:span text:style-name="T448_5">addinput</text:span><text:span text:style-name="T448_6"><text:s/></text:span><text:span text:style-name="T448_7">transaction</text:span><text:span text:style-name="T448_8">13<text:s/></text:span><text:span text:style-name="T448_9">factoid</text:span><text:span text:style-name="T448_10">-</text:span><text:span text:style-name="T448_11">wallet</text:span><text:span text:style-name="T448_12">-</text:span><text:span text:style-name="T448_13">address</text:span><text:span text:style-name="T448_14">-</text:span><text:span text:style-name="T448_15">name</text:span><text:span text:style-name="T448_16">01<text:s/>21000</text:span></text:p>
      <text:p text:style-name="P449"><text:span text:style-name="T449_1">factom</text:span><text:span text:style-name="T449_2">-</text:span><text:span text:style-name="T449_3">cli</text:span><text:span text:style-name="T449_4"><text:s/></text:span><text:span text:style-name="T449_5">sign</text:span><text:span text:style-name="T449_6"><text:s/></text:span><text:span text:style-name="T449_7">transaction</text:span><text:span text:style-name="T449_8">13</text:span></text:p>
      <text:p text:style-name="P450"><text:span text:style-name="T450_1">factom</text:span><text:span text:style-name="T450_2">-</text:span><text:span text:style-name="T450_3">cli</text:span><text:span text:style-name="T450_4"><text:s/></text:span><text:span text:style-name="T450_5">submit</text:span><text:span text:style-name="T450_6"><text:s/></text:span><text:span text:style-name="T450_7">transaction</text:span><text:span text:style-name="T450_8">13</text:span></text:p>
      <text:p text:style-name="P451"><text:span text:style-name="T451_1">factom</text:span><text:span text:style-name="T451_2">-</text:span><text:span text:style-name="T451_3">cli</text:span><text:span text:style-name="T451_4"><text:s/></text:span><text:span text:style-name="T451_5">balance</text:span><text:span text:style-name="T451_6"><text:s/></text:span><text:span text:style-name="T451_7">fct</text:span><text:span text:style-name="T451_8"><text:s/></text:span><text:span text:style-name="T451_9">factoid</text:span><text:span text:style-name="T451_10">-</text:span><text:span text:style-name="T451_11">wallet</text:span><text:span text:style-name="T451_12">-</text:span><text:span text:style-name="T451_13">address</text:span><text:span text:style-name="T451_14">-</text:span><text:span text:style-name="T451_15">name</text:span><text:span text:style-name="T451_16">03</text:span></text:p>
      <text:p text:style-name="P452"><text:span text:style-name="T452_1">echo</text:span></text:p>
      <text:p text:style-name="P453"/>
      <text:p text:style-name="P454"><text:span text:style-name="T454_1">echo</text:span><text:span text:style-name="T454_2"><text:s/>2.9.7<text:s/></text:span><text:span text:style-name="T454_3">ADD</text:span><text:span text:style-name="T454_4"><text:s/></text:span><text:span text:style-name="T454_5">LARGEST</text:span><text:span text:style-name="T454_6"><text:s/></text:span><text:span text:style-name="T454_7">ALLOWABLE</text:span><text:span text:style-name="T454_8"><text:s/></text:span><text:span text:style-name="T454_9">INPUT</text:span><text:span text:style-name="T454_10"><text:s/></text:span><text:span text:style-name="T454_11">OF</text:span><text:span text:style-name="T454_12"><text:s/>92233720368.54775806<text:s/></text:span><text:span text:style-name="T454_13">FACTOIDS</text:span><text:span text:style-name="T454_14"><text:s/></text:span><text:span text:style-name="T454_15">TO</text:span><text:span text:style-name="T454_16"><text:s/></text:span><text:span text:style-name="T454_17">TRANSACTION</text:span><text:span text:style-name="T454_18"><text:s text:c="3"/><text:tab/><text:s/></text:span></text:p>
      <text:p text:style-name="P455"><text:span text:style-name="T455_1">factom</text:span><text:span text:style-name="T455_2">-</text:span><text:span text:style-name="T455_3">cli</text:span><text:span text:style-name="T455_4"><text:s/></text:span><text:span text:style-name="T455_5">newtransaction</text:span><text:span text:style-name="T455_6"><text:s/></text:span><text:span text:style-name="T455_7">transaction</text:span><text:span text:style-name="T455_8">14</text:span></text:p>
      <text:p text:style-name="P456"><text:span text:style-name="T456_1">factom</text:span><text:span text:style-name="T456_2">-</text:span><text:span text:style-name="T456_3">cli</text:span><text:span text:style-name="T456_4"><text:s/></text:span><text:span text:style-name="T456_5">addinput</text:span><text:span text:style-name="T456_6"><text:s/></text:span><text:span text:style-name="T456_7">transaction</text:span><text:span text:style-name="T456_8">14<text:s/></text:span><text:span text:style-name="T456_9">factoid</text:span><text:span text:style-name="T456_10">-</text:span><text:span text:style-name="T456_11">wallet</text:span><text:span text:style-name="T456_12">-</text:span><text:span text:style-name="T456_13">address</text:span><text:span text:style-name="T456_14">-</text:span><text:span text:style-name="T456_15">name</text:span><text:span text:style-name="T456_16">03<text:s/>92233720368.54775806</text:span></text:p>
      <text:p text:style-name="P457"><text:span text:style-name="T457_1">factom</text:span><text:span text:style-name="T457_2">-</text:span><text:span text:style-name="T457_3">cli</text:span><text:span text:style-name="T457_4"><text:s/></text:span><text:span text:style-name="T457_5">sign</text:span><text:span text:style-name="T457_6"><text:s/></text:span><text:span text:style-name="T457_7">transaction</text:span><text:span text:style-name="T457_8">14</text:span></text:p>
      <text:p text:style-name="P458"><text:span text:style-name="T458_1">factom</text:span><text:span text:style-name="T458_2">-</text:span><text:span text:style-name="T458_3">cli</text:span><text:span text:style-name="T458_4"><text:s/></text:span><text:span text:style-name="T458_5">submit</text:span><text:span text:style-name="T458_6"><text:s/></text:span><text:span text:style-name="T458_7">transaction</text:span><text:span text:style-name="T458_8">14</text:span></text:p>
      <text:p text:style-name="P459"><text:span text:style-name="T459_1">factom</text:span><text:span text:style-name="T459_2">-</text:span><text:span text:style-name="T459_3">cli</text:span><text:span text:style-name="T459_4"><text:s/></text:span><text:span text:style-name="T459_5">balance</text:span><text:span text:style-name="T459_6"><text:s/></text:span><text:span text:style-name="T459_7">fct</text:span><text:span text:style-name="T459_8"><text:s/></text:span><text:span text:style-name="T459_9">factoid</text:span><text:span text:style-name="T459_10">-</text:span><text:span text:style-name="T459_11">wallet</text:span><text:span text:style-name="T459_12">-</text:span><text:span text:style-name="T459_13">address</text:span><text:span text:style-name="T459_14">-</text:span><text:span text:style-name="T459_15">name</text:span><text:span text:style-name="T459_16">03</text:span></text:p>
      <text:p text:style-name="P460"><text:span text:style-name="T460_1">echo</text:span></text:p>
      <text:p text:style-name="P461"/>
      <text:p text:style-name="P462"><text:span text:style-name="T462_1">echo</text:span><text:span text:style-name="T462_2"><text:s/>2.9.8<text:s/></text:span><text:span text:style-name="T462_3">ADD</text:span><text:span text:style-name="T462_4"><text:s/></text:span><text:span text:style-name="T462_5">TOO</text:span><text:span text:style-name="T462_6"><text:s/></text:span><text:span text:style-name="T462_7">LARGE</text:span><text:span text:style-name="T462_8"><text:s/></text:span><text:span text:style-name="T462_9">INPUT</text:span><text:span text:style-name="T462_10"><text:s/></text:span><text:span text:style-name="T462_11">OF</text:span><text:span text:style-name="T462_12"><text:s/>92233720369<text:s/></text:span><text:span text:style-name="T462_13">FACTOIDS</text:span><text:span text:style-name="T462_14"><text:s/></text:span><text:span text:style-name="T462_15">TO</text:span><text:span text:style-name="T462_16"><text:s/></text:span><text:span text:style-name="T462_17">TRANSACTION</text:span><text:span text:style-name="T462_18"><text:s text:c="3"/><text:tab/><text:s/></text:span></text:p>
      <text:p text:style-name="P463"><text:span text:style-name="T463_1">factom</text:span><text:span text:style-name="T463_2">-</text:span><text:span text:style-name="T463_3">cli</text:span><text:span text:style-name="T463_4"><text:s/></text:span><text:span text:style-name="T463_5">newtransaction</text:span><text:span text:style-name="T463_6"><text:s/></text:span><text:span text:style-name="T463_7">transaction</text:span><text:span text:style-name="T463_8">15</text:span></text:p>
      <text:p text:style-name="P464"><text:span text:style-name="T464_1">factom</text:span><text:span text:style-name="T464_2">-</text:span><text:span text:style-name="T464_3">cli</text:span><text:span text:style-name="T464_4"><text:s/></text:span><text:span text:style-name="T464_5">addinput</text:span><text:span text:style-name="T464_6"><text:s/></text:span><text:span text:style-name="T464_7">transaction</text:span><text:span text:style-name="T464_8">15<text:s/></text:span><text:span text:style-name="T464_9">factoid</text:span><text:span text:style-name="T464_10">-</text:span><text:span text:style-name="T464_11">wallet</text:span><text:span text:style-name="T464_12">-</text:span><text:span text:style-name="T464_13">address</text:span><text:span text:style-name="T464_14">-</text:span><text:span text:style-name="T464_15">name</text:span><text:span text:style-name="T464_16">03<text:s/>92233720369</text:span></text:p>
      <text:p text:style-name="P465"><text:span text:style-name="T465_1">factom</text:span><text:span text:style-name="T465_2">-</text:span><text:span text:style-name="T465_3">cli</text:span><text:span text:style-name="T465_4"><text:s/></text:span><text:span text:style-name="T465_5">sign</text:span><text:span text:style-name="T465_6"><text:s/></text:span><text:span text:style-name="T465_7">transaction</text:span><text:span text:style-name="T465_8">15</text:span></text:p>
      <text:p text:style-name="P466"><text:span text:style-name="T466_1">factom</text:span><text:span text:style-name="T466_2">-</text:span><text:span text:style-name="T466_3">cli</text:span><text:span text:style-name="T466_4"><text:s/></text:span><text:span text:style-name="T466_5">submit</text:span><text:span text:style-name="T466_6"><text:s/></text:span><text:span text:style-name="T466_7">transaction</text:span><text:span text:style-name="T466_8">15</text:span></text:p>
      <text:p text:style-name="P467"><text:span text:style-name="T467_1">factom</text:span><text:span text:style-name="T467_2">-</text:span><text:span text:style-name="T467_3">cli</text:span><text:span text:style-name="T467_4"><text:s/></text:span><text:span text:style-name="T467_5">balance</text:span><text:span text:style-name="T467_6"><text:s/></text:span><text:span text:style-name="T467_7">fct</text:span><text:span text:style-name="T467_8"><text:s/></text:span><text:span text:style-name="T467_9">factoid</text:span><text:span text:style-name="T467_10">-</text:span><text:span text:style-name="T467_11">wallet</text:span><text:span text:style-name="T467_12">-</text:span><text:span text:style-name="T467_13">address</text:span><text:span text:style-name="T467_14">-</text:span><text:span text:style-name="T467_15">name</text:span><text:span text:style-name="T467_16">03</text:span></text:p>
      <text:p text:style-name="P468"><text:span text:style-name="T468_1">echo</text:span></text:p>
      <text:p text:style-name="P469"/>
      <text:p text:style-name="P470"><text:span text:style-name="T470_1">echo</text:span><text:span text:style-name="T470_2"><text:s/>2.9.9<text:s/></text:span><text:span text:style-name="T470_3">CREATE</text:span><text:span text:style-name="T470_4"><text:s/></text:span><text:span text:style-name="T470_5">LARGEST</text:span><text:span text:style-name="T470_6"><text:s/></text:span><text:span text:style-name="T470_7">ALLOWABLE</text:span><text:span text:style-name="T470_8"><text:s/></text:span><text:span text:style-name="T470_9">TRANSACTION</text:span><text:span text:style-name="T470_10"><text:s/>\(10</text:span><text:span text:style-name="T470_11">KB</text:span><text:span text:style-name="T470_12">\)<text:s text:c="3"/><text:tab/><text:s/></text:span></text:p>
      <text:p text:style-name="P471"><text:span text:style-name="T471_1">factom</text:span><text:span text:style-name="T471_2">-</text:span><text:span text:style-name="T471_3">cli</text:span><text:span text:style-name="T471_4"><text:s/></text:span><text:span text:style-name="T471_5">newtransaction</text:span><text:span text:style-name="T471_6"><text:s/></text:span><text:span text:style-name="T471_7">transaction</text:span><text:span text:style-name="T471_8">16</text:span></text:p>
      <text:p text:style-name="P472"><text:span text:style-name="T472_1">for</text:span><text:span text:style-name="T472_2"><text:s/>((</text:span><text:span text:style-name="T472_3">i</text:span><text:span text:style-name="T472_4">=0;<text:s/></text:span><text:span text:style-name="T472_5">i</text:span><text:span text:style-name="T472_6"><text:s/>&lt;<text:s/>75;<text:s/></text:span><text:span text:style-name="T472_7">i</text:span><text:span text:style-name="T472_8">++));<text:s/></text:span><text:span text:style-name="T472_9">do</text:span></text:p>
      <text:p text:style-name="P473"><text:span text:style-name="T473_1"><text:tab/></text:span><text:span text:style-name="T473_2">factom</text:span><text:span text:style-name="T473_3">-</text:span><text:span text:style-name="T473_4">cli</text:span><text:span text:style-name="T473_5"><text:s/></text:span><text:span text:style-name="T473_6">newtransaction</text:span><text:span text:style-name="T473_7"><text:s/></text:span><text:span text:style-name="T473_8">transfertransaction</text:span><text:span text:style-name="T473_9">$</text:span><text:span text:style-name="T473_10">i</text:span></text:p>
      <text:p text:style-name="P474"><text:span text:style-name="T474_1"><text:tab/></text:span><text:span text:style-name="T474_2">factom</text:span><text:span text:style-name="T474_3">-</text:span><text:span text:style-name="T474_4">cli</text:span><text:span text:style-name="T474_5"><text:s/></text:span><text:span text:style-name="T474_6">addinput</text:span><text:span text:style-name="T474_7"><text:s/></text:span><text:span text:style-name="T474_8">transfertransaction</text:span><text:span text:style-name="T474_9">$</text:span><text:span text:style-name="T474_10">i</text:span><text:span text:style-name="T474_11"><text:s/></text:span><text:span text:style-name="T474_12">dummy</text:span><text:span text:style-name="T474_13">0<text:s/>2</text:span></text:p>
      <text:p text:style-name="P475"><text:span text:style-name="T475_1"><text:tab/></text:span><text:span text:style-name="T475_2">factom</text:span><text:span text:style-name="T475_3">-</text:span><text:span text:style-name="T475_4">cli</text:span><text:span text:style-name="T475_5"><text:s/></text:span><text:span text:style-name="T475_6">generateaddress</text:span><text:span text:style-name="T475_7"><text:s/></text:span><text:span text:style-name="T475_8">fct</text:span><text:span text:style-name="T475_9"><text:s/></text:span><text:span text:style-name="T475_10">input</text:span><text:span text:style-name="T475_11">-</text:span><text:span text:style-name="T475_12">address</text:span><text:span text:style-name="T475_13">-</text:span><text:span text:style-name="T475_14">name</text:span><text:span text:style-name="T475_15">$</text:span><text:span text:style-name="T475_16">i</text:span></text:p>
      <text:p text:style-name="P476"><text:span text:style-name="T476_1"><text:tab/></text:span><text:span text:style-name="T476_2">factom</text:span><text:span text:style-name="T476_3">-</text:span><text:span text:style-name="T476_4">cli</text:span><text:span text:style-name="T476_5"><text:s/></text:span><text:span text:style-name="T476_6">addoutput</text:span><text:span text:style-name="T476_7"><text:s/></text:span><text:span text:style-name="T476_8">transfertransaction</text:span><text:span text:style-name="T476_9">$</text:span><text:span text:style-name="T476_10">i</text:span><text:span text:style-name="T476_11"><text:s/></text:span><text:span text:style-name="T476_12">input</text:span><text:span text:style-name="T476_13">-</text:span><text:span text:style-name="T476_14">address</text:span><text:span text:style-name="T476_15">-</text:span><text:span text:style-name="T476_16">name</text:span><text:span text:style-name="T476_17">$</text:span><text:span text:style-name="T476_18">i</text:span><text:span text:style-name="T476_19"><text:s/>1.99</text:span></text:p>
      <text:p text:style-name="P477"><text:span text:style-name="T477_1"><text:tab/></text:span><text:span text:style-name="T477_2">factom</text:span><text:span text:style-name="T477_3">-</text:span><text:span text:style-name="T477_4">cli</text:span><text:span text:style-name="T477_5"><text:s/></text:span><text:span text:style-name="T477_6">sign</text:span><text:span text:style-name="T477_7"><text:s/></text:span><text:span text:style-name="T477_8">transfertransaction</text:span><text:span text:style-name="T477_9">$</text:span><text:span text:style-name="T477_10">i</text:span></text:p>
      <text:p text:style-name="P478"><text:span text:style-name="T478_1"><text:tab/></text:span><text:span text:style-name="T478_2">factom</text:span><text:span text:style-name="T478_3">-</text:span><text:span text:style-name="T478_4">cli</text:span><text:span text:style-name="T478_5"><text:s/></text:span><text:span text:style-name="T478_6">submit</text:span><text:span text:style-name="T478_7"><text:s/></text:span><text:span text:style-name="T478_8">transfertransaction</text:span><text:span text:style-name="T478_9">$</text:span><text:span text:style-name="T478_10">i</text:span></text:p>
      <text:p text:style-name="P479"><text:span text:style-name="T479_1"><text:tab/></text:span><text:span text:style-name="T479_2">j</text:span><text:span text:style-name="T479_3">=`</text:span><text:span text:style-name="T479_4">echo</text:span><text:span text:style-name="T479_5"><text:s/>"</text:span><text:span text:style-name="T479_6">scale</text:span><text:span text:style-name="T479_7">=8;$</text:span><text:span text:style-name="T479_8">i</text:span><text:span text:style-name="T479_9">/100"<text:s/>|<text:s/></text:span><text:span text:style-name="T479_10">bc</text:span><text:span text:style-name="T479_11">`</text:span></text:p>
      <text:p text:style-name="P480"><text:span text:style-name="T480_1"><text:tab/></text:span><text:span text:style-name="T480_2">factom</text:span><text:span text:style-name="T480_3">-</text:span><text:span text:style-name="T480_4">cli</text:span><text:span text:style-name="T480_5"><text:s/></text:span><text:span text:style-name="T480_6">addinput</text:span><text:span text:style-name="T480_7"><text:s/></text:span><text:span text:style-name="T480_8">transaction</text:span><text:span text:style-name="T480_9">16<text:s/></text:span><text:span text:style-name="T480_10">input</text:span><text:span text:style-name="T480_11">-</text:span><text:span text:style-name="T480_12">address</text:span><text:span text:style-name="T480_13">-</text:span><text:span text:style-name="T480_14">name</text:span><text:span text:style-name="T480_15">$</text:span><text:span text:style-name="T480_16">i</text:span><text:span text:style-name="T480_17"><text:s/>$</text:span><text:span text:style-name="T480_18">j</text:span></text:p>
      <text:p text:style-name="P481"><text:span text:style-name="T481_1">done</text:span></text:p>
      <text:p text:style-name="P482"><text:span text:style-name="T482_1">factom</text:span><text:span text:style-name="T482_2">-</text:span><text:span text:style-name="T482_3">cli</text:span><text:span text:style-name="T482_4"><text:s/></text:span><text:span text:style-name="T482_5">sign</text:span><text:span text:style-name="T482_6"><text:s/></text:span><text:span text:style-name="T482_7">transaction</text:span><text:span text:style-name="T482_8">16</text:span></text:p>
      <text:p text:style-name="P483"><text:span text:style-name="T483_1">factom</text:span><text:span text:style-name="T483_2">-</text:span><text:span text:style-name="T483_3">cli</text:span><text:span text:style-name="T483_4"><text:s/></text:span><text:span text:style-name="T483_5">submit</text:span><text:span text:style-name="T483_6"><text:s/></text:span><text:span text:style-name="T483_7">transaction</text:span><text:span text:style-name="T483_8">16</text:span></text:p>
      <text:p text:style-name="P484"><text:span text:style-name="T484_1">echo</text:span></text:p>
      <text:p text:style-name="P485"/>
      <text:p text:style-name="P486"><text:span text:style-name="T486_1">echo</text:span><text:span text:style-name="T486_2"><text:s/>2.9.10<text:s/></text:span><text:span text:style-name="T486_3">TRY</text:span><text:span text:style-name="T486_4"><text:s/></text:span><text:span text:style-name="T486_5">TO</text:span><text:span text:style-name="T486_6"><text:s/></text:span><text:span text:style-name="T486_7">CREATE</text:span><text:span text:style-name="T486_8"><text:s/></text:span><text:span text:style-name="T486_9">TOO</text:span><text:span text:style-name="T486_10"><text:s/></text:span><text:span text:style-name="T486_11">LARGEST</text:span><text:span text:style-name="T486_12"><text:s/></text:span><text:span text:style-name="T486_13">ALLOWABLE</text:span><text:span text:style-name="T486_14"><text:s/></text:span><text:span text:style-name="T486_15">TRANSACTION</text:span><text:span text:style-name="T486_16"><text:s/>&gt;\(10</text:span><text:span text:style-name="T486_17">KB</text:span><text:span text:style-name="T486_18">\)<text:s text:c="3"/><text:tab/><text:s/>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newtransaction</text:span><text:span text:style-name="T487_6"><text:s/></text:span><text:span text:style-name="T487_7">transaction</text:span><text:span text:style-name="T487_8">17</text:span></text:p>
      <text:p text:style-name="P488"><text:span text:style-name="T488_1">factom</text:span><text:span text:style-name="T488_2">-</text:span><text:span text:style-name="T488_3">cli</text:span><text:span text:style-name="T488_4"><text:s/></text:span><text:span text:style-name="T488_5">newtransaction</text:span><text:span text:style-name="T488_6"><text:s/></text:span><text:span text:style-name="T488_7">transfertransaction</text:span><text:span text:style-name="T488_8">75</text:span></text:p>
      <text:p text:style-name="P489"><text:span text:style-name="T489_1">factom</text:span><text:span text:style-name="T489_2">-</text:span><text:span text:style-name="T489_3">cli</text:span><text:span text:style-name="T489_4"><text:s/></text:span><text:span text:style-name="T489_5">addinput</text:span><text:span text:style-name="T489_6"><text:s/></text:span><text:span text:style-name="T489_7">transfertransaction</text:span><text:span text:style-name="T489_8">75<text:s/></text:span><text:span text:style-name="T489_9">dummy</text:span><text:span text:style-name="T489_10">0<text:s/>2</text:span></text:p>
      <text:p text:style-name="P490"><text:span text:style-name="T490_1">factom</text:span><text:span text:style-name="T490_2">-</text:span><text:span text:style-name="T490_3">cli</text:span><text:span text:style-name="T490_4"><text:s/></text:span><text:span text:style-name="T490_5">generateaddress</text:span><text:span text:style-name="T490_6"><text:s/></text:span><text:span text:style-name="T490_7">fct</text:span><text:span text:style-name="T490_8"><text:s/></text:span><text:span text:style-name="T490_9">input</text:span><text:span text:style-name="T490_10">-</text:span><text:span text:style-name="T490_11">address</text:span><text:span text:style-name="T490_12">-</text:span><text:span text:style-name="T490_13">name</text:span><text:span text:style-name="T490_14">75</text:span></text:p>
      <text:p text:style-name="P491"><text:span text:style-name="T491_1">factom</text:span><text:span text:style-name="T491_2">-</text:span><text:span text:style-name="T491_3">cli</text:span><text:span text:style-name="T491_4"><text:s/></text:span><text:span text:style-name="T491_5">addoutput</text:span><text:span text:style-name="T491_6"><text:s/></text:span><text:span text:style-name="T491_7">transfertransaction</text:span><text:span text:style-name="T491_8">75<text:s/></text:span><text:span text:style-name="T491_9">input</text:span><text:span text:style-name="T491_10">-</text:span><text:span text:style-name="T491_11">address</text:span><text:span text:style-name="T491_12">-</text:span><text:span text:style-name="T491_13">name</text:span><text:span text:style-name="T491_14">75<text:s/>1.99</text:span></text:p>
      <text:p text:style-name="P492"><text:span text:style-name="T492_1">factom</text:span><text:span text:style-name="T492_2">-</text:span><text:span text:style-name="T492_3">cli</text:span><text:span text:style-name="T492_4"><text:s/></text:span><text:span text:style-name="T492_5">sign</text:span><text:span text:style-name="T492_6"><text:s/></text:span><text:span text:style-name="T492_7">transfertransaction</text:span><text:span text:style-name="T492_8">75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submit</text:span><text:span text:style-name="T493_6"><text:s/></text:span><text:span text:style-name="T493_7">transfertransaction</text:span><text:span text:style-name="T493_8">75</text:span></text:p>
      <text:p text:style-name="P494"><text:span text:style-name="T494_1">for</text:span><text:span text:style-name="T494_2"><text:s/>((</text:span><text:span text:style-name="T494_3">i</text:span><text:span text:style-name="T494_4">=0;<text:s/></text:span><text:span text:style-name="T494_5">i</text:span><text:span text:style-name="T494_6"><text:s/>&lt;<text:s/>76;<text:s/></text:span><text:span text:style-name="T494_7">i</text:span><text:span text:style-name="T494_8">++));<text:s/></text:span><text:span text:style-name="T494_9">do</text:span></text:p>
      <text:p text:style-name="P495"><text:span text:style-name="T495_1"><text:tab/></text:span><text:span text:style-name="T495_2">j</text:span><text:span text:style-name="T495_3">=`</text:span><text:span text:style-name="T495_4">echo</text:span><text:span text:style-name="T495_5"><text:s/>"</text:span><text:span text:style-name="T495_6">scale</text:span><text:span text:style-name="T495_7">=8;$</text:span><text:span text:style-name="T495_8">i</text:span><text:span text:style-name="T495_9">/100"<text:s/>|<text:s/></text:span><text:span text:style-name="T495_10">bc</text:span><text:span text:style-name="T495_11">`</text:span></text:p>
      <text:p text:style-name="P496"><text:span text:style-name="T496_1"><text:tab/></text:span><text:span text:style-name="T496_2">factom</text:span><text:span text:style-name="T496_3">-</text:span><text:span text:style-name="T496_4">cli</text:span><text:span text:style-name="T496_5"><text:s/></text:span><text:span text:style-name="T496_6">addinput</text:span><text:span text:style-name="T496_7"><text:s/></text:span><text:span text:style-name="T496_8">transaction</text:span><text:span text:style-name="T496_9">17<text:s/></text:span><text:span text:style-name="T496_10">input</text:span><text:span text:style-name="T496_11">-</text:span><text:span text:style-name="T496_12">address</text:span><text:span text:style-name="T496_13">-</text:span><text:span text:style-name="T496_14">name</text:span><text:span text:style-name="T496_15">$</text:span><text:span text:style-name="T496_16">i</text:span><text:span text:style-name="T496_17"><text:s/>$</text:span><text:span text:style-name="T496_18">j</text:span></text:p>
      <text:p text:style-name="P497"><text:span text:style-name="T497_1">done</text:span></text:p>
      <text:p text:style-name="P498"><text:span text:style-name="T498_1">factom</text:span><text:span text:style-name="T498_2">-</text:span><text:span text:style-name="T498_3">cli</text:span><text:span text:style-name="T498_4"><text:s/></text:span><text:span text:style-name="T498_5">sign</text:span><text:span text:style-name="T498_6"><text:s/></text:span><text:span text:style-name="T498_7">transaction</text:span><text:span text:style-name="T498_8">17</text:span></text:p>
      <text:p text:style-name="P499"><text:span text:style-name="T499_1">factom</text:span><text:span text:style-name="T499_2">-</text:span><text:span text:style-name="T499_3">cli</text:span><text:span text:style-name="T499_4"><text:s/></text:span><text:span text:style-name="T499_5">submit</text:span><text:span text:style-name="T499_6"><text:s/></text:span><text:span text:style-name="T499_7">transaction</text:span><text:span text:style-name="T499_8">17</text:span></text:p>
      <text:p text:style-name="P500"><text:span text:style-name="T500_1">echo</text:span></text:p>
      <text:p text:style-name="P501"/>
      <text:p text:style-name="P502"><text:span text:style-name="T502_1">echo</text:span><text:span text:style-name="T502_2"><text:s/>3<text:s/></text:span><text:span text:style-name="T502_3">CHAIN</text:span></text:p>
      <text:p text:style-name="P503"><text:span text:style-name="T503_1">echo</text:span></text:p>
      <text:p text:style-name="P504"><text:span text:style-name="T504_1">echo</text:span><text:span text:style-name="T504_2"><text:s/>3.1<text:s/></text:span><text:span text:style-name="T504_3">MAKE</text:span><text:span text:style-name="T504_4"><text:s/></text:span><text:span text:style-name="T504_5">CHAINS</text:span></text:p>
      <text:p text:style-name="P505"><text:span text:style-name="T505_1">echo</text:span></text:p>
      <text:p text:style-name="P506"><text:span text:style-name="T506_1">echo</text:span><text:span text:style-name="T506_2"><text:s/>3.1.1<text:s/></text:span><text:span text:style-name="T506_3">TRY</text:span><text:span text:style-name="T506_4"><text:s/></text:span><text:span text:style-name="T506_5">TO</text:span><text:span text:style-name="T506_6"><text:s/></text:span><text:span text:style-name="T506_7">MAKE</text:span><text:span text:style-name="T506_8"><text:s/></text:span><text:span text:style-name="T506_9">CHAIN</text:span><text:span text:style-name="T506_10"><text:s/></text:span><text:span text:style-name="T506_11">USING</text:span><text:span text:style-name="T506_12"><text:s/></text:span><text:span text:style-name="T506_13">NON</text:span><text:span text:style-name="T506_14">-</text:span><text:span text:style-name="T506_15">EXISTENT</text:span><text:span text:style-name="T506_16"><text:s/></text:span><text:span text:style-name="T506_17">ENTRY</text:span><text:span text:style-name="T506_18"><text:s/></text:span><text:span text:style-name="T506_19">CREDIT</text:span><text:span text:style-name="T506_20"><text:s/></text:span><text:span text:style-name="T506_21">ADDRESS</text:span></text:p>
      <text:p text:style-name="P507"><text:span text:style-name="T507_1">echo</text:span></text:p>
      <text:p text:style-name="P508"><text:span text:style-name="T508_1">echo</text:span><text:span text:style-name="T508_2"><text:s/></text:span><text:span text:style-name="T508_3">Proposed</text:span><text:span text:style-name="T508_4"><text:s/></text:span><text:span text:style-name="T508_5">New</text:span><text:span text:style-name="T508_6"><text:s/></text:span><text:span text:style-name="T508_7">Chain</text:span><text:span text:style-name="T508_8"><text:s/></text:span><text:span text:style-name="T508_9">ID</text:span></text:p>
      <text:p text:style-name="P509"><text:span text:style-name="T509_1">CHAINID</text:span><text:span text:style-name="T509_2">=$(</text:span><text:span text:style-name="T509_3">factom</text:span><text:span text:style-name="T509_4">-</text:span><text:span text:style-name="T509_5">cli</text:span><text:span text:style-name="T509_6"><text:s/></text:span><text:span text:style-name="T509_7">mkchain</text:span><text:span text:style-name="T509_8"><text:s/>-</text:span><text:span text:style-name="T509_9">e</text:span><text:span text:style-name="T509_10"><text:s/>123456<text:s/>-</text:span><text:span text:style-name="T509_11">e</text:span><text:span text:style-name="T509_12"><text:s/>123456<text:s/></text:span><text:span text:style-name="T509_13">xxx</text:span><text:span text:style-name="T509_14"><text:s/>&lt;~/</text:span><text:span text:style-name="T509_15">testing</text:span><text:span text:style-name="T509_16">/</text:span><text:span text:style-name="T509_17">testing</text:span><text:span text:style-name="T509_18">/</text:span><text:span text:style-name="T509_19">test</text:span><text:span text:style-name="T509_20">-</text:span><text:span text:style-name="T509_21">plans</text:span><text:span text:style-name="T509_22">-</text:span><text:span text:style-name="T509_23">and</text:span><text:span text:style-name="T509_24">-</text:span><text:span text:style-name="T509_25">scripts</text:span><text:span text:style-name="T509_26">/</text:span><text:span text:style-name="T509_27">Robert</text:span><text:span text:style-name="T509_28">-</text:span><text:span text:style-name="T509_29">API</text:span><text:span text:style-name="T509_30">/</text:span><text:span text:style-name="T509_31">entries</text:span><text:span text:style-name="T509_32">/1</text:span><text:span text:style-name="T509_33">st</text:span><text:span text:style-name="T509_34">-</text:span><text:span text:style-name="T509_35">entry</text:span><text:span text:style-name="T509_36"><text:s/>|<text:s/></text:span><text:span text:style-name="T509_37">awk</text:span><text:span text:style-name="T509_38"><text:s/>'{</text:span><text:span text:style-name="T509_39">print</text:span><text:span text:style-name="T509_40"><text:s/>$3}')</text:span></text:p>
      <text:p text:style-name="P510"><text:span text:style-name="T510_1">echo</text:span><text:span text:style-name="T510_2"><text:s/>$</text:span><text:span text:style-name="T510_3">CHAINID</text:span></text:p>
      <text:p text:style-name="P511"><text:span text:style-name="T511_1">echo</text:span></text:p>
      <text:p text:style-name="P512"><text:span text:style-name="T512_1">echo</text:span><text:span text:style-name="T512_2"><text:s/></text:span><text:span text:style-name="T512_3">WAITING</text:span><text:span text:style-name="T512_4"><text:s/>60<text:s/></text:span><text:span text:style-name="T512_5">SECONDS</text:span><text:span text:style-name="T512_6"><text:s/></text:span><text:span text:style-name="T512_7">FOR</text:span><text:span text:style-name="T512_8"><text:s/></text:span><text:span text:style-name="T512_9">DIRECTORY</text:span><text:span text:style-name="T512_10"><text:s/></text:span><text:span text:style-name="T512_11">BLOCK</text:span><text:span text:style-name="T512_12"><text:s/></text:span><text:span text:style-name="T512_13">TO</text:span><text:span text:style-name="T512_14"><text:s/></text:span><text:span text:style-name="T512_15">CLOSE</text:span></text:p>
      <text:p text:style-name="P513"><text:span text:style-name="T513_1">sleep</text:span><text:span text:style-name="T513_2"><text:s/>60</text:span></text:p>
      <text:p text:style-name="P514"><text:span text:style-name="T514_1">echo</text:span><text:span text:style-name="T514_2"><text:s/></text:span><text:span text:style-name="T514_3">Chain</text:span><text:span text:style-name="T514_4"><text:s/></text:span><text:span text:style-name="T514_5">Head</text:span><text:span text:style-name="T514_6"><text:s/></text:span><text:span text:style-name="T514_7">Merkelroot</text:span></text:p>
      <text:p text:style-name="P515"><text:span text:style-name="T515_1">HEAD</text:span><text:span text:style-name="T515_2">=$(</text:span><text:span text:style-name="T515_3">factom</text:span><text:span text:style-name="T515_4">-</text:span><text:span text:style-name="T515_5">cli</text:span><text:span text:style-name="T515_6"><text:s/></text:span><text:span text:style-name="T515_7">get</text:span><text:span text:style-name="T515_8"><text:s/></text:span><text:span text:style-name="T515_9">chain</text:span><text:span text:style-name="T515_10"><text:s/>$</text:span><text:span text:style-name="T515_11">CHAINID</text:span><text:span text:style-name="T515_12">)</text:span></text:p>
      <text:p text:style-name="P516"><text:span text:style-name="T516_1">echo</text:span><text:span text:style-name="T516_2"><text:s/>$</text:span><text:span text:style-name="T516_3">HEAD</text:span></text:p>
      <text:p text:style-name="P517"><text:span text:style-name="T517_1">factom</text:span><text:span text:style-name="T517_2">-</text:span><text:span text:style-name="T517_3">cli</text:span><text:span text:style-name="T517_4"><text:s/></text:span><text:span text:style-name="T517_5">balance</text:span><text:span text:style-name="T517_6"><text:s/></text:span><text:span text:style-name="T517_7">ec</text:span><text:span text:style-name="T517_8"><text:s/></text:span><text:span text:style-name="T517_9">xxx</text:span></text:p>
      <text:p text:style-name="P518"><text:span text:style-name="T518_1">echo</text:span></text:p>
      <text:p text:style-name="P519"/>
      <text:p text:style-name="P520"><text:span text:style-name="T520_1">echo</text:span><text:span text:style-name="T520_2"><text:s/>3.1.2<text:s/></text:span><text:span text:style-name="T520_3">TRY</text:span><text:span text:style-name="T520_4"><text:s/></text:span><text:span text:style-name="T520_5">TO</text:span><text:span text:style-name="T520_6"><text:s/></text:span><text:span text:style-name="T520_7">MAKE</text:span><text:span text:style-name="T520_8"><text:s/></text:span><text:span text:style-name="T520_9">CHAIN</text:span><text:span text:style-name="T520_10"><text:s/></text:span><text:span text:style-name="T520_11">WITH</text:span><text:span text:style-name="T520_12"><text:s/></text:span><text:span text:style-name="T520_13">ENTRY</text:span><text:span text:style-name="T520_14"><text:s/></text:span><text:span text:style-name="T520_15">SIZE</text:span><text:span text:style-name="T520_16"><text:s/>&gt;10</text:span><text:span text:style-name="T520_17">KB</text:span></text:p>
      <text:p text:style-name="P521"><text:span text:style-name="T521_1">echo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balance</text:span><text:span text:style-name="T522_6"><text:s/></text:span><text:span text:style-name="T522_7">ec</text:span><text:span text:style-name="T522_8"><text:s/></text:span><text:span text:style-name="T522_9">ec</text:span><text:span text:style-name="T522_10">-</text:span><text:span text:style-name="T522_11">wallet</text:span><text:span text:style-name="T522_12">-</text:span><text:span text:style-name="T522_13">address</text:span><text:span text:style-name="T522_14">-</text:span><text:span text:style-name="T522_15">name</text:span><text:span text:style-name="T522_16">01</text:span></text:p>
      <text:p text:style-name="P523"><text:span text:style-name="T523_1">echo</text:span><text:span text:style-name="T523_2"><text:s/></text:span><text:span text:style-name="T523_3">Proposed</text:span><text:span text:style-name="T523_4"><text:s/></text:span><text:span text:style-name="T523_5">New</text:span><text:span text:style-name="T523_6"><text:s/></text:span><text:span text:style-name="T523_7">Chain</text:span><text:span text:style-name="T523_8"><text:s/></text:span><text:span text:style-name="T523_9">ID</text:span></text:p>
      <text:p text:style-name="P524"><text:span text:style-name="T524_1">CHAINID</text:span><text:span text:style-name="T524_2">=$(</text:span><text:span text:style-name="T524_3">factom</text:span><text:span text:style-name="T524_4">-</text:span><text:span text:style-name="T524_5">cli</text:span><text:span text:style-name="T524_6"><text:s/></text:span><text:span text:style-name="T524_7">mkchain</text:span><text:span text:style-name="T524_8"><text:s/>-</text:span><text:span text:style-name="T524_9">e</text:span><text:span text:style-name="T524_10"><text:s/>123456<text:s/>-</text:span><text:span text:style-name="T524_11">e</text:span><text:span text:style-name="T524_12"><text:s/>1234567<text:s/></text:span><text:span text:style-name="T524_13">ec</text:span><text:span text:style-name="T524_14">-</text:span><text:span text:style-name="T524_15">wallet</text:span><text:span text:style-name="T524_16">-</text:span><text:span text:style-name="T524_17">address</text:span><text:span text:style-name="T524_18">-</text:span><text:span text:style-name="T524_19">name</text:span><text:span text:style-name="T524_20">01<text:s/>&lt;~/</text:span><text:span text:style-name="T524_21">testing</text:span><text:span text:style-name="T524_22">/</text:span><text:span text:style-name="T524_23">testing</text:span><text:span text:style-name="T524_24">/</text:span><text:span text:style-name="T524_25">test</text:span><text:span text:style-name="T524_26">-</text:span><text:span text:style-name="T524_27">plans</text:span><text:span text:style-name="T524_28">-</text:span><text:span text:style-name="T524_29">and</text:span><text:span text:style-name="T524_30">-</text:span><text:span text:style-name="T524_31">scripts</text:span><text:span text:style-name="T524_32">/</text:span><text:span text:style-name="T524_33">Robert</text:span><text:span text:style-name="T524_34">-</text:span><text:span text:style-name="T524_35">API</text:span><text:span text:style-name="T524_36">/</text:span><text:span text:style-name="T524_37">entries</text:span><text:span text:style-name="T524_38">/1</text:span><text:span text:style-name="T524_39">st</text:span><text:span text:style-name="T524_40">-</text:span><text:span text:style-name="T524_41">entry</text:span><text:span text:style-name="T524_42"><text:s/>|<text:s/></text:span><text:span text:style-name="T524_43">awk</text:span><text:span text:style-name="T524_44"><text:s/>'{</text:span><text:span text:style-name="T524_45">printf</text:span><text:span text:style-name="T524_46"><text:s/>$3}')</text:span></text:p>
      <text:p text:style-name="P525"><text:span text:style-name="T525_1">echo</text:span><text:span text:style-name="T525_2"><text:s/>$</text:span><text:span text:style-name="T525_3">CHAINID</text:span></text:p>
      <text:p text:style-name="P526"><text:span text:style-name="T526_1">echo</text:span></text:p>
      <text:p text:style-name="P527"><text:span text:style-name="T527_1">echo</text:span><text:span text:style-name="T527_2"><text:s/></text:span><text:span text:style-name="T527_3">WAITING</text:span><text:span text:style-name="T527_4"><text:s/>60<text:s/></text:span><text:span text:style-name="T527_5">SECONDS</text:span><text:span text:style-name="T527_6"><text:s/></text:span><text:span text:style-name="T527_7">FOR</text:span><text:span text:style-name="T527_8"><text:s/></text:span><text:span text:style-name="T527_9">DIRECTORY</text:span><text:span text:style-name="T527_10"><text:s/></text:span><text:span text:style-name="T527_11">BLOCK</text:span><text:span text:style-name="T527_12"><text:s/></text:span><text:span text:style-name="T527_13">TO</text:span><text:span text:style-name="T527_14"><text:s/></text:span><text:span text:style-name="T527_15">CLOSE</text:span></text:p>
      <text:p text:style-name="P528"><text:span text:style-name="T528_1">sleep</text:span><text:span text:style-name="T528_2"><text:s/>60</text:span></text:p>
      <text:p text:style-name="P529"><text:span text:style-name="T529_1">echo</text:span><text:span text:style-name="T529_2"><text:s/></text:span><text:span text:style-name="T529_3">Chain</text:span><text:span text:style-name="T529_4"><text:s/></text:span><text:span text:style-name="T529_5">Head</text:span><text:span text:style-name="T529_6"><text:s/></text:span><text:span text:style-name="T529_7">Merkelroot</text:span></text:p>
      <text:p text:style-name="P530"><text:span text:style-name="T530_1">HEADGOOD</text:span><text:span text:style-name="T530_2">=$(</text:span><text:span text:style-name="T530_3">factom</text:span><text:span text:style-name="T530_4">-</text:span><text:span text:style-name="T530_5">cli</text:span><text:span text:style-name="T530_6"><text:s/></text:span><text:span text:style-name="T530_7">get</text:span><text:span text:style-name="T530_8"><text:s/></text:span><text:span text:style-name="T530_9">chain</text:span><text:span text:style-name="T530_10"><text:s/>$</text:span><text:span text:style-name="T530_11">CHAINIDGOOD</text:span><text:span text:style-name="T530_12">)</text:span></text:p>
      <text:p text:style-name="P531"><text:span text:style-name="T531_1">echo</text:span><text:span text:style-name="T531_2"><text:s/>$</text:span><text:span text:style-name="T531_3">HEADGOOD</text:span></text:p>
      <text:p text:style-name="P532"><text:span text:style-name="T532_1">factom</text:span><text:span text:style-name="T532_2">-</text:span><text:span text:style-name="T532_3">cli</text:span><text:span text:style-name="T532_4"><text:s/></text:span><text:span text:style-name="T532_5">balance</text:span><text:span text:style-name="T532_6"><text:s/></text:span><text:span text:style-name="T532_7">ec</text:span><text:span text:style-name="T532_8"><text:s/></text:span><text:span text:style-name="T532_9">ec</text:span><text:span text:style-name="T532_10">-</text:span><text:span text:style-name="T532_11">wallet</text:span><text:span text:style-name="T532_12">-</text:span><text:span text:style-name="T532_13">address</text:span><text:span text:style-name="T532_14">-</text:span><text:span text:style-name="T532_15">name</text:span><text:span text:style-name="T532_16">01</text:span></text:p>
      <text:p text:style-name="P533"><text:span text:style-name="T533_1">echo</text:span></text:p>
      <text:p text:style-name="P534"/>
      <text:p text:style-name="P535"><text:span text:style-name="T535_1">echo</text:span><text:span text:style-name="T535_2"><text:s/>3.1.3<text:s/></text:span><text:span text:style-name="T535_3">MAKE</text:span><text:span text:style-name="T535_4"><text:s/></text:span><text:span text:style-name="T535_5">CHAIN</text:span><text:span text:style-name="T535_6"><text:s/></text:span><text:span text:style-name="T535_7">WITH</text:span><text:span text:style-name="T535_8"><text:s/></text:span><text:span text:style-name="T535_9">MAXIMUM</text:span><text:span text:style-name="T535_10"><text:s/></text:span><text:span text:style-name="T535_11">ENTRY</text:span><text:span text:style-name="T535_12"><text:s/></text:span><text:span text:style-name="T535_13">SIZE</text:span><text:span text:style-name="T535_14"><text:s/>\(10240<text:s/></text:span><text:span text:style-name="T535_15">BYTES</text:span><text:span text:style-name="T535_16">\)<text:s/></text:span><text:span text:style-name="T535_17">USING</text:span><text:span text:style-name="T535_18"><text:s/></text:span><text:span text:style-name="T535_19">ENTRY</text:span><text:span text:style-name="T535_20"><text:s/></text:span><text:span text:style-name="T535_21">CREDIT</text:span><text:span text:style-name="T535_22"><text:s/></text:span><text:span text:style-name="T535_23">ADDRESS</text:span><text:span text:style-name="T535_24"><text:s/></text:span><text:span text:style-name="T535_25">NAME</text:span></text:p>
      <text:p text:style-name="P536"><text:span text:style-name="T536_1">echo</text:span></text:p>
      <text:p text:style-name="P537"><text:span text:style-name="T537_1">factom</text:span><text:span text:style-name="T537_2">-</text:span><text:span text:style-name="T537_3">cli</text:span><text:span text:style-name="T537_4"><text:s/></text:span><text:span text:style-name="T537_5">balance</text:span><text:span text:style-name="T537_6"><text:s/></text:span><text:span text:style-name="T537_7">ec</text:span><text:span text:style-name="T537_8"><text:s/></text:span><text:span text:style-name="T537_9">ec</text:span><text:span text:style-name="T537_10">-</text:span><text:span text:style-name="T537_11">wallet</text:span><text:span text:style-name="T537_12">-</text:span><text:span text:style-name="T537_13">address</text:span><text:span text:style-name="T537_14">-</text:span><text:span text:style-name="T537_15">name</text:span><text:span text:style-name="T537_16">01</text:span></text:p>
      <text:p text:style-name="P538"><text:span text:style-name="T538_1">echo</text:span><text:span text:style-name="T538_2"><text:s/></text:span><text:span text:style-name="T538_3">Proposed</text:span><text:span text:style-name="T538_4"><text:s/></text:span><text:span text:style-name="T538_5">New</text:span><text:span text:style-name="T538_6"><text:s/></text:span><text:span text:style-name="T538_7">Chain</text:span><text:span text:style-name="T538_8"><text:s/></text:span><text:span text:style-name="T538_9">ID</text:span></text:p>
      <text:p text:style-name="P539"><text:span text:style-name="T539_1">CHAINIDGOOD</text:span><text:span text:style-name="T539_2">=$(</text:span><text:span text:style-name="T539_3">factom</text:span><text:span text:style-name="T539_4">-</text:span><text:span text:style-name="T539_5">cli</text:span><text:span text:style-name="T539_6"><text:s/></text:span><text:span text:style-name="T539_7">mkchain</text:span><text:span text:style-name="T539_8"><text:s/>-</text:span><text:span text:style-name="T539_9">e</text:span><text:span text:style-name="T539_10"><text:s/>123456<text:s/>-</text:span><text:span text:style-name="T539_11">e</text:span><text:span text:style-name="T539_12"><text:s/>123456<text:s/></text:span><text:span text:style-name="T539_13">ec</text:span><text:span text:style-name="T539_14">-</text:span><text:span text:style-name="T539_15">wallet</text:span><text:span text:style-name="T539_16">-</text:span><text:span text:style-name="T539_17">address</text:span><text:span text:style-name="T539_18">-</text:span><text:span text:style-name="T539_19">name</text:span><text:span text:style-name="T539_20">01<text:s/>&lt;~/</text:span><text:span text:style-name="T539_21">testing</text:span><text:span text:style-name="T539_22">/</text:span><text:span text:style-name="T539_23">testing</text:span><text:span text:style-name="T539_24">/</text:span><text:span text:style-name="T539_25">test</text:span><text:span text:style-name="T539_26">-</text:span><text:span text:style-name="T539_27">plans</text:span><text:span text:style-name="T539_28">-</text:span><text:span text:style-name="T539_29">and</text:span><text:span text:style-name="T539_30">-</text:span><text:span text:style-name="T539_31">scripts</text:span><text:span text:style-name="T539_32">/</text:span><text:span text:style-name="T539_33">Robert</text:span><text:span text:style-name="T539_34">-</text:span><text:span text:style-name="T539_35">API</text:span><text:span text:style-name="T539_36">/</text:span><text:span text:style-name="T539_37">entries</text:span><text:span text:style-name="T539_38">/1</text:span><text:span text:style-name="T539_39">st</text:span><text:span text:style-name="T539_40">-</text:span><text:span text:style-name="T539_41">entry</text:span><text:span text:style-name="T539_42"><text:s/>|<text:s/></text:span><text:span text:style-name="T539_43">awk</text:span><text:span text:style-name="T539_44"><text:s/>'{</text:span><text:span text:style-name="T539_45">printf</text:span><text:span text:style-name="T539_46"><text:s/>$3}')</text:span></text:p>
      <text:p text:style-name="P540"><text:span text:style-name="T540_1">echo</text:span><text:span text:style-name="T540_2"><text:s/>$</text:span><text:span text:style-name="T540_3">CHAINIDGOOD</text:span></text:p>
      <text:p text:style-name="P541"><text:span text:style-name="T541_1">echo</text:span></text:p>
      <text:p text:style-name="P542"><text:span text:style-name="T542_1">echo</text:span><text:span text:style-name="T542_2"><text:s/></text:span><text:span text:style-name="T542_3">WAITING</text:span><text:span text:style-name="T542_4"><text:s/>60<text:s/></text:span><text:span text:style-name="T542_5">SECONDS</text:span><text:span text:style-name="T542_6"><text:s/></text:span><text:span text:style-name="T542_7">FOR</text:span><text:span text:style-name="T542_8"><text:s/></text:span><text:span text:style-name="T542_9">DIRECTORY</text:span><text:span text:style-name="T542_10"><text:s/></text:span><text:span text:style-name="T542_11">BLOCK</text:span><text:span text:style-name="T542_12"><text:s/></text:span><text:span text:style-name="T542_13">TO</text:span><text:span text:style-name="T542_14"><text:s/></text:span><text:span text:style-name="T542_15">CLOSE</text:span></text:p>
      <text:p text:style-name="P543"><text:span text:style-name="T543_1">sleep</text:span><text:span text:style-name="T543_2"><text:s/>60</text:span></text:p>
      <text:p text:style-name="P544"><text:span text:style-name="T544_1">echo</text:span><text:span text:style-name="T544_2"><text:s/></text:span><text:span text:style-name="T544_3">Chain</text:span><text:span text:style-name="T544_4"><text:s/></text:span><text:span text:style-name="T544_5">Head</text:span><text:span text:style-name="T544_6"><text:s/></text:span><text:span text:style-name="T544_7">Merkelroot</text:span></text:p>
      <text:p text:style-name="P545"><text:span text:style-name="T545_1">HEADGOOD</text:span><text:span text:style-name="T545_2">=$(</text:span><text:span text:style-name="T545_3">factom</text:span><text:span text:style-name="T545_4">-</text:span><text:span text:style-name="T545_5">cli</text:span><text:span text:style-name="T545_6"><text:s/></text:span><text:span text:style-name="T545_7">get</text:span><text:span text:style-name="T545_8"><text:s/></text:span><text:span text:style-name="T545_9">chain</text:span><text:span text:style-name="T545_10"><text:s/>$</text:span><text:span text:style-name="T545_11">CHAINIDGOOD</text:span><text:span text:style-name="T545_12">)</text:span></text:p>
      <text:p text:style-name="P546"><text:span text:style-name="T546_1">echo</text:span><text:span text:style-name="T546_2"><text:s/>$</text:span><text:span text:style-name="T546_3">HEADGOOD</text:span></text:p>
      <text:p text:style-name="P547"><text:span text:style-name="T547_1">factom</text:span><text:span text:style-name="T547_2">-</text:span><text:span text:style-name="T547_3">cli</text:span><text:span text:style-name="T547_4"><text:s/></text:span><text:span text:style-name="T547_5">balance</text:span><text:span text:style-name="T547_6"><text:s/></text:span><text:span text:style-name="T547_7">ec</text:span><text:span text:style-name="T547_8"><text:s/></text:span><text:span text:style-name="T547_9">ec</text:span><text:span text:style-name="T547_10">-</text:span><text:span text:style-name="T547_11">wallet</text:span><text:span text:style-name="T547_12">-</text:span><text:span text:style-name="T547_13">address</text:span><text:span text:style-name="T547_14">-</text:span><text:span text:style-name="T547_15">name</text:span><text:span text:style-name="T547_16">01</text:span></text:p>
      <text:p text:style-name="P548"><text:span text:style-name="T548_1">echo</text:span></text:p>
      <text:p text:style-name="P549"/>
      <text:p text:style-name="P550"><text:span text:style-name="T550_1">echo</text:span><text:span text:style-name="T550_2"><text:s/>3.1.4<text:s/></text:span><text:span text:style-name="T550_3">MAKE</text:span><text:span text:style-name="T550_4"><text:s/></text:span><text:span text:style-name="T550_5">CHAIN</text:span><text:span text:style-name="T550_6"><text:s/></text:span><text:span text:style-name="T550_7">THAT</text:span><text:span text:style-name="T550_8"><text:s/></text:span><text:span text:style-name="T550_9">ALREADY</text:span><text:span text:style-name="T550_10"><text:s/></text:span><text:span text:style-name="T550_11">EXISTS</text:span></text:p>
      <text:p text:style-name="P551"><text:span text:style-name="T551_1">echo</text:span></text:p>
      <text:p text:style-name="P552"><text:span text:style-name="T552_1">factom</text:span><text:span text:style-name="T552_2">-</text:span><text:span text:style-name="T552_3">cli</text:span><text:span text:style-name="T552_4"><text:s/></text:span><text:span text:style-name="T552_5">balance</text:span><text:span text:style-name="T552_6"><text:s/></text:span><text:span text:style-name="T552_7">ec</text:span><text:span text:style-name="T552_8"><text:s/></text:span><text:span text:style-name="T552_9">ec</text:span><text:span text:style-name="T552_10">-</text:span><text:span text:style-name="T552_11">wallet</text:span><text:span text:style-name="T552_12">-</text:span><text:span text:style-name="T552_13">address</text:span><text:span text:style-name="T552_14">-</text:span><text:span text:style-name="T552_15">name</text:span><text:span text:style-name="T552_16">01</text:span></text:p>
      <text:p text:style-name="P553"><text:span text:style-name="T553_1">echo</text:span><text:span text:style-name="T553_2"><text:s/></text:span><text:span text:style-name="T553_3">Proposed</text:span><text:span text:style-name="T553_4"><text:s/></text:span><text:span text:style-name="T553_5">New</text:span><text:span text:style-name="T553_6"><text:s/></text:span><text:span text:style-name="T553_7">Chain</text:span><text:span text:style-name="T553_8"><text:s/></text:span><text:span text:style-name="T553_9">ID</text:span></text:p>
      <text:p text:style-name="P554"><text:span text:style-name="T554_1">CHAINID</text:span><text:span text:style-name="T554_2">=$(</text:span><text:span text:style-name="T554_3">factom</text:span><text:span text:style-name="T554_4">-</text:span><text:span text:style-name="T554_5">cli</text:span><text:span text:style-name="T554_6"><text:s/></text:span><text:span text:style-name="T554_7">mkchain</text:span><text:span text:style-name="T554_8"><text:s/>-</text:span><text:span text:style-name="T554_9">e</text:span><text:span text:style-name="T554_10"><text:s/>123456<text:s/>-</text:span><text:span text:style-name="T554_11">e</text:span><text:span text:style-name="T554_12"><text:s/>123456<text:s/></text:span><text:span text:style-name="T554_13">ec</text:span><text:span text:style-name="T554_14">-</text:span><text:span text:style-name="T554_15">wallet</text:span><text:span text:style-name="T554_16">-</text:span><text:span text:style-name="T554_17">address</text:span><text:span text:style-name="T554_18">-</text:span><text:span text:style-name="T554_19">name</text:span><text:span text:style-name="T554_20">01<text:s/>&lt;~/</text:span><text:span text:style-name="T554_21">testing</text:span><text:span text:style-name="T554_22">/</text:span><text:span text:style-name="T554_23">testing</text:span><text:span text:style-name="T554_24">/</text:span><text:span text:style-name="T554_25">test</text:span><text:span text:style-name="T554_26">-</text:span><text:span text:style-name="T554_27">plans</text:span><text:span text:style-name="T554_28">-</text:span><text:span text:style-name="T554_29">and</text:span><text:span text:style-name="T554_30">-</text:span><text:span text:style-name="T554_31">scripts</text:span><text:span text:style-name="T554_32">/</text:span><text:span text:style-name="T554_33">Robert</text:span><text:span text:style-name="T554_34">-</text:span><text:span text:style-name="T554_35">API</text:span><text:span text:style-name="T554_36">/</text:span><text:span text:style-name="T554_37">entries</text:span><text:span text:style-name="T554_38">/1</text:span><text:span text:style-name="T554_39">st</text:span><text:span text:style-name="T554_40">-</text:span><text:span text:style-name="T554_41">entry</text:span><text:span text:style-name="T554_42"><text:s/>|<text:s/></text:span><text:span text:style-name="T554_43">awk</text:span><text:span text:style-name="T554_44"><text:s/>'{</text:span><text:span text:style-name="T554_45">printf</text:span><text:span text:style-name="T554_46"><text:s/>$3}')</text:span></text:p>
      <text:p text:style-name="P555"><text:span text:style-name="T555_1">echo</text:span><text:span text:style-name="T555_2"><text:s/>$</text:span><text:span text:style-name="T555_3">CHAINID</text:span></text:p>
      <text:p text:style-name="P556"><text:span text:style-name="T556_1">echo</text:span></text:p>
      <text:p text:style-name="P557"><text:span text:style-name="T557_1">echo</text:span><text:span text:style-name="T557_2"><text:s/></text:span><text:span text:style-name="T557_3">WAITING</text:span><text:span text:style-name="T557_4"><text:s/>60<text:s/></text:span><text:span text:style-name="T557_5">SECONDS</text:span><text:span text:style-name="T557_6"><text:s/></text:span><text:span text:style-name="T557_7">FOR</text:span><text:span text:style-name="T557_8"><text:s/></text:span><text:span text:style-name="T557_9">DIRECTORY</text:span><text:span text:style-name="T557_10"><text:s/></text:span><text:span text:style-name="T557_11">BLOCK</text:span><text:span text:style-name="T557_12"><text:s/></text:span><text:span text:style-name="T557_13">TO</text:span><text:span text:style-name="T557_14"><text:s/></text:span><text:span text:style-name="T557_15">CLOSE</text:span></text:p>
      <text:p text:style-name="P558"><text:span text:style-name="T558_1">sleep</text:span><text:span text:style-name="T558_2"><text:s/>60</text:span></text:p>
      <text:p text:style-name="P559"><text:span text:style-name="T559_1">echo</text:span><text:span text:style-name="T559_2"><text:s/></text:span><text:span text:style-name="T559_3">Chain</text:span><text:span text:style-name="T559_4"><text:s/></text:span><text:span text:style-name="T559_5">Head</text:span><text:span text:style-name="T559_6"><text:s/></text:span><text:span text:style-name="T559_7">Merkelroot</text:span></text:p>
      <text:p text:style-name="P560"><text:span text:style-name="T560_1">HEAD</text:span><text:span text:style-name="T560_2">=$(</text:span><text:span text:style-name="T560_3">factom</text:span><text:span text:style-name="T560_4">-</text:span><text:span text:style-name="T560_5">cli</text:span><text:span text:style-name="T560_6"><text:s/></text:span><text:span text:style-name="T560_7">get</text:span><text:span text:style-name="T560_8"><text:s/></text:span><text:span text:style-name="T560_9">chain</text:span><text:span text:style-name="T560_10"><text:s/>$</text:span><text:span text:style-name="T560_11">CHAINID</text:span><text:span text:style-name="T560_12">)</text:span></text:p>
      <text:p text:style-name="P561"><text:span text:style-name="T561_1">echo</text:span><text:span text:style-name="T561_2"><text:s/>$</text:span><text:span text:style-name="T561_3">HEAD</text:span></text:p>
      <text:p text:style-name="P562"><text:span text:style-name="T562_1">factom</text:span><text:span text:style-name="T562_2">-</text:span><text:span text:style-name="T562_3">cli</text:span><text:span text:style-name="T562_4"><text:s/></text:span><text:span text:style-name="T562_5">balance</text:span><text:span text:style-name="T562_6"><text:s/></text:span><text:span text:style-name="T562_7">ec</text:span><text:span text:style-name="T562_8"><text:s/></text:span><text:span text:style-name="T562_9">ec</text:span><text:span text:style-name="T562_10">-</text:span><text:span text:style-name="T562_11">wallet</text:span><text:span text:style-name="T562_12">-</text:span><text:span text:style-name="T562_13">address</text:span><text:span text:style-name="T562_14">-</text:span><text:span text:style-name="T562_15">name</text:span><text:span text:style-name="T562_16">01</text:span></text:p>
      <text:p text:style-name="P563"><text:span text:style-name="T563_1">echo</text:span></text:p>
      <text:p text:style-name="P564"/>
      <text:p text:style-name="P565"><text:span text:style-name="T565_1">echo</text:span><text:span text:style-name="T565_2"><text:s/>3.1.5<text:s/></text:span><text:span text:style-name="T565_3">MAKE</text:span><text:span text:style-name="T565_4"><text:s/></text:span><text:span text:style-name="T565_5">SAME</text:span><text:span text:style-name="T565_6"><text:s/></text:span><text:span text:style-name="T565_7">CHAIN</text:span><text:span text:style-name="T565_8"><text:s/></text:span><text:span text:style-name="T565_9">USING</text:span><text:span text:style-name="T565_10"><text:s/></text:span><text:span text:style-name="T565_11">DIFFERENT</text:span><text:span text:style-name="T565_12"><text:s/></text:span><text:span text:style-name="T565_13">INITIAL</text:span><text:span text:style-name="T565_14"><text:s/></text:span><text:span text:style-name="T565_15">ENTRY</text:span></text:p>
      <text:p text:style-name="P566"><text:span text:style-name="T566_1">echo</text:span></text:p>
      <text:p text:style-name="P567"><text:span text:style-name="T567_1">echo</text:span><text:span text:style-name="T567_2"><text:s/></text:span><text:span text:style-name="T567_3">Proposed</text:span><text:span text:style-name="T567_4"><text:s/></text:span><text:span text:style-name="T567_5">New</text:span><text:span text:style-name="T567_6"><text:s/></text:span><text:span text:style-name="T567_7">Chain</text:span><text:span text:style-name="T567_8"><text:s/></text:span><text:span text:style-name="T567_9">ID</text:span></text:p>
      <text:p text:style-name="P568"><text:span text:style-name="T568_1">CHAINID</text:span><text:span text:style-name="T568_2">=$(</text:span><text:span text:style-name="T568_3">factom</text:span><text:span text:style-name="T568_4">-</text:span><text:span text:style-name="T568_5">cli</text:span><text:span text:style-name="T568_6"><text:s/></text:span><text:span text:style-name="T568_7">mkchain</text:span><text:span text:style-name="T568_8"><text:s/>-</text:span><text:span text:style-name="T568_9">e</text:span><text:span text:style-name="T568_10"><text:s/>123456<text:s/>-</text:span><text:span text:style-name="T568_11">e</text:span><text:span text:style-name="T568_12"><text:s/>123456<text:s/></text:span><text:span text:style-name="T568_13">ec</text:span><text:span text:style-name="T568_14">-</text:span><text:span text:style-name="T568_15">wallet</text:span><text:span text:style-name="T568_16">-</text:span><text:span text:style-name="T568_17">address</text:span><text:span text:style-name="T568_18">-</text:span><text:span text:style-name="T568_19">name</text:span><text:span text:style-name="T568_20">01<text:s/>&lt;~/</text:span><text:span text:style-name="T568_21">testing</text:span><text:span text:style-name="T568_22">/</text:span><text:span text:style-name="T568_23">testing</text:span><text:span text:style-name="T568_24">/</text:span><text:span text:style-name="T568_25">test</text:span><text:span text:style-name="T568_26">-</text:span><text:span text:style-name="T568_27">plans</text:span><text:span text:style-name="T568_28">-</text:span><text:span text:style-name="T568_29">and</text:span><text:span text:style-name="T568_30">-</text:span><text:span text:style-name="T568_31">scripts</text:span><text:span text:style-name="T568_32">/</text:span><text:span text:style-name="T568_33">Robert</text:span><text:span text:style-name="T568_34">-</text:span><text:span text:style-name="T568_35">API</text:span><text:span text:style-name="T568_36">/</text:span><text:span text:style-name="T568_37">entries</text:span><text:span text:style-name="T568_38">/2</text:span><text:span text:style-name="T568_39">nd</text:span><text:span text:style-name="T568_40">-</text:span><text:span text:style-name="T568_41">entry</text:span><text:span text:style-name="T568_42"><text:s/>|<text:s/></text:span><text:span text:style-name="T568_43">awk</text:span><text:span text:style-name="T568_44"><text:s/>'{</text:span><text:span text:style-name="T568_45">printf</text:span><text:span text:style-name="T568_46"><text:s/>$3}')</text:span></text:p>
      <text:p text:style-name="P569"><text:span text:style-name="T569_1">echo</text:span><text:span text:style-name="T569_2"><text:s/>$</text:span><text:span text:style-name="T569_3">CHAINID</text:span></text:p>
      <text:p text:style-name="P570"><text:span text:style-name="T570_1">echo</text:span></text:p>
      <text:p text:style-name="P571"><text:span text:style-name="T571_1">echo</text:span><text:span text:style-name="T571_2"><text:s/></text:span><text:span text:style-name="T571_3">WAITING</text:span><text:span text:style-name="T571_4"><text:s/>60<text:s/></text:span><text:span text:style-name="T571_5">SECONDS</text:span><text:span text:style-name="T571_6"><text:s/></text:span><text:span text:style-name="T571_7">FOR</text:span><text:span text:style-name="T571_8"><text:s/></text:span><text:span text:style-name="T571_9">DIRECTORY</text:span><text:span text:style-name="T571_10"><text:s/></text:span><text:span text:style-name="T571_11">BLOCK</text:span><text:span text:style-name="T571_12"><text:s/></text:span><text:span text:style-name="T571_13">TO</text:span><text:span text:style-name="T571_14"><text:s/></text:span><text:span text:style-name="T571_15">CLOSE</text:span></text:p>
      <text:p text:style-name="P572"><text:span text:style-name="T572_1">sleep</text:span><text:span text:style-name="T572_2"><text:s/>60</text:span></text:p>
      <text:p text:style-name="P573"><text:span text:style-name="T573_1">echo</text:span><text:span text:style-name="T573_2"><text:s/></text:span><text:span text:style-name="T573_3">Chain</text:span><text:span text:style-name="T573_4"><text:s/></text:span><text:span text:style-name="T573_5">Head</text:span><text:span text:style-name="T573_6"><text:s/></text:span><text:span text:style-name="T573_7">Merkelroot</text:span></text:p>
      <text:p text:style-name="P574"><text:span text:style-name="T574_1">HEAD</text:span><text:span text:style-name="T574_2">=$(</text:span><text:span text:style-name="T574_3">factom</text:span><text:span text:style-name="T574_4">-</text:span><text:span text:style-name="T574_5">cli</text:span><text:span text:style-name="T574_6"><text:s/></text:span><text:span text:style-name="T574_7">get</text:span><text:span text:style-name="T574_8"><text:s/></text:span><text:span text:style-name="T574_9">chain</text:span><text:span text:style-name="T574_10"><text:s/>$</text:span><text:span text:style-name="T574_11">CHAINID</text:span><text:span text:style-name="T574_12">)</text:span></text:p>
      <text:p text:style-name="P575"><text:span text:style-name="T575_1">echo</text:span><text:span text:style-name="T575_2"><text:s/>$</text:span><text:span text:style-name="T575_3">HEAD</text:span></text:p>
      <text:p text:style-name="P576"><text:span text:style-name="T576_1">factom</text:span><text:span text:style-name="T576_2">-</text:span><text:span text:style-name="T576_3">cli</text:span><text:span text:style-name="T576_4"><text:s/></text:span><text:span text:style-name="T576_5">balance</text:span><text:span text:style-name="T576_6"><text:s/></text:span><text:span text:style-name="T576_7">ec</text:span><text:span text:style-name="T576_8"><text:s/>$</text:span><text:span text:style-name="T576_9">ECWALLETADDRESSKEY</text:span><text:span text:style-name="T576_10">01</text:span></text:p>
      <text:p text:style-name="P577"><text:span text:style-name="T577_1">echo</text:span></text:p>
      <text:p text:style-name="P578"/>
      <text:p text:style-name="P579"><text:span text:style-name="T579_1">echo</text:span><text:span text:style-name="T579_2"><text:s/>3.1.6<text:s/></text:span><text:span text:style-name="T579_3">MAKE</text:span><text:span text:style-name="T579_4"><text:s/></text:span><text:span text:style-name="T579_5">CHAIN</text:span><text:span text:style-name="T579_6"><text:s/></text:span><text:span text:style-name="T579_7">USING</text:span><text:span text:style-name="T579_8"><text:s/></text:span><text:span text:style-name="T579_9">A</text:span><text:span text:style-name="T579_10"><text:s/></text:span><text:span text:style-name="T579_11">ENTRY</text:span><text:span text:style-name="T579_12"><text:s/></text:span><text:span text:style-name="T579_13">CREDIT</text:span><text:span text:style-name="T579_14"><text:s/></text:span><text:span text:style-name="T579_15">ADDRESS</text:span><text:span text:style-name="T579_16"><text:s/></text:span><text:span text:style-name="T579_17">KEY</text:span></text:p>
      <text:p text:style-name="P580"><text:span text:style-name="T580_1">echo</text:span></text:p>
      <text:p text:style-name="P581"><text:span text:style-name="T581_1">HOUR</text:span><text:span text:style-name="T581_2">=$(<text:s/></text:span><text:span text:style-name="T581_3">date</text:span><text:span text:style-name="T581_4"><text:s/>+%</text:span><text:span text:style-name="T581_5">H</text:span><text:span text:style-name="T581_6"><text:s/>)</text:span></text:p>
      <text:p text:style-name="P582"><text:span text:style-name="T582_1">MINUTE</text:span><text:span text:style-name="T582_2">=$(<text:s/></text:span><text:span text:style-name="T582_3">date</text:span><text:span text:style-name="T582_4"><text:s/>+%</text:span><text:span text:style-name="T582_5">M</text:span><text:span text:style-name="T582_6"><text:s/>)</text:span></text:p>
      <text:p text:style-name="P583"><text:span text:style-name="T583_1">echo</text:span><text:span text:style-name="T583_2"><text:s/></text:span><text:span text:style-name="T583_3">Proposed</text:span><text:span text:style-name="T583_4"><text:s/></text:span><text:span text:style-name="T583_5">New</text:span><text:span text:style-name="T583_6"><text:s/></text:span><text:span text:style-name="T583_7">Chain</text:span><text:span text:style-name="T583_8"><text:s/></text:span><text:span text:style-name="T583_9">ID</text:span></text:p>
      <text:p text:style-name="P584"><text:span text:style-name="T584_1">CHAINID</text:span><text:span text:style-name="T584_2">=$(</text:span><text:span text:style-name="T584_3">factom</text:span><text:span text:style-name="T584_4">-</text:span><text:span text:style-name="T584_5">cli</text:span><text:span text:style-name="T584_6"><text:s/></text:span><text:span text:style-name="T584_7">mkchain</text:span><text:span text:style-name="T584_8"><text:s/>-</text:span><text:span text:style-name="T584_9">e</text:span><text:span text:style-name="T584_10"><text:s/>$</text:span><text:span text:style-name="T584_11">HOUR</text:span><text:span text:style-name="T584_12"><text:s/>-</text:span><text:span text:style-name="T584_13">e</text:span><text:span text:style-name="T584_14"><text:s/>$</text:span><text:span text:style-name="T584_15">MINUTE</text:span><text:span text:style-name="T584_16"><text:s/>$</text:span><text:span text:style-name="T584_17">ECWALLETADDRESSKEY</text:span><text:span text:style-name="T584_18">01<text:s/>&lt;~/</text:span><text:span text:style-name="T584_19">testing</text:span><text:span text:style-name="T584_20">/</text:span><text:span text:style-name="T584_21">testing</text:span><text:span text:style-name="T584_22">/</text:span><text:span text:style-name="T584_23">test</text:span><text:span text:style-name="T584_24">-</text:span><text:span text:style-name="T584_25">plans</text:span><text:span text:style-name="T584_26">-</text:span><text:span text:style-name="T584_27">and</text:span><text:span text:style-name="T584_28">-</text:span><text:span text:style-name="T584_29">scripts</text:span><text:span text:style-name="T584_30">/</text:span><text:span text:style-name="T584_31">Robert</text:span><text:span text:style-name="T584_32">-</text:span><text:span text:style-name="T584_33">API</text:span><text:span text:style-name="T584_34">/</text:span><text:span text:style-name="T584_35">entries</text:span><text:span text:style-name="T584_36">/1</text:span><text:span text:style-name="T584_37">st</text:span><text:span text:style-name="T584_38">-</text:span><text:span text:style-name="T584_39">entry</text:span><text:span text:style-name="T584_40"><text:s/>|<text:s/></text:span><text:span text:style-name="T584_41">awk</text:span><text:span text:style-name="T584_42"><text:s/>'{</text:span><text:span text:style-name="T584_43">printf</text:span><text:span text:style-name="T584_44"><text:s/>$3}')</text:span></text:p>
      <text:p text:style-name="P585"><text:span text:style-name="T585_1">echo</text:span><text:span text:style-name="T585_2"><text:s/>$</text:span><text:span text:style-name="T585_3">CHAINID</text:span></text:p>
      <text:p text:style-name="P586"><text:span text:style-name="T586_1">echo</text:span></text:p>
      <text:p text:style-name="P587"><text:span text:style-name="T587_1">echo</text:span><text:span text:style-name="T587_2"><text:s/></text:span><text:span text:style-name="T587_3">WAITING</text:span><text:span text:style-name="T587_4"><text:s/>60<text:s/></text:span><text:span text:style-name="T587_5">SECONDS</text:span><text:span text:style-name="T587_6"><text:s/></text:span><text:span text:style-name="T587_7">FOR</text:span><text:span text:style-name="T587_8"><text:s/></text:span><text:span text:style-name="T587_9">DIRECTORY</text:span><text:span text:style-name="T587_10"><text:s/></text:span><text:span text:style-name="T587_11">BLOCK</text:span><text:span text:style-name="T587_12"><text:s/></text:span><text:span text:style-name="T587_13">TO</text:span><text:span text:style-name="T587_14"><text:s/></text:span><text:span text:style-name="T587_15">CLOSE</text:span></text:p>
      <text:p text:style-name="P588"><text:span text:style-name="T588_1">sleep</text:span><text:span text:style-name="T588_2"><text:s/>60</text:span></text:p>
      <text:p text:style-name="P589"><text:span text:style-name="T589_1">echo</text:span><text:span text:style-name="T589_2"><text:s/></text:span><text:span text:style-name="T589_3">Chain</text:span><text:span text:style-name="T589_4"><text:s/></text:span><text:span text:style-name="T589_5">Head</text:span><text:span text:style-name="T589_6"><text:s/></text:span><text:span text:style-name="T589_7">Merkelroot</text:span></text:p>
      <text:p text:style-name="P590"><text:span text:style-name="T590_1">HEAD</text:span><text:span text:style-name="T590_2">=$(</text:span><text:span text:style-name="T590_3">factom</text:span><text:span text:style-name="T590_4">-</text:span><text:span text:style-name="T590_5">cli</text:span><text:span text:style-name="T590_6"><text:s/></text:span><text:span text:style-name="T590_7">get</text:span><text:span text:style-name="T590_8"><text:s/></text:span><text:span text:style-name="T590_9">chain</text:span><text:span text:style-name="T590_10"><text:s/>$</text:span><text:span text:style-name="T590_11">CHAINID</text:span><text:span text:style-name="T590_12">)</text:span></text:p>
      <text:p text:style-name="P591"><text:span text:style-name="T591_1">echo</text:span><text:span text:style-name="T591_2"><text:s/>$</text:span><text:span text:style-name="T591_3">HEAD</text:span></text:p>
      <text:p text:style-name="P592"><text:span text:style-name="T592_1">factom</text:span><text:span text:style-name="T592_2">-</text:span><text:span text:style-name="T592_3">cli</text:span><text:span text:style-name="T592_4"><text:s/></text:span><text:span text:style-name="T592_5">balance</text:span><text:span text:style-name="T592_6"><text:s/></text:span><text:span text:style-name="T592_7">ec</text:span><text:span text:style-name="T592_8"><text:s/>$</text:span><text:span text:style-name="T592_9">ECWALLETADDRESSKEY</text:span><text:span text:style-name="T592_10">01</text:span></text:p>
      <text:p text:style-name="P593"><text:span text:style-name="T593_1">echo</text:span></text:p>
      <text:p text:style-name="P594"/>
      <text:p text:style-name="P595"><text:span text:style-name="T595_1">echo</text:span><text:span text:style-name="T595_2"><text:s/>3.2<text:s/></text:span><text:span text:style-name="T595_3">ENTRY</text:span><text:span text:style-name="T595_4"><text:s/></text:span><text:span text:style-name="T595_5">BLOCK</text:span><text:span text:style-name="T595_6"><text:s/></text:span><text:span text:style-name="T595_7">CHAIN</text:span></text:p>
      <text:p text:style-name="P596"><text:span text:style-name="T596_1">echo</text:span></text:p>
      <text:p text:style-name="P597"><text:span text:style-name="T597_1">echo</text:span><text:span text:style-name="T597_2"><text:s/>3.2<text:s/></text:span><text:span text:style-name="T597_3">SHOW</text:span><text:span text:style-name="T597_4"><text:s/></text:span><text:span text:style-name="T597_5">ENTRY</text:span><text:span text:style-name="T597_6"><text:s/></text:span><text:span text:style-name="T597_7">BLOCK</text:span><text:span text:style-name="T597_8"><text:s/></text:span><text:span text:style-name="T597_9">CHAIN</text:span></text:p>
      <text:p text:style-name="P598"><text:span text:style-name="T598_1">ENTRYKEYMERKELROOT</text:span><text:span text:style-name="T598_2">=$</text:span><text:span text:style-name="T598_3">HEADGOOD</text:span></text:p>
      <text:p text:style-name="P599"><text:span text:style-name="T599_1">until</text:span><text:span text:style-name="T599_2"><text:s/>[<text:s/>"$</text:span><text:span text:style-name="T599_3">ENTRYKEYMERKELROOT</text:span><text:span text:style-name="T599_4">"<text:s/>=<text:s text:c="2"/>'0000000000000000000000000000000000000000000000000000000000000000'<text:s/>-</text:span><text:span text:style-name="T599_5">o</text:span><text:span text:style-name="T599_6"><text:s/>"$</text:span><text:span text:style-name="T599_7">ENTRYKEYMERKELROOT</text:span><text:span text:style-name="T599_8">"<text:s/>=<text:s/>""<text:s/>];<text:s/></text:span><text:span text:style-name="T599_9">do</text:span></text:p>
      <text:p text:style-name="P600"><text:span text:style-name="T600_1"><text:tab/></text:span><text:span text:style-name="T600_2">RESULT</text:span><text:span text:style-name="T600_3">=$(</text:span><text:span text:style-name="T600_4">factom</text:span><text:span text:style-name="T600_5">-</text:span><text:span text:style-name="T600_6">cli</text:span><text:span text:style-name="T600_7"><text:s/></text:span><text:span text:style-name="T600_8">get</text:span><text:span text:style-name="T600_9"><text:s/></text:span><text:span text:style-name="T600_10">eblock</text:span><text:span text:style-name="T600_11"><text:s/>$</text:span><text:span text:style-name="T600_12">ENTRYKEYMERKELROOT</text:span><text:span text:style-name="T600_13">)</text:span></text:p>
      <text:p text:style-name="P601"><text:span text:style-name="T601_1">#<text:s text:c="3"/></text:span><text:span text:style-name="T601_2">echo</text:span><text:span text:style-name="T601_3"><text:s/>$</text:span><text:span text:style-name="T601_4">RESULT</text:span></text:p>
      <text:p text:style-name="P602"><text:span text:style-name="T602_1"><text:tab/></text:span><text:span text:style-name="T602_2">SEQNO</text:span><text:span text:style-name="T602_3">=$(</text:span><text:span text:style-name="T602_4">echo</text:span><text:span text:style-name="T602_5"><text:s/>$</text:span><text:span text:style-name="T602_6">RESULT</text:span><text:span text:style-name="T602_7"><text:s/>|<text:s/></text:span><text:span text:style-name="T602_8">awk</text:span><text:span text:style-name="T602_9"><text:s/>'{</text:span><text:span text:style-name="T602_10">printf</text:span><text:span text:style-name="T602_11"><text:s/>$2}')</text:span></text:p>
      <text:p text:style-name="P603"><text:span text:style-name="T603_1"><text:tab/></text:span><text:span text:style-name="T603_2">TIMESTAMP</text:span><text:span text:style-name="T603_3">=$(</text:span><text:span text:style-name="T603_4">echo</text:span><text:span text:style-name="T603_5"><text:s/>$</text:span><text:span text:style-name="T603_6">RESULT</text:span><text:span text:style-name="T603_7"><text:s/>|<text:s/></text:span><text:span text:style-name="T603_8">awk</text:span><text:span text:style-name="T603_9"><text:s/>'{</text:span><text:span text:style-name="T603_10">printf</text:span><text:span text:style-name="T603_11"><text:s/>$8}')<text:s text:c="4"/></text:span></text:p>
      <text:p text:style-name="P604"><text:span text:style-name="T604_1"><text:tab/></text:span><text:span text:style-name="T604_2">EBCHAINID</text:span><text:span text:style-name="T604_3">=$(</text:span><text:span text:style-name="T604_4">echo</text:span><text:span text:style-name="T604_5"><text:s/>$</text:span><text:span text:style-name="T604_6">RESULT</text:span><text:span text:style-name="T604_7"><text:s/>|<text:s/></text:span><text:span text:style-name="T604_8">awk</text:span><text:span text:style-name="T604_9"><text:s/>'{</text:span><text:span text:style-name="T604_10">printf</text:span><text:span text:style-name="T604_11"><text:s/>$4}')</text:span></text:p>
      <text:p text:style-name="P605"><text:span text:style-name="T605_1"><text:tab/></text:span><text:span text:style-name="T605_2">ENTRYKEYMERKELROOT</text:span><text:span text:style-name="T605_3">=$(</text:span><text:span text:style-name="T605_4">echo</text:span><text:span text:style-name="T605_5"><text:s/>$</text:span><text:span text:style-name="T605_6">RESULT</text:span><text:span text:style-name="T605_7"><text:s/>|<text:s/></text:span><text:span text:style-name="T605_8">awk</text:span><text:span text:style-name="T605_9"><text:s/>'{</text:span><text:span text:style-name="T605_10">printf</text:span><text:span text:style-name="T605_11"><text:s/>$6}')</text:span></text:p>
      <text:p text:style-name="P606"><text:span text:style-name="T606_1"><text:tab/></text:span><text:span text:style-name="T606_2">echo</text:span><text:span text:style-name="T606_3"><text:s/></text:span><text:span text:style-name="T606_4">ENTRY</text:span><text:span text:style-name="T606_5"><text:s/></text:span><text:span text:style-name="T606_6">BLOCK</text:span></text:p>
      <text:p text:style-name="P607"><text:span text:style-name="T607_1"><text:tab/></text:span><text:span text:style-name="T607_2">echo</text:span><text:span text:style-name="T607_3"><text:s/>-----------</text:span></text:p>
      <text:p text:style-name="P608"><text:span text:style-name="T608_1"><text:tab/></text:span><text:span text:style-name="T608_2">echo</text:span><text:span text:style-name="T608_3"><text:s/></text:span><text:span text:style-name="T608_4">Sequence</text:span><text:span text:style-name="T608_5"><text:s/></text:span><text:span text:style-name="T608_6">Number</text:span><text:span text:style-name="T608_7"><text:s/>-<text:s/></text:span><text:span text:style-name="T608_8">Time</text:span><text:span text:style-name="T608_9"><text:s/></text:span><text:span text:style-name="T608_10">Stamp</text:span></text:p>
      <text:p text:style-name="P609"><text:span text:style-name="T609_1"><text:tab/></text:span><text:span text:style-name="T609_2">echo</text:span><text:span text:style-name="T609_3"><text:s/>$</text:span><text:span text:style-name="T609_4">SEQNO</text:span><text:span text:style-name="T609_5"><text:s/>$</text:span><text:span text:style-name="T609_6">TIMESTAMP</text:span></text:p>
      <text:p text:style-name="P610"><text:span text:style-name="T610_1"><text:tab/></text:span><text:span text:style-name="T610_2">echo</text:span><text:span text:style-name="T610_3"><text:s/></text:span><text:span text:style-name="T610_4">Chain</text:span><text:span text:style-name="T610_5"><text:s/></text:span><text:span text:style-name="T610_6">ID</text:span></text:p>
      <text:p text:style-name="P611"><text:span text:style-name="T611_1"><text:tab/></text:span><text:span text:style-name="T611_2">echo</text:span><text:span text:style-name="T611_3"><text:s/>$</text:span><text:span text:style-name="T611_4">EBCHAINID</text:span></text:p>
      <text:p text:style-name="P612"><text:span text:style-name="T612_1"><text:tab/></text:span><text:span text:style-name="T612_2">echo</text:span><text:span text:style-name="T612_3"><text:s/></text:span><text:span text:style-name="T612_4">Previous</text:span><text:span text:style-name="T612_5"><text:s/></text:span><text:span text:style-name="T612_6">Entry</text:span><text:span text:style-name="T612_7"><text:s/></text:span><text:span text:style-name="T612_8">Block</text:span><text:span text:style-name="T612_9"><text:s/></text:span><text:span text:style-name="T612_10">Key</text:span><text:span text:style-name="T612_11"><text:s/></text:span><text:span text:style-name="T612_12">Merkel</text:span><text:span text:style-name="T612_13"><text:s/></text:span><text:span text:style-name="T612_14">Root</text:span></text:p>
      <text:p text:style-name="P613"><text:span text:style-name="T613_1"><text:tab/></text:span><text:span text:style-name="T613_2">echo</text:span><text:span text:style-name="T613_3"><text:s/>$</text:span><text:span text:style-name="T613_4">ENTRYKEYMERKELROOT</text:span></text:p>
      <text:p text:style-name="P614"><text:span text:style-name="T614_1"><text:tab/></text:span><text:span text:style-name="T614_2">echo</text:span></text:p>
      <text:p text:style-name="P615"><text:span text:style-name="T615_1"><text:tab/></text:span><text:span text:style-name="T615_2">ENTRYINDEX</text:span><text:span text:style-name="T615_3">=12</text:span></text:p>
      <text:p text:style-name="P616"><text:span text:style-name="T616_1"><text:tab/></text:span><text:span text:style-name="T616_2">ENTRYTIMESTAMP</text:span><text:span text:style-name="T616_3">=$(</text:span><text:span text:style-name="T616_4">echo</text:span><text:span text:style-name="T616_5"><text:s/>$</text:span><text:span text:style-name="T616_6">RESULT</text:span><text:span text:style-name="T616_7"><text:s/>|<text:s/></text:span><text:span text:style-name="T616_8">awk</text:span><text:span text:style-name="T616_9"><text:s/>'{</text:span><text:span text:style-name="T616_10">printf</text:span><text:span text:style-name="T616_11"><text:s/>$12}')</text:span></text:p>
      <text:p text:style-name="P617"><text:span text:style-name="T617_1"><text:tab/></text:span><text:span text:style-name="T617_2">until</text:span><text:span text:style-name="T617_3"><text:s/>[<text:s/>"$</text:span><text:span text:style-name="T617_4">ENTRYTIMESTAMP</text:span><text:span text:style-name="T617_5">"<text:s/>=<text:s/>""<text:s/>];<text:s/></text:span><text:span text:style-name="T617_6">do</text:span></text:p>
      <text:p text:style-name="P618"><text:span text:style-name="T618_1"><text:s text:c="4"/><text:tab/></text:span><text:span text:style-name="T618_2">echo</text:span><text:span text:style-name="T618_3"><text:s/>"<text:tab/>"</text:span><text:span text:style-name="T618_4">ENTRY</text:span></text:p>
      <text:p text:style-name="P619"><text:span text:style-name="T619_1"><text:s text:c="4"/><text:tab/></text:span><text:span text:style-name="T619_2">echo</text:span><text:span text:style-name="T619_3"><text:s/>"<text:tab/>"-----</text:span></text:p>
      <text:p text:style-name="P620"><text:span text:style-name="T620_1"><text:s text:c="4"/><text:tab/></text:span><text:span text:style-name="T620_2">echo</text:span><text:span text:style-name="T620_3"><text:s/>"<text:tab/>"</text:span><text:span text:style-name="T620_4">Entry</text:span><text:span text:style-name="T620_5"><text:s/></text:span><text:span text:style-name="T620_6">Time</text:span><text:span text:style-name="T620_7"><text:s/></text:span><text:span text:style-name="T620_8">Stamp</text:span></text:p>
      <text:p text:style-name="P621"><text:span text:style-name="T621_1"><text:s text:c="4"/><text:tab/></text:span><text:span text:style-name="T621_2">echo</text:span><text:span text:style-name="T621_3"><text:s/>"<text:tab/>"$</text:span><text:span text:style-name="T621_4">ENTRYTIMESTAMP</text:span></text:p>
      <text:p text:style-name="P622"><text:span text:style-name="T622_1"><text:s text:c="4"/><text:tab/></text:span><text:span text:style-name="T622_2">echo</text:span><text:span text:style-name="T622_3"><text:s/>"<text:tab/>"</text:span><text:span text:style-name="T622_4">Entry</text:span><text:span text:style-name="T622_5"><text:s/></text:span><text:span text:style-name="T622_6">Hash</text:span></text:p>
      <text:p text:style-name="P623"><text:span text:style-name="T623_1"><text:s text:c="4"/><text:tab/></text:span><text:span text:style-name="T623_2">ENTRYHASH</text:span><text:span text:style-name="T623_3">=$(</text:span><text:span text:style-name="T623_4">echo</text:span><text:span text:style-name="T623_5"><text:s/>$</text:span><text:span text:style-name="T623_6">RESULT</text:span><text:span text:style-name="T623_7"><text:s/>|<text:s/></text:span><text:span text:style-name="T623_8">awk</text:span><text:span text:style-name="T623_9"><text:s/>-</text:span><text:span text:style-name="T623_10">v</text:span><text:span text:style-name="T623_11"><text:s/></text:span><text:span text:style-name="T623_12">INDEX</text:span><text:span text:style-name="T623_13">="$(($</text:span><text:span text:style-name="T623_14">ENTRYINDEX</text:span><text:span text:style-name="T623_15"><text:s/>+<text:s/>2))"<text:s/>'{</text:span><text:span text:style-name="T623_16">printf</text:span><text:span text:style-name="T623_17"><text:s/>$</text:span><text:span text:style-name="T623_18">INDEX</text:span><text:span text:style-name="T623_19">}')</text:span></text:p>
      <text:p text:style-name="P624"><text:span text:style-name="T624_1"><text:s text:c="4"/><text:tab/></text:span><text:span text:style-name="T624_2">echo</text:span><text:span text:style-name="T624_3"><text:s/>"<text:tab/>"$</text:span><text:span text:style-name="T624_4">ENTRYHASH</text:span></text:p>
      <text:p text:style-name="P625"><text:span text:style-name="T625_1"><text:s text:c="4"/><text:tab/></text:span><text:span text:style-name="T625_2">factom</text:span><text:span text:style-name="T625_3">-</text:span><text:span text:style-name="T625_4">cli</text:span><text:span text:style-name="T625_5"><text:s/></text:span><text:span text:style-name="T625_6">get</text:span><text:span text:style-name="T625_7"><text:s/></text:span><text:span text:style-name="T625_8">entry</text:span><text:span text:style-name="T625_9"><text:s/>$</text:span><text:span text:style-name="T625_10">ENTRYHASH</text:span></text:p>
      <text:p text:style-name="P626"><text:span text:style-name="T626_1"><text:s text:c="4"/><text:tab/>((</text:span><text:span text:style-name="T626_2">ENTRYINDEX</text:span><text:span text:style-name="T626_3">+=7))</text:span></text:p>
      <text:p text:style-name="P627"><text:span text:style-name="T627_1"><text:s text:c="4"/><text:tab/></text:span><text:span text:style-name="T627_2">ENTRYTIMESTAMP</text:span><text:span text:style-name="T627_3">=$(</text:span><text:span text:style-name="T627_4">echo</text:span><text:span text:style-name="T627_5"><text:s/>$</text:span><text:span text:style-name="T627_6">RESULT</text:span><text:span text:style-name="T627_7"><text:s/>|<text:s/></text:span><text:span text:style-name="T627_8">awk</text:span><text:span text:style-name="T627_9"><text:s/>-</text:span><text:span text:style-name="T627_10">v</text:span><text:span text:style-name="T627_11"><text:s/></text:span><text:span text:style-name="T627_12">INDEX</text:span><text:span text:style-name="T627_13">="$</text:span><text:span text:style-name="T627_14">ENTRYINDEX</text:span><text:span text:style-name="T627_15">"<text:s/>'{</text:span><text:span text:style-name="T627_16">printf</text:span><text:span text:style-name="T627_17"><text:s/>$</text:span><text:span text:style-name="T627_18">INDEX</text:span><text:span text:style-name="T627_19">}')</text:span></text:p>
      <text:p text:style-name="P628"><text:span text:style-name="T628_1"><text:tab/></text:span><text:span text:style-name="T628_2">echo</text:span></text:p>
      <text:p text:style-name="P629"><text:span text:style-name="T629_1"><text:tab/></text:span><text:span text:style-name="T629_2">done</text:span></text:p>
      <text:p text:style-name="P630"><text:span text:style-name="T630_1">done</text:span></text:p>
      <text:p text:style-name="P631"><text:span text:style-name="T631_1">echo</text:span></text:p>
      <text:p text:style-name="P632"/>
      <text:p text:style-name="P633"><text:span text:style-name="T633_1">echo</text:span><text:span text:style-name="T633_2"><text:s/>3.2.2<text:s/></text:span><text:span text:style-name="T633_3">ADD</text:span><text:span text:style-name="T633_4"><text:s/></text:span><text:span text:style-name="T633_5">ENTRY</text:span><text:span text:style-name="T633_6"><text:s/></text:span><text:span text:style-name="T633_7">TO</text:span><text:span text:style-name="T633_8"><text:s/></text:span><text:span text:style-name="T633_9">CHAIN</text:span></text:p>
      <text:p text:style-name="P634"><text:span text:style-name="T634_1">factom</text:span><text:span text:style-name="T634_2">-</text:span><text:span text:style-name="T634_3">cli</text:span><text:span text:style-name="T634_4"><text:s/></text:span><text:span text:style-name="T634_5">put</text:span><text:span text:style-name="T634_6"><text:s/>-</text:span><text:span text:style-name="T634_7">e</text:span><text:span text:style-name="T634_8"><text:s/>333333<text:s/>-</text:span><text:span text:style-name="T634_9">e</text:span><text:span text:style-name="T634_10"><text:s/>444444<text:s/>-</text:span><text:span text:style-name="T634_11">c</text:span><text:span text:style-name="T634_12"><text:s/>$</text:span><text:span text:style-name="T634_13">CHAINIDGOOD</text:span><text:span text:style-name="T634_14"><text:s/></text:span><text:span text:style-name="T634_15">ec</text:span><text:span text:style-name="T634_16">-</text:span><text:span text:style-name="T634_17">wallet</text:span><text:span text:style-name="T634_18">-</text:span><text:span text:style-name="T634_19">address</text:span><text:span text:style-name="T634_20">-</text:span><text:span text:style-name="T634_21">name</text:span><text:span text:style-name="T634_22">01<text:s/>&lt;~/</text:span><text:span text:style-name="T634_23">testing</text:span><text:span text:style-name="T634_24">/</text:span><text:span text:style-name="T634_25">testing</text:span><text:span text:style-name="T634_26">/</text:span><text:span text:style-name="T634_27">test</text:span><text:span text:style-name="T634_28">-</text:span><text:span text:style-name="T634_29">plans</text:span><text:span text:style-name="T634_30">-</text:span><text:span text:style-name="T634_31">and</text:span><text:span text:style-name="T634_32">-</text:span><text:span text:style-name="T634_33">scripts</text:span><text:span text:style-name="T634_34">/</text:span><text:span text:style-name="T634_35">Robert</text:span><text:span text:style-name="T634_36">-</text:span><text:span text:style-name="T634_37">API</text:span><text:span text:style-name="T634_38">/</text:span><text:span text:style-name="T634_39">entries</text:span><text:span text:style-name="T634_40">/2</text:span><text:span text:style-name="T634_41">nd</text:span><text:span text:style-name="T634_42">-</text:span><text:span text:style-name="T634_43">entry</text:span></text:p>
      <text:p text:style-name="P635"><text:span text:style-name="T635_1">echo</text:span><text:span text:style-name="T635_2"><text:s/></text:span><text:span text:style-name="T635_3">Chain</text:span><text:span text:style-name="T635_4"><text:s/></text:span><text:span text:style-name="T635_5">Head</text:span><text:span text:style-name="T635_6"><text:s/></text:span><text:span text:style-name="T635_7">Merkelroot</text:span></text:p>
      <text:p text:style-name="P636"><text:span text:style-name="T636_1">echo</text:span><text:span text:style-name="T636_2"><text:s/></text:span><text:span text:style-name="T636_3">WAITING</text:span><text:span text:style-name="T636_4"><text:s/>60<text:s/></text:span><text:span text:style-name="T636_5">SECONDS</text:span><text:span text:style-name="T636_6"><text:s/></text:span><text:span text:style-name="T636_7">FOR</text:span><text:span text:style-name="T636_8"><text:s/></text:span><text:span text:style-name="T636_9">DIRECTORY</text:span><text:span text:style-name="T636_10"><text:s/></text:span><text:span text:style-name="T636_11">BLOCK</text:span><text:span text:style-name="T636_12"><text:s/></text:span><text:span text:style-name="T636_13">TO</text:span><text:span text:style-name="T636_14"><text:s/></text:span><text:span text:style-name="T636_15">CLOSE</text:span></text:p>
      <text:p text:style-name="P637"><text:span text:style-name="T637_1">sleep</text:span><text:span text:style-name="T637_2"><text:s/>60</text:span></text:p>
      <text:p text:style-name="P638"><text:span text:style-name="T638_1">HEADGOOD</text:span><text:span text:style-name="T638_2">=$(</text:span><text:span text:style-name="T638_3">factom</text:span><text:span text:style-name="T638_4">-</text:span><text:span text:style-name="T638_5">cli</text:span><text:span text:style-name="T638_6"><text:s/></text:span><text:span text:style-name="T638_7">get</text:span><text:span text:style-name="T638_8"><text:s/></text:span><text:span text:style-name="T638_9">chain</text:span><text:span text:style-name="T638_10"><text:s/>$</text:span><text:span text:style-name="T638_11">CHAINIDGOOD</text:span><text:span text:style-name="T638_12">)</text:span></text:p>
      <text:p text:style-name="P639"><text:span text:style-name="T639_1">echo</text:span><text:span text:style-name="T639_2"><text:s/>$</text:span><text:span text:style-name="T639_3">HEADGOOD</text:span></text:p>
      <text:p text:style-name="P640"/>
      <text:p text:style-name="P641"><text:span text:style-name="T641_1">echo</text:span><text:span text:style-name="T641_2"><text:s/>3.2.3<text:s/></text:span><text:span text:style-name="T641_3">TRACE</text:span><text:span text:style-name="T641_4"><text:s/></text:span><text:span text:style-name="T641_5">ENTRY</text:span><text:span text:style-name="T641_6"><text:s/></text:span><text:span text:style-name="T641_7">BLOCK</text:span><text:span text:style-name="T641_8"><text:s/></text:span><text:span text:style-name="T641_9">CHAIN</text:span></text:p>
      <text:p text:style-name="P642"><text:span text:style-name="T642_1">ENTRYKEYMERKELROOT</text:span><text:span text:style-name="T642_2">=$</text:span><text:span text:style-name="T642_3">HEADGOOD</text:span></text:p>
      <text:p text:style-name="P643"><text:span text:style-name="T643_1">until</text:span><text:span text:style-name="T643_2"><text:s/>[<text:s/>"$</text:span><text:span text:style-name="T643_3">ENTRYKEYMERKELROOT</text:span><text:span text:style-name="T643_4">"<text:s/>=<text:s text:c="2"/>'0000000000000000000000000000000000000000000000000000000000000000'<text:s/>-</text:span><text:span text:style-name="T643_5">o</text:span><text:span text:style-name="T643_6"><text:s/>"$</text:span><text:span text:style-name="T643_7">ENTRYKEYMERKELROOT</text:span><text:span text:style-name="T643_8">"<text:s/>=<text:s/>""<text:s/>];<text:s/></text:span><text:span text:style-name="T643_9">do</text:span></text:p>
      <text:p text:style-name="P644"><text:span text:style-name="T644_1"><text:tab/></text:span><text:span text:style-name="T644_2">RESULT</text:span><text:span text:style-name="T644_3">=$(</text:span><text:span text:style-name="T644_4">factom</text:span><text:span text:style-name="T644_5">-</text:span><text:span text:style-name="T644_6">cli</text:span><text:span text:style-name="T644_7"><text:s/></text:span><text:span text:style-name="T644_8">get</text:span><text:span text:style-name="T644_9"><text:s/></text:span><text:span text:style-name="T644_10">eblock</text:span><text:span text:style-name="T644_11"><text:s/>$</text:span><text:span text:style-name="T644_12">ENTRYKEYMERKELROOT</text:span><text:span text:style-name="T644_13">)</text:span></text:p>
      <text:p text:style-name="P645"><text:span text:style-name="T645_1">#<text:s text:c="3"/></text:span><text:span text:style-name="T645_2">echo</text:span><text:span text:style-name="T645_3"><text:s/>$</text:span><text:span text:style-name="T645_4">RESULT</text:span></text:p>
      <text:p text:style-name="P646"><text:span text:style-name="T646_1"><text:tab/></text:span><text:span text:style-name="T646_2">SEQNO</text:span><text:span text:style-name="T646_3">=$(</text:span><text:span text:style-name="T646_4">echo</text:span><text:span text:style-name="T646_5"><text:s/>$</text:span><text:span text:style-name="T646_6">RESULT</text:span><text:span text:style-name="T646_7"><text:s/>|<text:s/></text:span><text:span text:style-name="T646_8">awk</text:span><text:span text:style-name="T646_9"><text:s/>'{</text:span><text:span text:style-name="T646_10">printf</text:span><text:span text:style-name="T646_11"><text:s/>$2}')</text:span></text:p>
      <text:p text:style-name="P647"><text:span text:style-name="T647_1"><text:tab/></text:span><text:span text:style-name="T647_2">TIMESTAMP</text:span><text:span text:style-name="T647_3">=$(</text:span><text:span text:style-name="T647_4">echo</text:span><text:span text:style-name="T647_5"><text:s/>$</text:span><text:span text:style-name="T647_6">RESULT</text:span><text:span text:style-name="T647_7"><text:s/>|<text:s/></text:span><text:span text:style-name="T647_8">awk</text:span><text:span text:style-name="T647_9"><text:s/>'{</text:span><text:span text:style-name="T647_10">printf</text:span><text:span text:style-name="T647_11"><text:s/>$8}')<text:s text:c="4"/></text:span></text:p>
      <text:p text:style-name="P648"><text:span text:style-name="T648_1"><text:tab/></text:span><text:span text:style-name="T648_2">EBCHAINID</text:span><text:span text:style-name="T648_3">=$(</text:span><text:span text:style-name="T648_4">echo</text:span><text:span text:style-name="T648_5"><text:s/>$</text:span><text:span text:style-name="T648_6">RESULT</text:span><text:span text:style-name="T648_7"><text:s/>|<text:s/></text:span><text:span text:style-name="T648_8">awk</text:span><text:span text:style-name="T648_9"><text:s/>'{</text:span><text:span text:style-name="T648_10">printf</text:span><text:span text:style-name="T648_11"><text:s/>$4}')</text:span></text:p>
      <text:p text:style-name="P649"><text:span text:style-name="T649_1"><text:tab/></text:span><text:span text:style-name="T649_2">ENTRYKEYMERKELROOT</text:span><text:span text:style-name="T649_3">=$(</text:span><text:span text:style-name="T649_4">echo</text:span><text:span text:style-name="T649_5"><text:s/>$</text:span><text:span text:style-name="T649_6">RESULT</text:span><text:span text:style-name="T649_7"><text:s/>|<text:s/></text:span><text:span text:style-name="T649_8">awk</text:span><text:span text:style-name="T649_9"><text:s/>'{</text:span><text:span text:style-name="T649_10">printf</text:span><text:span text:style-name="T649_11"><text:s/>$6}')</text:span></text:p>
      <text:p text:style-name="P650"><text:span text:style-name="T650_1"><text:tab/></text:span><text:span text:style-name="T650_2">echo</text:span><text:span text:style-name="T650_3"><text:s/></text:span><text:span text:style-name="T650_4">ENTRY</text:span><text:span text:style-name="T650_5"><text:s/></text:span><text:span text:style-name="T650_6">BLOCK</text:span></text:p>
      <text:p text:style-name="P651"><text:span text:style-name="T651_1"><text:tab/></text:span><text:span text:style-name="T651_2">echo</text:span><text:span text:style-name="T651_3"><text:s/>-----------</text:span></text:p>
      <text:p text:style-name="P652"><text:span text:style-name="T652_1"><text:tab/></text:span><text:span text:style-name="T652_2">echo</text:span><text:span text:style-name="T652_3"><text:s/></text:span><text:span text:style-name="T652_4">Sequence</text:span><text:span text:style-name="T652_5"><text:s/></text:span><text:span text:style-name="T652_6">Number</text:span><text:span text:style-name="T652_7"><text:s/>-<text:s/></text:span><text:span text:style-name="T652_8">Time</text:span><text:span text:style-name="T652_9"><text:s/></text:span><text:span text:style-name="T652_10">Stamp</text:span></text:p>
      <text:p text:style-name="P653"><text:span text:style-name="T653_1"><text:tab/></text:span><text:span text:style-name="T653_2">echo</text:span><text:span text:style-name="T653_3"><text:s/>$</text:span><text:span text:style-name="T653_4">SEQNO</text:span><text:span text:style-name="T653_5"><text:s/>$</text:span><text:span text:style-name="T653_6">TIMESTAMP</text:span></text:p>
      <text:p text:style-name="P654"><text:span text:style-name="T654_1"><text:tab/></text:span><text:span text:style-name="T654_2">echo</text:span><text:span text:style-name="T654_3"><text:s/></text:span><text:span text:style-name="T654_4">Chain</text:span><text:span text:style-name="T654_5"><text:s/></text:span><text:span text:style-name="T654_6">ID</text:span></text:p>
      <text:p text:style-name="P655"><text:span text:style-name="T655_1"><text:tab/></text:span><text:span text:style-name="T655_2">echo</text:span><text:span text:style-name="T655_3"><text:s/>$</text:span><text:span text:style-name="T655_4">EBCHAINID</text:span></text:p>
      <text:p text:style-name="P656"><text:span text:style-name="T656_1"><text:tab/></text:span><text:span text:style-name="T656_2">echo</text:span><text:span text:style-name="T656_3"><text:s/></text:span><text:span text:style-name="T656_4">Previous</text:span><text:span text:style-name="T656_5"><text:s/></text:span><text:span text:style-name="T656_6">Entry</text:span><text:span text:style-name="T656_7"><text:s/></text:span><text:span text:style-name="T656_8">Block</text:span><text:span text:style-name="T656_9"><text:s/></text:span><text:span text:style-name="T656_10">Key</text:span><text:span text:style-name="T656_11"><text:s/></text:span><text:span text:style-name="T656_12">Merkel</text:span><text:span text:style-name="T656_13"><text:s/></text:span><text:span text:style-name="T656_14">Root</text:span></text:p>
      <text:p text:style-name="P657"><text:span text:style-name="T657_1"><text:tab/></text:span><text:span text:style-name="T657_2">echo</text:span><text:span text:style-name="T657_3"><text:s/>$</text:span><text:span text:style-name="T657_4">ENTRYKEYMERKELROOT</text:span></text:p>
      <text:p text:style-name="P658"><text:span text:style-name="T658_1"><text:tab/></text:span><text:span text:style-name="T658_2">echo</text:span></text:p>
      <text:p text:style-name="P659"><text:span text:style-name="T659_1"><text:tab/></text:span><text:span text:style-name="T659_2">ENTRYINDEX</text:span><text:span text:style-name="T659_3">=12</text:span></text:p>
      <text:p text:style-name="P660"><text:span text:style-name="T660_1"><text:tab/></text:span><text:span text:style-name="T660_2">ENTRYTIMESTAMP</text:span><text:span text:style-name="T660_3">=$(</text:span><text:span text:style-name="T660_4">echo</text:span><text:span text:style-name="T660_5"><text:s/>$</text:span><text:span text:style-name="T660_6">RESULT</text:span><text:span text:style-name="T660_7"><text:s/>|<text:s/></text:span><text:span text:style-name="T660_8">awk</text:span><text:span text:style-name="T660_9"><text:s/>'{</text:span><text:span text:style-name="T660_10">printf</text:span><text:span text:style-name="T660_11"><text:s/>$12}')</text:span></text:p>
      <text:p text:style-name="P661"><text:span text:style-name="T661_1"><text:tab/></text:span><text:span text:style-name="T661_2">until</text:span><text:span text:style-name="T661_3"><text:s/>[<text:s/>"$</text:span><text:span text:style-name="T661_4">ENTRYTIMESTAMP</text:span><text:span text:style-name="T661_5">"<text:s/>=<text:s/>""<text:s/>];<text:s/></text:span><text:span text:style-name="T661_6">do</text:span></text:p>
      <text:p text:style-name="P662"><text:span text:style-name="T662_1"><text:s text:c="4"/><text:tab/></text:span><text:span text:style-name="T662_2">echo</text:span><text:span text:style-name="T662_3"><text:s/>"<text:tab/>"</text:span><text:span text:style-name="T662_4">ENTRY</text:span></text:p>
      <text:p text:style-name="P663"><text:span text:style-name="T663_1"><text:s text:c="4"/><text:tab/></text:span><text:span text:style-name="T663_2">echo</text:span><text:span text:style-name="T663_3"><text:s/>"<text:tab/>"-----</text:span></text:p>
      <text:p text:style-name="P664"><text:span text:style-name="T664_1"><text:s text:c="4"/><text:tab/></text:span><text:span text:style-name="T664_2">echo</text:span><text:span text:style-name="T664_3"><text:s/>"<text:tab/>"</text:span><text:span text:style-name="T664_4">Entry</text:span><text:span text:style-name="T664_5"><text:s/></text:span><text:span text:style-name="T664_6">Time</text:span><text:span text:style-name="T664_7"><text:s/></text:span><text:span text:style-name="T664_8">Stamp</text:span></text:p>
      <text:p text:style-name="P665"><text:span text:style-name="T665_1"><text:s text:c="4"/><text:tab/></text:span><text:span text:style-name="T665_2">echo</text:span><text:span text:style-name="T665_3"><text:s/>"<text:tab/>"$</text:span><text:span text:style-name="T665_4">ENTRYTIMESTAMP</text:span></text:p>
      <text:p text:style-name="P666"><text:span text:style-name="T666_1"><text:s text:c="4"/><text:tab/></text:span><text:span text:style-name="T666_2">echo</text:span><text:span text:style-name="T666_3"><text:s/>"<text:tab/>"</text:span><text:span text:style-name="T666_4">Entry</text:span><text:span text:style-name="T666_5"><text:s/></text:span><text:span text:style-name="T666_6">Hash</text:span></text:p>
      <text:p text:style-name="P667"><text:span text:style-name="T667_1"><text:s text:c="4"/><text:tab/></text:span><text:span text:style-name="T667_2">ENTRYHASH</text:span><text:span text:style-name="T667_3">=$(</text:span><text:span text:style-name="T667_4">echo</text:span><text:span text:style-name="T667_5"><text:s/>$</text:span><text:span text:style-name="T667_6">RESULT</text:span><text:span text:style-name="T667_7"><text:s/>|<text:s/></text:span><text:span text:style-name="T667_8">awk</text:span><text:span text:style-name="T667_9"><text:s/>-</text:span><text:span text:style-name="T667_10">v</text:span><text:span text:style-name="T667_11"><text:s/></text:span><text:span text:style-name="T667_12">INDEX</text:span><text:span text:style-name="T667_13">="$(($</text:span><text:span text:style-name="T667_14">ENTRYINDEX</text:span><text:span text:style-name="T667_15"><text:s/>+<text:s/>2))"<text:s/>'{</text:span><text:span text:style-name="T667_16">printf</text:span><text:span text:style-name="T667_17"><text:s/>$</text:span><text:span text:style-name="T667_18">INDEX</text:span><text:span text:style-name="T667_19">}')</text:span></text:p>
      <text:p text:style-name="P668"><text:span text:style-name="T668_1"><text:s text:c="4"/><text:tab/></text:span><text:span text:style-name="T668_2">echo</text:span><text:span text:style-name="T668_3"><text:s/>"<text:tab/>"$</text:span><text:span text:style-name="T668_4">ENTRYHASH</text:span></text:p>
      <text:p text:style-name="P669"><text:span text:style-name="T669_1"><text:s text:c="4"/><text:tab/></text:span><text:span text:style-name="T669_2">factom</text:span><text:span text:style-name="T669_3">-</text:span><text:span text:style-name="T669_4">cli</text:span><text:span text:style-name="T669_5"><text:s/></text:span><text:span text:style-name="T669_6">get</text:span><text:span text:style-name="T669_7"><text:s/></text:span><text:span text:style-name="T669_8">entry</text:span><text:span text:style-name="T669_9"><text:s/>$</text:span><text:span text:style-name="T669_10">ENTRYHASH</text:span></text:p>
      <text:p text:style-name="P670"><text:span text:style-name="T670_1"><text:s text:c="4"/><text:tab/>((</text:span><text:span text:style-name="T670_2">ENTRYINDEX</text:span><text:span text:style-name="T670_3">+=7))</text:span></text:p>
      <text:p text:style-name="P671"><text:span text:style-name="T671_1"><text:s text:c="4"/><text:tab/></text:span><text:span text:style-name="T671_2">ENTRYTIMESTAMP</text:span><text:span text:style-name="T671_3">=$(</text:span><text:span text:style-name="T671_4">echo</text:span><text:span text:style-name="T671_5"><text:s/>$</text:span><text:span text:style-name="T671_6">RESULT</text:span><text:span text:style-name="T671_7"><text:s/>|<text:s/></text:span><text:span text:style-name="T671_8">awk</text:span><text:span text:style-name="T671_9"><text:s/>-</text:span><text:span text:style-name="T671_10">v</text:span><text:span text:style-name="T671_11"><text:s/></text:span><text:span text:style-name="T671_12">INDEX</text:span><text:span text:style-name="T671_13">="$</text:span><text:span text:style-name="T671_14">ENTRYINDEX</text:span><text:span text:style-name="T671_15">"<text:s/>'{</text:span><text:span text:style-name="T671_16">printf</text:span><text:span text:style-name="T671_17"><text:s/>$</text:span><text:span text:style-name="T671_18">INDEX</text:span><text:span text:style-name="T671_19">}')</text:span></text:p>
      <text:p text:style-name="P672"><text:span text:style-name="T672_1"><text:tab/></text:span><text:span text:style-name="T672_2">echo</text:span></text:p>
      <text:p text:style-name="P673"><text:span text:style-name="T673_1"><text:tab/></text:span><text:span text:style-name="T673_2">done</text:span></text:p>
      <text:p text:style-name="P674"><text:span text:style-name="T674_1">done</text:span></text:p>
      <text:p text:style-name="P675"><text:span text:style-name="T675_1">echo</text:span></text:p>
      <text:p text:style-name="P676"/>
      <text:p text:style-name="P677"><text:span text:style-name="T677_1">:<text:s/>&lt;&lt;'</text:span><text:span text:style-name="T677_2">EOF</text:span><text:span text:style-name="T677_3">'</text:span></text:p>
      <text:p text:style-name="P678"/>
      <text:p text:style-name="P679"><text:span text:style-name="T679_1">echo</text:span><text:span text:style-name="T679_2"><text:s/>3.2.4<text:s/></text:span><text:span text:style-name="T679_3">MAKE</text:span><text:span text:style-name="T679_4"><text:s/></text:span><text:span text:style-name="T679_5">MANY</text:span><text:span text:style-name="T679_6"><text:s/></text:span><text:span text:style-name="T679_7">ENTRIES</text:span></text:p>
      <text:p text:style-name="P680"><text:span text:style-name="T680_1">echo</text:span></text:p>
      <text:p text:style-name="P681"><text:span text:style-name="T681_1">for</text:span><text:span text:style-name="T681_2"><text:s/>((</text:span><text:span text:style-name="T681_3">i</text:span><text:span text:style-name="T681_4">=0;<text:s/></text:span><text:span text:style-name="T681_5">i</text:span><text:span text:style-name="T681_6"><text:s/>&lt;<text:s/>100;<text:s/></text:span><text:span text:style-name="T681_7">i</text:span><text:span text:style-name="T681_8">++));<text:s/></text:span><text:span text:style-name="T681_9">do</text:span></text:p>
      <text:p text:style-name="P682"><text:span text:style-name="T682_1"><text:tab/></text:span><text:span text:style-name="T682_2">for</text:span><text:span text:style-name="T682_3"><text:s/>((</text:span><text:span text:style-name="T682_4">j</text:span><text:span text:style-name="T682_5">=0;<text:s/></text:span><text:span text:style-name="T682_6">j</text:span><text:span text:style-name="T682_7"><text:s/>&lt;<text:s/>500;<text:s/></text:span><text:span text:style-name="T682_8">j</text:span><text:span text:style-name="T682_9">++));<text:s/></text:span><text:span text:style-name="T682_10">do</text:span></text:p>
      <text:p text:style-name="P683"><text:span text:style-name="T683_1"><text:tab/></text:span><text:span text:style-name="T683_2">echo</text:span><text:span text:style-name="T683_3"><text:s/>$</text:span><text:span text:style-name="T683_4">i</text:span><text:span text:style-name="T683_5"><text:s/>$</text:span><text:span text:style-name="T683_6">j</text:span><text:span text:style-name="T683_7"><text:s/>|<text:s/></text:span><text:span text:style-name="T683_8">factom</text:span><text:span text:style-name="T683_9">-</text:span><text:span text:style-name="T683_10">cli</text:span><text:span text:style-name="T683_11"><text:s/></text:span><text:span text:style-name="T683_12">put</text:span><text:span text:style-name="T683_13"><text:s/>-</text:span><text:span text:style-name="T683_14">c</text:span><text:span text:style-name="T683_15"><text:s/>$</text:span><text:span text:style-name="T683_16">CHAINIDGOOD</text:span><text:span text:style-name="T683_17"><text:s/>-</text:span><text:span text:style-name="T683_18">e</text:span><text:span text:style-name="T683_19"><text:s/>$</text:span><text:span text:style-name="T683_20">i</text:span><text:span text:style-name="T683_21"><text:s/>-</text:span><text:span text:style-name="T683_22">e</text:span><text:span text:style-name="T683_23"><text:s/>$</text:span><text:span text:style-name="T683_24">j</text:span><text:span text:style-name="T683_25"><text:s/></text:span><text:span text:style-name="T683_26">dummy</text:span><text:span text:style-name="T683_27">5<text:s/>&amp;</text:span></text:p>
      <text:p text:style-name="P684"><text:span text:style-name="T684_1"><text:tab/></text:span><text:span text:style-name="T684_2">done</text:span></text:p>
      <text:p text:style-name="P685"><text:span text:style-name="T685_1">echo</text:span><text:span text:style-name="T685_2"><text:s/>$(($</text:span><text:span text:style-name="T685_3">i</text:span><text:span text:style-name="T685_4">+1))<text:s/></text:span><text:span text:style-name="T685_5">of</text:span><text:span text:style-name="T685_6"><text:s/>100<text:s/></text:span><text:span text:style-name="T685_7">groups</text:span><text:span text:style-name="T685_8"><text:s/></text:span><text:span text:style-name="T685_9">of</text:span><text:span text:style-name="T685_10"><text:s/>500<text:s/></text:span><text:span text:style-name="T685_11">finished</text:span></text:p>
      <text:p text:style-name="P686"><text:span text:style-name="T686_1">sleep</text:span><text:span text:style-name="T686_2"><text:s/>1</text:span></text:p>
      <text:p text:style-name="P687"><text:span text:style-name="T687_1">done</text:span></text:p>
      <text:p text:style-name="P688"><text:span text:style-name="T688_1">echo</text:span></text:p>
      <text:p text:style-name="P689"/>
      <text:p text:style-name="P690"><text:span text:style-name="T690_1">EOF</text:span></text:p>
      <text:p text:style-name="P691"/>
      <text:p text:style-name="P692"><text:span text:style-name="T692_1">echo</text:span><text:span text:style-name="T692_2"><text:s/>3.3<text:s/></text:span><text:span text:style-name="T692_3">DIRECTORY</text:span><text:span text:style-name="T692_4"><text:s/></text:span><text:span text:style-name="T692_5">BLOCK</text:span><text:span text:style-name="T692_6"><text:s/></text:span><text:span text:style-name="T692_7">CHAIN</text:span></text:p>
      <text:p text:style-name="P693"><text:span text:style-name="T693_1">echo</text:span></text:p>
      <text:p text:style-name="P694"><text:span text:style-name="T694_1">echo</text:span><text:span text:style-name="T694_2"><text:s/>3.3.1<text:s/></text:span><text:span text:style-name="T694_3">TRACE</text:span><text:span text:style-name="T694_4"><text:s/></text:span><text:span text:style-name="T694_5">DIRECTORY</text:span><text:span text:style-name="T694_6"><text:s/></text:span><text:span text:style-name="T694_7">BLOCK</text:span><text:span text:style-name="T694_8"><text:s/></text:span><text:span text:style-name="T694_9">CHAIN</text:span></text:p>
      <text:p text:style-name="P695"><text:span text:style-name="T695_1">#'</text:span><text:span text:style-name="T695_2">s</text:span><text:span text:style-name="T695_3">/[{}]//</text:span><text:span text:style-name="T695_4">g</text:span><text:span text:style-name="T695_5">'<text:s text:c="2"/>|<text:s/></text:span><text:span text:style-name="T695_6">sed</text:span><text:span text:style-name="T695_7"><text:s/>'</text:span><text:span text:style-name="T695_8">s</text:span><text:span text:style-name="T695_9">/^.//'<text:s text:c="2"/>|<text:s/></text:span><text:span text:style-name="T695_10">sed</text:span><text:span text:style-name="T695_11"><text:s/>'</text:span><text:span text:style-name="T695_12">s</text:span><text:span text:style-name="T695_13">/.$//'</text:span></text:p>
      <text:p text:style-name="P696"><text:span text:style-name="T696_1">HEAD</text:span><text:span text:style-name="T696_2">=$(</text:span><text:span text:style-name="T696_3">factom</text:span><text:span text:style-name="T696_4">-</text:span><text:span text:style-name="T696_5">cli</text:span><text:span text:style-name="T696_6"><text:s/></text:span><text:span text:style-name="T696_7">get</text:span><text:span text:style-name="T696_8"><text:s/></text:span><text:span text:style-name="T696_9">head</text:span><text:span text:style-name="T696_10">)</text:span></text:p>
      <text:p text:style-name="P697"><text:span text:style-name="T697_1">echo</text:span><text:span text:style-name="T697_2"><text:s/>$</text:span><text:span text:style-name="T697_3">HEAD</text:span></text:p>
      <text:p text:style-name="P698"><text:span text:style-name="T698_1">DIRECTORYKEYMERKELROOT</text:span><text:span text:style-name="T698_2">=$</text:span><text:span text:style-name="T698_3">HEAD</text:span></text:p>
      <text:p text:style-name="P699"><text:span text:style-name="T699_1">until</text:span><text:span text:style-name="T699_2"><text:s/>[<text:s/>"$</text:span><text:span text:style-name="T699_3">DIRECTORYKEYMERKELROOT</text:span><text:span text:style-name="T699_4">"<text:s/>=<text:s/>"0000000000000000000000000000000000000000000000000000000000000000"<text:s/>-</text:span><text:span text:style-name="T699_5">o</text:span><text:span text:style-name="T699_6"><text:s/>"$</text:span><text:span text:style-name="T699_7">DIRECTORYKEYMERKELROOT</text:span><text:span text:style-name="T699_8">"<text:s/>=<text:s/>""<text:s/>];<text:s/></text:span><text:span text:style-name="T699_9">do</text:span></text:p>
      <text:p text:style-name="P700"><text:span text:style-name="T700_1"><text:tab/></text:span><text:span text:style-name="T700_2">RESULT</text:span><text:span text:style-name="T700_3">=$(</text:span><text:span text:style-name="T700_4">factom</text:span><text:span text:style-name="T700_5">-</text:span><text:span text:style-name="T700_6">cli</text:span><text:span text:style-name="T700_7"><text:s/></text:span><text:span text:style-name="T700_8">get</text:span><text:span text:style-name="T700_9"><text:s/></text:span><text:span text:style-name="T700_10">dblock</text:span><text:span text:style-name="T700_11"><text:s/>$</text:span><text:span text:style-name="T700_12">DIRECTORYKEYMERKELROOT</text:span><text:span text:style-name="T700_13">)</text:span></text:p>
      <text:p text:style-name="P701"><text:span text:style-name="T701_1">#<text:s text:c="3"/></text:span><text:span text:style-name="T701_2">echo</text:span><text:span text:style-name="T701_3"><text:s/>$</text:span><text:span text:style-name="T701_4">RESULT</text:span></text:p>
      <text:p text:style-name="P702"><text:span text:style-name="T702_1"><text:tab/></text:span><text:span text:style-name="T702_2">DIRECTORYKEYMERKELROOT</text:span><text:span text:style-name="T702_3">=$(</text:span><text:span text:style-name="T702_4">echo</text:span><text:span text:style-name="T702_5"><text:s/>$</text:span><text:span text:style-name="T702_6">RESULT</text:span><text:span text:style-name="T702_7"><text:s/>|<text:s/></text:span><text:span text:style-name="T702_8">awk</text:span><text:span text:style-name="T702_9"><text:s/>'{</text:span><text:span text:style-name="T702_10">printf</text:span><text:span text:style-name="T702_11"><text:s/>$2}')</text:span></text:p>
      <text:p text:style-name="P703"><text:span text:style-name="T703_1"><text:tab/></text:span><text:span text:style-name="T703_2">TIMESTAMP</text:span><text:span text:style-name="T703_3">=$(</text:span><text:span text:style-name="T703_4">echo</text:span><text:span text:style-name="T703_5"><text:s/>$</text:span><text:span text:style-name="T703_6">RESULT</text:span><text:span text:style-name="T703_7"><text:s/>|<text:s/></text:span><text:span text:style-name="T703_8">awk</text:span><text:span text:style-name="T703_9"><text:s/>'{</text:span><text:span text:style-name="T703_10">printf</text:span><text:span text:style-name="T703_11"><text:s/>$4}')<text:s text:c="4"/></text:span></text:p>
      <text:p text:style-name="P704"><text:span text:style-name="T704_1"><text:tab/></text:span><text:span text:style-name="T704_2">SEQNO</text:span><text:span text:style-name="T704_3">=$(</text:span><text:span text:style-name="T704_4">echo</text:span><text:span text:style-name="T704_5"><text:s/>$</text:span><text:span text:style-name="T704_6">RESULT</text:span><text:span text:style-name="T704_7"><text:s/>|<text:s/></text:span><text:span text:style-name="T704_8">awk</text:span><text:span text:style-name="T704_9"><text:s/>'{</text:span><text:span text:style-name="T704_10">printf</text:span><text:span text:style-name="T704_11"><text:s/>$6}')</text:span></text:p>
      <text:p text:style-name="P705"><text:span text:style-name="T705_1"><text:tab/></text:span><text:span text:style-name="T705_2">echo</text:span><text:span text:style-name="T705_3"><text:s/></text:span><text:span text:style-name="T705_4">DIRECTORY</text:span><text:span text:style-name="T705_5"><text:s/></text:span><text:span text:style-name="T705_6">BLOCK</text:span></text:p>
      <text:p text:style-name="P706"><text:span text:style-name="T706_1"><text:tab/></text:span><text:span text:style-name="T706_2">echo</text:span><text:span text:style-name="T706_3"><text:s/>---------------</text:span></text:p>
      <text:p text:style-name="P707"><text:span text:style-name="T707_1"><text:tab/></text:span><text:span text:style-name="T707_2">echo</text:span><text:span text:style-name="T707_3"><text:s/></text:span><text:span text:style-name="T707_4">Previous</text:span><text:span text:style-name="T707_5"><text:s/></text:span><text:span text:style-name="T707_6">Directory</text:span><text:span text:style-name="T707_7"><text:s/></text:span><text:span text:style-name="T707_8">Block</text:span><text:span text:style-name="T707_9"><text:s/></text:span><text:span text:style-name="T707_10">Key</text:span><text:span text:style-name="T707_11"><text:s/></text:span><text:span text:style-name="T707_12">Merkel</text:span><text:span text:style-name="T707_13"><text:s/></text:span><text:span text:style-name="T707_14">Root</text:span><text:span text:style-name="T707_15"><text:s/>-<text:s/></text:span><text:span text:style-name="T707_16">Time</text:span><text:span text:style-name="T707_17"><text:s/></text:span><text:span text:style-name="T707_18">Stamp</text:span><text:span text:style-name="T707_19"><text:s/>-<text:s/></text:span><text:span text:style-name="T707_20">Sequence</text:span><text:span text:style-name="T707_21"><text:s/></text:span><text:span text:style-name="T707_22">Number</text:span></text:p>
      <text:p text:style-name="P708"><text:span text:style-name="T708_1"><text:tab/></text:span><text:span text:style-name="T708_2">echo</text:span><text:span text:style-name="T708_3"><text:s/>$</text:span><text:span text:style-name="T708_4">DIRECTORYKEYMERKELROOT</text:span><text:span text:style-name="T708_5"><text:s/>$</text:span><text:span text:style-name="T708_6">TIMESTAMP</text:span><text:span text:style-name="T708_7"><text:s/>$</text:span><text:span text:style-name="T708_8">SEQNO</text:span></text:p>
      <text:p text:style-name="P709"><text:span text:style-name="T709_1"><text:tab/></text:span><text:span text:style-name="T709_2">echo</text:span></text:p>
      <text:p text:style-name="P710"><text:span text:style-name="T710_1"><text:tab/></text:span><text:span text:style-name="T710_2">EBCHAINIDINDEX</text:span><text:span text:style-name="T710_3">=10</text:span></text:p>
      <text:p text:style-name="P711"><text:span text:style-name="T711_1"><text:tab/></text:span><text:span text:style-name="T711_2">EBCHAINID</text:span><text:span text:style-name="T711_3">=$(</text:span><text:span text:style-name="T711_4">echo</text:span><text:span text:style-name="T711_5"><text:s/>$</text:span><text:span text:style-name="T711_6">RESULT</text:span><text:span text:style-name="T711_7"><text:s/>|<text:s/></text:span><text:span text:style-name="T711_8">awk</text:span><text:span text:style-name="T711_9"><text:s/>'{</text:span><text:span text:style-name="T711_10">printf</text:span><text:span text:style-name="T711_11"><text:s/>$10}')</text:span></text:p>
      <text:p text:style-name="P712"><text:span text:style-name="T712_1"><text:tab/></text:span><text:span text:style-name="T712_2">until</text:span><text:span text:style-name="T712_3"><text:s/>[<text:s/>"$</text:span><text:span text:style-name="T712_4">EBCHAINID</text:span><text:span text:style-name="T712_5">"<text:s/>=<text:s/>""<text:s/>];<text:s/></text:span><text:span text:style-name="T712_6">do</text:span></text:p>
      <text:p text:style-name="P713"><text:span text:style-name="T713_1"><text:s text:c="4"/><text:tab/></text:span><text:span text:style-name="T713_2">EBKEYMERKELROOT</text:span><text:span text:style-name="T713_3">=$(</text:span><text:span text:style-name="T713_4">echo</text:span><text:span text:style-name="T713_5"><text:s/>$</text:span><text:span text:style-name="T713_6">RESULT</text:span><text:span text:style-name="T713_7"><text:s/>|<text:s/></text:span><text:span text:style-name="T713_8">awk</text:span><text:span text:style-name="T713_9"><text:s/>-</text:span><text:span text:style-name="T713_10">v</text:span><text:span text:style-name="T713_11"><text:s/></text:span><text:span text:style-name="T713_12">INDEX</text:span><text:span text:style-name="T713_13">="$(($</text:span><text:span text:style-name="T713_14">EBCHAINIDINDEX</text:span><text:span text:style-name="T713_15"><text:s/>+<text:s/>2))"<text:s/>'{</text:span><text:span text:style-name="T713_16">printf</text:span><text:span text:style-name="T713_17"><text:s/>$</text:span><text:span text:style-name="T713_18">INDEX</text:span><text:span text:style-name="T713_19">}')</text:span></text:p>
      <text:p text:style-name="P714"><text:span text:style-name="T714_1"><text:s text:c="4"/><text:tab/></text:span><text:span text:style-name="T714_2">echo</text:span><text:span text:style-name="T714_3"><text:s/>"<text:tab/>"</text:span><text:span text:style-name="T714_4">ENTRY</text:span><text:span text:style-name="T714_5"><text:s/></text:span><text:span text:style-name="T714_6">BLOCK</text:span></text:p>
      <text:p text:style-name="P715"><text:span text:style-name="T715_1"><text:s text:c="4"/><text:tab/></text:span><text:span text:style-name="T715_2">echo</text:span><text:span text:style-name="T715_3"><text:s/>"<text:tab/>"-----------</text:span></text:p>
      <text:p text:style-name="P716"><text:span text:style-name="T716_1"><text:s text:c="4"/><text:tab/></text:span><text:span text:style-name="T716_2">echo</text:span><text:span text:style-name="T716_3"><text:s/>"<text:tab/>"</text:span><text:span text:style-name="T716_4">Entry</text:span><text:span text:style-name="T716_5"><text:s/></text:span><text:span text:style-name="T716_6">Block</text:span><text:span text:style-name="T716_7"><text:s/></text:span><text:span text:style-name="T716_8">Chain</text:span><text:span text:style-name="T716_9"><text:s/></text:span><text:span text:style-name="T716_10">ID</text:span></text:p>
      <text:p text:style-name="P717"><text:span text:style-name="T717_1"><text:s text:c="4"/><text:tab/></text:span><text:span text:style-name="T717_2">echo</text:span><text:span text:style-name="T717_3"><text:s/>"<text:tab/>"$</text:span><text:span text:style-name="T717_4">EBCHAINID</text:span></text:p>
      <text:p text:style-name="P718"><text:span text:style-name="T718_1"><text:s text:c="4"/><text:tab/></text:span><text:span text:style-name="T718_2">echo</text:span><text:span text:style-name="T718_3"><text:s/>"<text:tab/>"</text:span><text:span text:style-name="T718_4">Entry</text:span><text:span text:style-name="T718_5"><text:s/></text:span><text:span text:style-name="T718_6">Block</text:span><text:span text:style-name="T718_7"><text:s/></text:span><text:span text:style-name="T718_8">Key</text:span><text:span text:style-name="T718_9"><text:s/></text:span><text:span text:style-name="T718_10">Merkel</text:span><text:span text:style-name="T718_11"><text:s/></text:span><text:span text:style-name="T718_12">Root</text:span></text:p>
      <text:p text:style-name="P719"><text:span text:style-name="T719_1"><text:s text:c="4"/><text:tab/></text:span><text:span text:style-name="T719_2">echo</text:span><text:span text:style-name="T719_3"><text:s/>"<text:tab/>"$</text:span><text:span text:style-name="T719_4">EBKEYMERKELROOT</text:span></text:p>
      <text:p text:style-name="P720"><text:span text:style-name="T720_1"><text:s text:c="4"/><text:tab/>((</text:span><text:span text:style-name="T720_2">EBCHAINIDINDEX</text:span><text:span text:style-name="T720_3">+=7))</text:span></text:p>
      <text:p text:style-name="P721"><text:span text:style-name="T721_1"><text:s text:c="4"/><text:tab/></text:span><text:span text:style-name="T721_2">EBCHAINID</text:span><text:span text:style-name="T721_3">=$(</text:span><text:span text:style-name="T721_4">echo</text:span><text:span text:style-name="T721_5"><text:s/>$</text:span><text:span text:style-name="T721_6">RESULT</text:span><text:span text:style-name="T721_7"><text:s/>|<text:s/></text:span><text:span text:style-name="T721_8">awk</text:span><text:span text:style-name="T721_9"><text:s/>-</text:span><text:span text:style-name="T721_10">v</text:span><text:span text:style-name="T721_11"><text:s/></text:span><text:span text:style-name="T721_12">INDEX</text:span><text:span text:style-name="T721_13">="$</text:span><text:span text:style-name="T721_14">EBCHAINIDINDEX</text:span><text:span text:style-name="T721_15">"<text:s/>'{</text:span><text:span text:style-name="T721_16">printf</text:span><text:span text:style-name="T721_17"><text:s/>$</text:span><text:span text:style-name="T721_18">INDEX</text:span><text:span text:style-name="T721_19">}')</text:span></text:p>
      <text:p text:style-name="P722"><text:span text:style-name="T722_1"><text:tab/></text:span><text:span text:style-name="T722_2">echo</text:span></text:p>
      <text:p text:style-name="P723"><text:span text:style-name="T723_1"><text:tab/></text:span><text:span text:style-name="T723_2">done</text:span></text:p>
      <text:p text:style-name="P724"><text:span text:style-name="T724_1">done</text:span></text:p>
      <text:p text:style-name="P725"><text:span text:style-name="T725_1">echo</text:span></text:p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